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4.725in" fo:margin-left="-0.075in" fo:margin-top="0in" fo:margin-bottom="0in" table:align="left" style:writing-mode="lr-tb"/>
    </style:style>
    <style:style style:name="Table1.A" style:family="table-column">
      <style:table-column-properties style:column-width="3.1632in"/>
    </style:style>
    <style:style style:name="Table1.B" style:family="table-column">
      <style:table-column-properties style:column-width="1.561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6" style:family="table-row">
      <style:table-row-properties fo:keep-together="always"/>
    </style:style>
    <style:style style:name="Table1.A10"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3076in" fo:margin-left="-0.075in" fo:margin-top="0in" fo:margin-bottom="0in" table:align="left" style:writing-mode="lr-tb"/>
    </style:style>
    <style:style style:name="Table2.A" style:family="table-column">
      <style:table-column-properties style:column-width="0.566in"/>
    </style:style>
    <style:style style:name="Table2.B" style:family="table-column">
      <style:table-column-properties style:column-width="3.74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5"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3.7875in" fo:margin-left="-0.075in" fo:margin-top="0in" fo:margin-bottom="0in" table:align="left" style:writing-mode="lr-tb"/>
    </style:style>
    <style:style style:name="Table3.A" style:family="table-column">
      <style:table-column-properties style:column-width="3.3257in"/>
    </style:style>
    <style:style style:name="Table3.B" style:family="table-column">
      <style:table-column-properties style:column-width="0.461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131" style:family="table-row">
      <style:table-row-properties style:min-row-height="0.0785in" fo:keep-together="always"/>
    </style:style>
    <style:style style:name="Table3.132" style:family="table-row">
      <style:table-row-properties style:min-row-height="0.0778in" fo:keep-together="always"/>
    </style:style>
    <style:style style:name="Table3.A13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3.7875in" fo:margin-left="-0.075in" fo:margin-top="0in" fo:margin-bottom="0in" table:align="left" style:writing-mode="lr-tb"/>
    </style:style>
    <style:style style:name="Table4.A" style:family="table-column">
      <style:table-column-properties style:column-width="3.787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101"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2">
      <style:paragraph-properties fo:margin-left="0in" fo:margin-right="0in" fo:text-indent="0in" style:auto-text-indent="false">
        <style:tab-stops/>
      </style:paragraph-properties>
    </style:style>
    <style:style style:name="P2" style:family="paragraph" style:parent-style-name="Heading_20_2">
      <style:paragraph-properties fo:margin-left="0in" fo:margin-right="0in" fo:text-align="end" style:justify-single-word="false" fo:text-indent="0in" style:auto-text-indent="false">
        <style:tab-stops/>
      </style:paragraph-properties>
    </style:style>
    <style:style style:name="P3" style:family="paragraph" style:parent-style-name="Heading_20_3">
      <style:paragraph-properties fo:margin-left="0in" fo:margin-right="0in" fo:text-indent="0in" style:auto-text-indent="false">
        <style:tab-stops/>
      </style:paragraph-properties>
    </style:style>
    <style:style style:name="P4" style:family="paragraph" style:parent-style-name="Text_20_body">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use-window-font-color="true" style:font-name="Times New Roman"/>
    </style:style>
    <style:style style:name="P7" style:family="paragraph" style:parent-style-name="Standard">
      <style:paragraph-properties fo:margin-left="0in" fo:margin-right="0in" fo:text-indent="0in" style:auto-text-indent="false"/>
      <style:text-properties style:use-window-font-color="true" style:font-name="Times New Roman" fo:font-size="10pt" style:font-size-asian="10pt"/>
    </style:style>
    <style:style style:name="P8" style:family="paragraph" style:parent-style-name="Standard">
      <style:paragraph-properties fo:margin-left="0in" fo:margin-right="0in" fo:text-indent="0in" style:auto-text-indent="false"/>
      <style:text-properties style:use-window-font-color="true" style:font-name="Times New Roman" fo:font-size="10pt" fo:font-weight="bold" style:font-size-asian="10pt" style:font-weight-asian="bold"/>
    </style:style>
    <style:style style:name="P9" style:family="paragraph" style:parent-style-name="Standard">
      <style:paragraph-properties fo:margin-left="0in" fo:margin-right="0in" fo:text-indent="0in" style:auto-text-indent="false"/>
      <style:text-properties style:use-window-font-color="true" style:font-name="Times New Roman" fo:font-size="9pt" fo:font-weight="bold" style:font-size-asian="9pt" style:font-weight-asian="bold"/>
    </style:style>
    <style:style style:name="P10" style:family="paragraph" style:parent-style-name="Standard">
      <style:paragraph-properties fo:margin-left="0in" fo:margin-right="0in" fo:text-indent="0in" style:auto-text-indent="false">
        <style:tab-stops/>
      </style:paragraph-properties>
      <style:text-properties style:use-window-font-color="true" style:font-name="Times New Roman" fo:font-size="9pt" fo:font-weight="bold" style:font-size-asian="9pt" style:font-weight-asian="bold"/>
    </style:style>
    <style:style style:name="P11" style:family="paragraph" style:parent-style-name="Standard">
      <style:paragraph-properties fo:margin-left="0in" fo:margin-right="0in" fo:text-indent="0in" style:auto-text-indent="false">
        <style:tab-stops/>
      </style:paragraph-properties>
    </style:style>
    <style:style style:name="P12" style:family="paragraph" style:parent-style-name="Standard">
      <style:paragraph-properties fo:margin-left="0in" fo:margin-right="0in" fo:text-align="end" style:justify-single-word="false" fo:text-indent="0in" style:auto-text-indent="false"/>
    </style:style>
    <style:style style:name="P13" style:family="paragraph" style:parent-style-name="Standard">
      <style:paragraph-properties fo:margin-left="0in" fo:margin-right="0in" fo:text-align="end" style:justify-single-word="false" fo:text-indent="0in" style:auto-text-indent="false">
        <style:tab-stops/>
      </style:paragraph-properties>
    </style:style>
    <style:style style:name="P14" style:family="paragraph" style:parent-style-name="Standard">
      <style:paragraph-properties fo:margin-left="0in" fo:margin-right="0in" fo:text-align="start" style:justify-single-word="false" fo:text-indent="0in" style:auto-text-indent="false">
        <style:tab-stops/>
      </style:paragraph-properties>
    </style:style>
    <style:style style:name="P15"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use-window-font-color="true" style:font-name="Times New Roman" fo:font-size="18pt" style:font-size-asian="18pt"/>
    </style:style>
    <style:style style:name="T4" style:family="text">
      <style:text-properties style:use-window-font-color="true" style:font-name="Times New Roman"/>
    </style:style>
    <style:style style:name="T5" style:family="text">
      <style:text-properties style:use-window-font-color="true" style:font-name="Times New Roman" fo:font-size="10pt" style:font-size-asian="10pt"/>
    </style:style>
    <style:style style:name="T6" style:family="text">
      <style:text-properties style:use-window-font-color="true" style:font-name="Times New Roman" fo:font-size="10pt" fo:font-weight="bold" style:font-size-asian="10pt" style:font-weight-asian="bold"/>
    </style:style>
    <style:style style:name="T7" style:family="text">
      <style:text-properties style:use-window-font-color="true" style:font-name="Times New Roman" fo:font-size="10pt" fo:font-style="italic" style:font-size-asian="10pt" style:font-style-asian="italic"/>
    </style:style>
    <style:style style:name="T8" style:family="text">
      <style:text-properties style:use-window-font-color="true" style:text-position="super 58%" style:font-name="Times New Roman" fo:font-size="10pt" fo:font-weight="bold" style:font-size-asian="10pt" style:font-weight-asian="bold"/>
    </style:style>
    <style:style style:name="T9"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This material is Open Game Content, and is licensed for public use under the terms of the Open Game License v1.0a.</text:span></text:p>
      <text:p text:style-name="P5"><text:span text:style-name="T3">SPELLS (S)</text:span></text:p>
      <text:p text:style-name="P6"/>
      <text:p text:style-name="P5"><text:span text:style-name="T4">Sanctuary</text:span></text:p>
      <text:p text:style-name="P5"><text:span text:style-name="T5">Abjuration</text:span></text:p>
      <text:p text:style-name="P5"><text:span text:style-name="T6">Level:</text:span><text:span text:style-name="T5"> Clr 1, Protection 1</text:span></text:p>
      <text:p text:style-name="P5"><text:span text:style-name="T6">Components:</text:span><text:span text:style-name="T5"> V, S, DF</text:span></text:p>
      <text:p text:style-name="P5"><text:span text:style-name="T6">Casting Time:</text:span><text:span text:style-name="T5"> 1 standard action</text:span></text:p>
      <text:p text:style-name="P5"><text:span text:style-name="T6">Range:</text:span><text:span text:style-name="T5"> Touch</text:span></text:p>
      <text:p text:style-name="P5"><text:span text:style-name="T6">Target:</text:span><text:span text:style-name="T5"> Creature touched</text:span></text:p>
      <text:p text:style-name="P5"><text:span text:style-name="T6">Duration:</text:span><text:span text:style-name="T5"> 1 round/level</text:span></text:p>
      <text:p text:style-name="P5"><text:span text:style-name="T6">Saving Throw: </text:span><text:span text:style-name="T5">Will negates</text:span></text:p>
      <text:p text:style-name="P5"><text:span text:style-name="T6">Spell Resistance:</text:span><text:span text:style-name="T5"> No</text:span></text:p>
      <text:p text:style-name="P5"><text:span text:style-name="T5">Any opponent attempting to strike or otherwise directly attack the warded creature, even with a targeted spell, must attempt a Will save. If the save succeeds, the opponent can attack normally and is unaffected by that casting of the spell. If the save fails, the opponent can’t follow through with the attack, that part of its action is lost, and it can’t directly attack the warded creature for the duration of the spell. Those not attempting to attack the subject remain unaffected. This spell does not prevent the warded creature from being attacked or affected by area or effect spells. The subject cannot attack without breaking the spell but may use nonattack spells or otherwise act.</text:span></text:p>
      <text:p text:style-name="P7"/>
      <text:p text:style-name="P5"><text:span text:style-name="T4">Scare</text:span></text:p>
      <text:p text:style-name="P5"><text:span text:style-name="T5">Necromancy [Fear, Mind-Affecting]</text:span></text:p>
      <text:p text:style-name="P5"><text:span text:style-name="T6">Level:</text:span><text:span text:style-name="T5"> Brd 2, Sor/Wiz 2</text:span></text:p>
      <text:p text:style-name="P5"><text:span text:style-name="T6">Components:</text:span><text:span text:style-name="T5"> V, S, M</text:span></text:p>
      <text:p text:style-name="P5"><text:span text:style-name="T6">Casting Time:</text:span><text:span text:style-name="T5"> 1 standard action</text:span></text:p>
      <text:p text:style-name="P5"><text:span text:style-name="T6">Range: </text:span><text:span text:style-name="T5">Medium (100 ft. + 10 ft./level)</text:span></text:p>
      <text:p text:style-name="P5"><text:span text:style-name="T6">Targets:</text:span><text:span text:style-name="T5"> One living creature per three levels, no two of which can be more than 30 ft. apart</text:span></text:p>
      <text:p text:style-name="P5"><text:span text:style-name="T6">Duration:</text:span><text:span text:style-name="T5"> 1 round/level or 1 round; see text for </text:span><text:span text:style-name="T7">cause fear</text:span></text:p>
      <text:p text:style-name="P5"><text:span text:style-name="T6">Saving Throw: </text:span><text:span text:style-name="T5">Will partial</text:span></text:p>
      <text:p text:style-name="P5"><text:span text:style-name="T6">Spell Resistance:</text:span><text:span text:style-name="T5"> Yes</text:span></text:p>
      <text:p text:style-name="P5"><text:span text:style-name="T5">This spell functions like </text:span><text:span text:style-name="T7">cause fear, </text:span><text:span text:style-name="T5">except that it causes all targeted creatures of less than 6 HD to become frightened.</text:span></text:p>
      <text:p text:style-name="P5"><text:soft-page-break/><text:span text:style-name="T7">Material Component: </text:span><text:span text:style-name="T5">A bit of bone from an undead skeleton, zombie, ghoul, ghast, or mummy.</text:span></text:p>
      <text:p text:style-name="P7"/>
      <text:p text:style-name="P5"><text:span text:style-name="T4">Scintillating Pattern</text:span></text:p>
      <text:p text:style-name="P5"><text:span text:style-name="T5">Illusion (Pattern) [Mind-Affecting]</text:span></text:p>
      <text:p text:style-name="P5"><text:span text:style-name="T6">Level:</text:span><text:span text:style-name="T5"> Sor/Wiz 8</text:span></text:p>
      <text:p text:style-name="P5"><text:span text:style-name="T6">Components:</text:span><text:span text:style-name="T5"> V, S, M</text:span></text:p>
      <text:p text:style-name="P5"><text:span text:style-name="T6">Casting Time:</text:span><text:span text:style-name="T5"> 1 standard action</text:span></text:p>
      <text:p text:style-name="P5"><text:span text:style-name="T6">Range:</text:span><text:span text:style-name="T5"> Close (25 ft. + 5 ft./2 levels)</text:span></text:p>
      <text:p text:style-name="P5"><text:span text:style-name="T6">Effect:</text:span><text:span text:style-name="T5"> Colorful lights in a 20-ft.-radius spread</text:span></text:p>
      <text:p text:style-name="P5"><text:span text:style-name="T6">Duration:</text:span><text:span text:style-name="T5"> Concentration + 2 rounds</text:span></text:p>
      <text:p text:style-name="P5"><text:span text:style-name="T6">Saving Throw:</text:span><text:span text:style-name="T5"> None</text:span></text:p>
      <text:p text:style-name="P5"><text:span text:style-name="T6">Spell Resistance:</text:span><text:span text:style-name="T5"> Yes</text:span></text:p>
      <text:p text:style-name="P5"><text:span text:style-name="T5">A twisting pattern of discordant, coruscating colors weaves through the air, affecting creatures within it. The spell affects a total number of Hit Dice of creatures equal to your caster level (maximum 20). Creatures with the fewest HD are affected first; and, among creatures with equal HD, those who are closest to the spell’s point of origin are affected first. Hit Dice that are not sufficient to affect a creature are wasted. The spell affects each subject according to its Hit Dice.</text:span></text:p>
      <text:p text:style-name="P5"><text:span text:style-name="T7">6 or less: </text:span><text:span text:style-name="T5">Unconscious for 1d4 rounds, then stunned for 1d4 rounds, and then </text:span><text:span text:style-name="T7">confused </text:span><text:span text:style-name="T5">for 1d4 rounds. (Treat an unconscious result as stunned for nonliving creatures.)</text:span></text:p>
      <text:p text:style-name="P5"><text:span text:style-name="T7">7 to 12: </text:span><text:span text:style-name="T5">Stunned for 1d4 rounds, then </text:span><text:span text:style-name="T7">confused </text:span><text:span text:style-name="T5">for 1d4 rounds. </text:span></text:p>
      <text:p text:style-name="P5"><text:span text:style-name="T7">13 or more: Confused </text:span><text:span text:style-name="T5">for 1d4 rounds. </text:span></text:p>
      <text:p text:style-name="P5"><text:span text:style-name="T5">Sightless creatures are not affected by </text:span><text:span text:style-name="T7">scintillating pattern</text:span><text:span text:style-name="T5">.</text:span></text:p>
      <text:p text:style-name="P5"><text:span text:style-name="T7">Material Component: </text:span><text:span text:style-name="T5">A small crystal prism.</text:span></text:p>
      <text:p text:style-name="P7"/>
      <text:p text:style-name="P5"><text:span text:style-name="T4">Scorching Ray</text:span></text:p>
      <text:p text:style-name="P5"><text:span text:style-name="T5">Evocation [Fire]</text:span></text:p>
      <text:p text:style-name="P5"><text:span text:style-name="T6">Level:</text:span><text:span text:style-name="T5"> Sor/Wiz 2</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text:span><text:span text:style-name="T5"> Close (25 ft. + 5 ft./2 levels)</text:span></text:p>
      <text:p text:style-name="P5"><text:span text:style-name="T6">Effect:</text:span><text:span text:style-name="T5"> One or more rays</text:span></text:p>
      <text:p text:style-name="P5"><text:span text:style-name="T6">Duration:</text:span><text:span text:style-name="T5"> Instantaneous</text:span></text:p>
      <text:p text:style-name="P5"><text:soft-page-break/><text:span text:style-name="T6">Saving Throw:</text:span><text:span text:style-name="T5"> None</text:span></text:p>
      <text:p text:style-name="P5"><text:span text:style-name="T6">Spell Resistance:</text:span><text:span text:style-name="T5"> Yes</text:span></text:p>
      <text:p text:style-name="P5"><text:span text:style-name="T5">You blast your enemies with fiery rays. You may fire one ray, plus one additional ray for every four levels beyond 3rd (to a maximum of three rays at 11th level). Each ray requires a ranged touch attack to hit and deals 4d6 points of fire damage.</text:span></text:p>
      <text:p text:style-name="P5"><text:span text:style-name="T5">The rays may be fired at the same or different targets, but all bolts must be aimed at targets within 30 feet of each other and fired simultaneously.</text:span></text:p>
      <text:p text:style-name="P7"/>
      <text:p text:style-name="P5"><text:span text:style-name="T4">Screen</text:span></text:p>
      <text:p text:style-name="P5"><text:span text:style-name="T5">Illusion (Glamer)</text:span></text:p>
      <text:p text:style-name="P5"><text:span text:style-name="T6">Level:</text:span><text:span text:style-name="T5"> Sor/Wiz 8, Trickery 7</text:span></text:p>
      <text:p text:style-name="P5"><text:span text:style-name="T6">Components:</text:span><text:span text:style-name="T5"> V, S</text:span></text:p>
      <text:p text:style-name="P5"><text:span text:style-name="T6">Casting Time:</text:span><text:span text:style-name="T5"> 10 minutes</text:span></text:p>
      <text:p text:style-name="P5"><text:span text:style-name="T6">Range:</text:span><text:span text:style-name="T5"> Close (25 ft. + 5 ft./2 levels)</text:span></text:p>
      <text:p text:style-name="P5"><text:span text:style-name="T6">Area:</text:span><text:span text:style-name="T5"> 30-ft. cube/level (S)</text:span></text:p>
      <text:p text:style-name="P5"><text:span text:style-name="T6">Duration:</text:span><text:span text:style-name="T5"> 24 hours</text:span></text:p>
      <text:p text:style-name="P5"><text:span text:style-name="T6">Saving Throw:</text:span><text:span text:style-name="T5"> None or Will disbelief (if interacted with); see text</text:span></text:p>
      <text:p text:style-name="P5"><text:span text:style-name="T6">Spell Resistance:</text:span><text:span text:style-name="T5"> No</text:span></text:p>
      <text:p text:style-name="P5"><text:span text:style-name="T5">This spell combines several elements to create a powerful protection from scrying and direct observation. When casting the spell, you dictate what will and will not be observed in the spell’s area. The illusion created must be stated in general terms. Once the conditions are set, they cannot be changed.</text:span></text:p>
      <text:p text:style-name="P5"><text:span text:style-name="T5">Attempts to scry the area automatically detect the image stated by you with no save allowed. Sight and sound are appropriate to the illusion created. </text:span></text:p>
      <text:p text:style-name="P5"><text:span text:style-name="T5">Direct observation may allow a save (as per a normal illusion), if there is cause to disbelieve what is seen. Even entering the area does not cancel the illusion or necessarily allow a save, assuming that hidden beings take care to stay out of the way of those affected by the illusion.</text:span></text:p>
      <text:p text:style-name="P7"/>
      <text:p text:style-name="P5"><text:span text:style-name="T4">Scrying</text:span></text:p>
      <text:p text:style-name="P5"><text:span text:style-name="T5">Divination (Scrying)</text:span></text:p>
      <text:p text:style-name="P5"><text:span text:style-name="T6">Level:</text:span><text:span text:style-name="T5"> Brd 3, Clr 5, Drd 4, Sor/Wiz 4</text:span></text:p>
      <text:p text:style-name="P5"><text:span text:style-name="T6">Components:</text:span><text:span text:style-name="T5"> V, S, M/DF, F</text:span></text:p>
      <text:p text:style-name="P5"><text:span text:style-name="T6">Casting Time:</text:span><text:span text:style-name="T5"> 1 hour</text:span></text:p>
      <text:p text:style-name="P5"><text:span text:style-name="T6">Range:</text:span><text:span text:style-name="T5"> See text</text:span></text:p>
      <text:p text:style-name="P5"><text:span text:style-name="T6">Effect </text:span><text:span text:style-name="T5">Magical sensor</text:span></text:p>
      <text:p text:style-name="P5"><text:span text:style-name="T6">Duration:</text:span><text:span text:style-name="T5"> 1 min./level</text:span></text:p>
      <text:p text:style-name="P5"><text:soft-page-break/><text:span text:style-name="T6">Saving Throw:</text:span><text:span text:style-name="T5"> Will negates</text:span></text:p>
      <text:p text:style-name="P5"><text:span text:style-name="T6">Spell Resistance:</text:span><text:span text:style-name="T5"> Yes</text:span></text:p>
      <text:p text:style-name="P5"><text:span text:style-name="T5">You can see and hear some creature, which may be at any distance. If the subject succeeds on a Will save, the scrying attempt simply fails. The difficulty of the save depends on how well you know the subject and what sort of physical connection (if any) you have to that creature. Furthermore, if the subject is on another plane, it gets a +5 bonus on its Will save.</text:span></text:p>
      <table:table table:name="Table1" table:style-name="Table1">
        <table:table-column table:style-name="Table1.A"/>
        <table:table-column table:style-name="Table1.B"/>
        <table:table-row table:style-name="Table1.1">
          <table:table-cell table:style-name="Table1.A1" office:value-type="string">
            <text:h text:style-name="P1" text:outline-level="2"><text:span text:style-name="T2">Knowledge</text:span></text:h>
          </table:table-cell>
          <table:table-cell table:style-name="Table1.A1" office:value-type="string">
            <text:h text:style-name="P2" text:outline-level="2"><text:span text:style-name="T2">Will Save Modifier</text:span></text:h>
          </table:table-cell>
        </table:table-row>
        <table:table-row table:style-name="Table1.1">
          <table:table-cell table:style-name="Table1.A2" office:value-type="string">
            <text:p text:style-name="P11"><text:span text:style-name="T5">None</text:span><text:span text:style-name="T8">1</text:span></text:p>
          </table:table-cell>
          <table:table-cell table:style-name="Table1.A2" office:value-type="string">
            <text:p text:style-name="P13"><text:span text:style-name="T5">+10</text:span></text:p>
          </table:table-cell>
        </table:table-row>
        <table:table-row table:style-name="Table1.1">
          <table:table-cell table:style-name="Table1.A2" office:value-type="string">
            <text:p text:style-name="P5"><text:span text:style-name="T5">Secondhand (you have heard of the subject)</text:span></text:p>
          </table:table-cell>
          <table:table-cell table:style-name="Table1.A2" office:value-type="string">
            <text:p text:style-name="P12"><text:span text:style-name="T5">+5</text:span></text:p>
          </table:table-cell>
        </table:table-row>
        <table:table-row table:style-name="Table1.1">
          <table:table-cell table:style-name="Table1.A2" office:value-type="string">
            <text:p text:style-name="P5"><text:span text:style-name="T5">Firsthand (you have met the subject)</text:span></text:p>
          </table:table-cell>
          <table:table-cell table:style-name="Table1.A2" office:value-type="string">
            <text:p text:style-name="P12"><text:span text:style-name="T5">+0</text:span></text:p>
          </table:table-cell>
        </table:table-row>
        <table:table-row table:style-name="Table1.1">
          <table:table-cell table:style-name="Table1.A2" office:value-type="string">
            <text:p text:style-name="P5"><text:span text:style-name="T5">Familiar (you know the subject well)</text:span></text:p>
          </table:table-cell>
          <table:table-cell table:style-name="Table1.A2" office:value-type="string">
            <text:p text:style-name="P5"><text:span text:style-name="T5">–5</text:span></text:p>
          </table:table-cell>
        </table:table-row>
        <table:table-row table:style-name="Table1.6">
          <table:table-cell table:style-name="Table1.A2" table:number-columns-spanned="2" office:value-type="string">
            <text:p text:style-name="P11"><text:span text:style-name="T5">1 You must have some sort of connection to a creature you have no knowledge of.</text:span></text:p>
          </table:table-cell>
          <table:covered-table-cell/>
        </table:table-row>
        <table:table-row table:style-name="Table1.1">
          <table:table-cell table:style-name="Table1.A2" office:value-type="string">
            <text:p text:style-name="P14"><text:span text:style-name="T4">Connection</text:span></text:p>
          </table:table-cell>
          <table:table-cell table:style-name="Table1.A2" office:value-type="string">
            <text:h text:style-name="P3" text:outline-level="3"><text:span text:style-name="T1">Will Save Modifier</text:span></text:h>
          </table:table-cell>
        </table:table-row>
        <table:table-row table:style-name="Table1.1">
          <table:table-cell table:style-name="Table1.A2" office:value-type="string">
            <text:p text:style-name="P5"><text:span text:style-name="T5">Likeness or picture</text:span></text:p>
          </table:table-cell>
          <table:table-cell table:style-name="Table1.A2" office:value-type="string">
            <text:p text:style-name="P12"><text:span text:style-name="T5">–2</text:span></text:p>
          </table:table-cell>
        </table:table-row>
        <table:table-row table:style-name="Table1.1">
          <table:table-cell table:style-name="Table1.A2" office:value-type="string">
            <text:p text:style-name="P5"><text:span text:style-name="T5">Possession or garment</text:span></text:p>
          </table:table-cell>
          <table:table-cell table:style-name="Table1.A2" office:value-type="string">
            <text:p text:style-name="P12"><text:span text:style-name="T5">–4</text:span></text:p>
          </table:table-cell>
        </table:table-row>
        <table:table-row table:style-name="Table1.1">
          <table:table-cell table:style-name="Table1.A10" office:value-type="string">
            <text:p text:style-name="P11"><text:span text:style-name="T5">Body part, lock of hair, bit of nail, etc.</text:span></text:p>
          </table:table-cell>
          <table:table-cell table:style-name="Table1.A10" office:value-type="string">
            <text:p text:style-name="P13"><text:span text:style-name="T5">–10</text:span></text:p>
          </table:table-cell>
        </table:table-row>
      </table:table>
      <text:p text:style-name="P5"><text:span text:style-name="T5">If the save fails, you can see and hear the subject and the subject’s immediate surroundings (approximately 10 feet in all directions of the subject). If the subject moves, the sensor follows at a speed of up to 150 feet.</text:span></text:p>
      <text:p text:style-name="P5"><text:span text:style-name="T5">As with all divination (scrying) spells, the sensor has your full visual acuity, including any magical effects. In addition, the following spells have a 5% chance per caster level of operating through the sensor: </text:span><text:span text:style-name="T7">detect chaos</text:span><text:span text:style-name="T5">, </text:span><text:span text:style-name="T7">detect evil</text:span><text:span text:style-name="T5">, </text:span><text:span text:style-name="T7">detect good</text:span><text:span text:style-name="T5">, </text:span><text:span text:style-name="T7">detect law</text:span><text:span text:style-name="T5">, </text:span><text:span text:style-name="T7">detect magic</text:span><text:span text:style-name="T5">, and </text:span><text:span text:style-name="T7">message</text:span><text:span text:style-name="T5">.</text:span></text:p>
      <text:p text:style-name="P5"><text:span text:style-name="T5">If the save succeeds, you can’t attempt to scry on that subject again for at least 24 hours.</text:span></text:p>
      <text:p text:style-name="P5"><text:span text:style-name="T7">Arcane Material Component: </text:span><text:span text:style-name="T5">The eye of a hawk, an eagle, or a roc, plus nitric acid, copper, and zinc.</text:span></text:p>
      <text:p text:style-name="P5"><text:span text:style-name="T7">Wizard, Sorcerer, or Bard Focus: </text:span><text:span text:style-name="T5">A mirror of finely wrought and highly polished silver costing not less than 1,000 gp. The mirror must be at least 2 feet by 4 feet.</text:span></text:p>
      <text:p text:style-name="P5"><text:span text:style-name="T7">Cleric Focus: </text:span><text:span text:style-name="T5">A holy water font costing not less than 100 gp.</text:span></text:p>
      <text:p text:style-name="P5"><text:span text:style-name="T7">Druid Focus: </text:span><text:span text:style-name="T5">A natural pool of water. </text:span></text:p>
      <text:p text:style-name="P7"/>
      <text:p text:style-name="P5"><text:span text:style-name="T4">Scrying, Greater</text:span></text:p>
      <text:p text:style-name="P5"><text:span text:style-name="T5">Divination (Scrying)</text:span></text:p>
      <text:p text:style-name="P5"><text:span text:style-name="T6">Level:</text:span><text:span text:style-name="T5"> Brd 6, Clr 7, Drd 7, Sor/Wiz 7</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Duration:</text:span><text:span text:style-name="T5"> 1 hour/level</text:span></text:p>
      <text:p text:style-name="P5"><text:soft-page-break/><text:span text:style-name="T5">This spell functions like </text:span><text:span text:style-name="T7">scrying</text:span><text:span text:style-name="T5">, except as noted above. Additionally, all of the following spells function reliably through the sensor: </text:span><text:span text:style-name="T7">detect chaos</text:span><text:span text:style-name="T5">, </text:span><text:span text:style-name="T7">detect evil</text:span><text:span text:style-name="T5">, </text:span><text:span text:style-name="T7">detect good</text:span><text:span text:style-name="T5">, </text:span><text:span text:style-name="T7">detect law</text:span><text:span text:style-name="T5">, </text:span><text:span text:style-name="T7">detect magic</text:span><text:span text:style-name="T5">, </text:span><text:span text:style-name="T7">message</text:span><text:span text:style-name="T5">, </text:span><text:span text:style-name="T7">read magic</text:span><text:span text:style-name="T5">, and </text:span><text:span text:style-name="T7">tongues</text:span><text:span text:style-name="T5">.</text:span></text:p>
      <text:p text:style-name="P7"/>
      <text:p text:style-name="P5"><text:span text:style-name="T4">Sculpt Sound</text:span></text:p>
      <text:p text:style-name="P5"><text:span text:style-name="T5">Transmutation</text:span></text:p>
      <text:p text:style-name="P5"><text:span text:style-name="T6">Level:</text:span><text:span text:style-name="T5"> Brd 3</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text:span><text:span text:style-name="T5"> Close (25 ft. + 5 ft./2 levels)</text:span></text:p>
      <text:p text:style-name="P5"><text:span text:style-name="T6">Targets:</text:span><text:span text:style-name="T5"> One creature or object/level, no two of which can be more than 30 ft. apart</text:span></text:p>
      <text:p text:style-name="P5"><text:span text:style-name="T6">Duration:</text:span><text:span text:style-name="T5"> 1 hour/level (D)</text:span></text:p>
      <text:p text:style-name="P5"><text:span text:style-name="T6">Saving Throw: </text:span><text:span text:style-name="T5">Will negates (object)</text:span></text:p>
      <text:p text:style-name="P5"><text:span text:style-name="T6">Spell Resistance:</text:span><text:span text:style-name="T5"> Yes (object)</text:span></text:p>
      <text:p text:style-name="P5"><text:span text:style-name="T5">You change the sounds that creatures or objects make. You can create sounds where none exist, deaden sounds, or transform sounds into other sounds. All affected creatures or objects must be transmuted in the same way. Once the transmutation is made, you cannot change it.</text:span></text:p>
      <text:p text:style-name="P5"><text:span text:style-name="T5">You can change the qualities of sounds but cannot create words with which you are unfamiliar yourself.</text:span></text:p>
      <text:p text:style-name="P5"><text:span text:style-name="T5">A spellcaster whose voice is changed dramatically is unable to cast spells with verbal components.</text:span></text:p>
      <text:p text:style-name="P7"/>
      <text:p text:style-name="P5"><text:span text:style-name="T4">Searing Light</text:span></text:p>
      <text:p text:style-name="P5"><text:span text:style-name="T5">Evocation</text:span></text:p>
      <text:p text:style-name="P5"><text:span text:style-name="T6">Level:</text:span><text:span text:style-name="T5"> Clr 3, Sun 3</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 </text:span><text:span text:style-name="T5">Medium (100 ft. + 10 ft./level)</text:span></text:p>
      <text:p text:style-name="P5"><text:span text:style-name="T6">Effect:</text:span><text:span text:style-name="T5"> Ray</text:span></text:p>
      <text:p text:style-name="P5"><text:span text:style-name="T6">Duration:</text:span><text:span text:style-name="T5"> Instantaneous</text:span></text:p>
      <text:p text:style-name="P5"><text:span text:style-name="T6">Saving Throw:</text:span><text:span text:style-name="T5"> None</text:span></text:p>
      <text:p text:style-name="P5"><text:span text:style-name="T6">Spell Resistance:</text:span><text:span text:style-name="T5"> Yes</text:span></text:p>
      <text:p text:style-name="P5"><text:span text:style-name="T5">Focusing divine power like a ray of the sun, you project a blast of light from your open palm. You must succeed on a ranged touch attack to strike your target. A creature struck by this ray of light takes 1d8 points of damage per two caster levels (maximum 5d8). An undead creature takes 1d6 points of damage per caster level (maximum 10d6), and an undead creature particularly vulnerable to bright light takes 1d8 points of damage per caster level (maximum 10d8). A construct or inanimate object takes only 1d6 points of damage per two caster levels (maximum 5d6).</text:span></text:p>
      <text:p text:style-name="P7"><text:soft-page-break/></text:p>
      <text:p text:style-name="P5"><text:span text:style-name="T4">Secret Chest</text:span></text:p>
      <text:p text:style-name="P5"><text:span text:style-name="T5">Conjuration (Summoning)</text:span></text:p>
      <text:p text:style-name="P5"><text:span text:style-name="T6">Level:</text:span><text:span text:style-name="T5"> Sor/Wiz 5</text:span></text:p>
      <text:p text:style-name="P5"><text:span text:style-name="T6">Components:</text:span><text:span text:style-name="T5"> V, S, F</text:span></text:p>
      <text:p text:style-name="P5"><text:span text:style-name="T6">Casting Time:</text:span><text:span text:style-name="T5"> 10 minutes</text:span></text:p>
      <text:p text:style-name="P5"><text:span text:style-name="T6">Range:</text:span><text:span text:style-name="T5"> See text</text:span></text:p>
      <text:p text:style-name="P5"><text:span text:style-name="T6">Target:</text:span><text:span text:style-name="T5"> One chest and up to 1 cu. ft. of goods/caster level</text:span></text:p>
      <text:p text:style-name="P5"><text:span text:style-name="T6">Duration:</text:span><text:span text:style-name="T5"> Sixty days or until discharged</text:span></text:p>
      <text:p text:style-name="P5"><text:span text:style-name="T6">Saving Throw:</text:span><text:span text:style-name="T5"> None</text:span></text:p>
      <text:p text:style-name="P5"><text:span text:style-name="T6">Spell Resistance:</text:span><text:span text:style-name="T5"> No</text:span></text:p>
      <text:p text:style-name="P5"><text:span text:style-name="T5">You hide a chest on the Ethereal Plane for as long as sixty days and can retrieve it at will. The chest can contain up to 1 cubic foot of material per caster level (regardless of the chest’s actual size, which is about 3 feet by 2 feet by 2 feet). If any living creatures are in the chest, there is a 75% chance that the spell simply fails. Once the chest is hidden, you can retrieve it by concentrating (a standard action), and it appears next to you.</text:span></text:p>
      <text:p text:style-name="P5"><text:span text:style-name="T5">The chest must be exceptionally well crafted and expensive, constructed for you by master crafters. The cost of such a chest is never less than 5,000 gp. Once it is constructed, you must make a tiny replica (of the same materials and perfect in every detail), so that the miniature of the chest appears to be a perfect copy. (The replica costs 50 gp.) You can have but one pair of these chests at any given time—even a </text:span><text:span text:style-name="T7">wish </text:span><text:span text:style-name="T5">spell does not allow more. The chests are nonmagical and can be fitted with locks, wards, and so on, just as any normal chest can be.</text:span></text:p>
      <text:p text:style-name="P5"><text:span text:style-name="T5">To hide the chest, you cast the spell while touching both the chest and the replica. The chest vanishes into the Ethereal Plane. You need the replica to recall the chest. After sixty days, there is a cumulative chance of 5% per day that the chest is irretrievably lost. If the miniature of the chest is lost or destroyed, there is no way, not even with a </text:span><text:span text:style-name="T7">wish </text:span><text:span text:style-name="T5">spell, that the large chest can be summoned back, although an extraplanar expedition might be mounted to find it.</text:span></text:p>
      <text:p text:style-name="P5"><text:span text:style-name="T5">Living things in the chest eat, sleep, and age normally, and they die if they run out of food, air, water, or whatever they need to survive.</text:span></text:p>
      <text:p text:style-name="P5"><text:span text:style-name="T7">Focus: </text:span><text:span text:style-name="T5">The chest and its replica.</text:span></text:p>
      <text:p text:style-name="P7"/>
      <text:p text:style-name="P5"><text:span text:style-name="T4">Secret Page</text:span></text:p>
      <text:p text:style-name="P5"><text:span text:style-name="T5">Transmutation</text:span></text:p>
      <text:p text:style-name="P5"><text:span text:style-name="T6">Level:</text:span><text:span text:style-name="T5"> Brd 3, Sor/Wiz 3</text:span></text:p>
      <text:p text:style-name="P5"><text:span text:style-name="T6">Components:</text:span><text:span text:style-name="T5"> V, S, M</text:span></text:p>
      <text:p text:style-name="P5"><text:span text:style-name="T6">Casting Time:</text:span><text:span text:style-name="T5"> 10 minutes</text:span></text:p>
      <text:p text:style-name="P5"><text:span text:style-name="T6">Range:</text:span><text:span text:style-name="T5"> Touch</text:span></text:p>
      <text:p text:style-name="P5"><text:span text:style-name="T6">Target:</text:span><text:span text:style-name="T5"> Page touched, up to 3 sq. ft. in size</text:span></text:p>
      <text:p text:style-name="P5"><text:span text:style-name="T6">Duration:</text:span><text:span text:style-name="T5"> Permanent</text:span></text:p>
      <text:p text:style-name="P5"><text:span text:style-name="T6">Saving Throw:</text:span><text:span text:style-name="T5"> None</text:span></text:p>
      <text:p text:style-name="P5"><text:span text:style-name="T6">Spell Resistance:</text:span><text:span text:style-name="T5"> No</text:span></text:p>
      <text:p text:style-name="P5"><text:soft-page-break/><text:span text:style-name="T5">S</text:span><text:span text:style-name="T7">ecret page </text:span><text:span text:style-name="T5">alters the contents of a page so that they appear to be something entirely different. The text of a spell can be changed to show even another spell. </text:span><text:span text:style-name="T7">Explosive runes </text:span><text:span text:style-name="T5">or </text:span><text:span text:style-name="T7">sepia snake sigil </text:span><text:span text:style-name="T5">can be cast upon the </text:span><text:span text:style-name="T7">secret page.</text:span></text:p>
      <text:p text:style-name="P5"><text:span text:style-name="T5">A </text:span><text:span text:style-name="T7">comprehend languages </text:span><text:span text:style-name="T5">spell alone cannot reveal a </text:span><text:span text:style-name="T7">secret page</text:span><text:span text:style-name="T5">’s contents. You are able to reveal the original contents by speaking a special word. You can then peruse the actual page, and return it to its </text:span><text:span text:style-name="T7">secret page </text:span><text:span text:style-name="T5">form at will. You can also remove the spell by double repetition of the special word. A </text:span><text:span text:style-name="T7">detect magic </text:span><text:span text:style-name="T5">spell reveals dim magic on the page in question but does not reveal its true contents. T</text:span><text:span text:style-name="T7">rue seeing </text:span><text:span text:style-name="T5">reveals the presence of the hidden material but does not reveal the contents unless cast in combination with </text:span><text:span text:style-name="T7">comprehend languages. </text:span><text:span text:style-name="T5">A </text:span><text:span text:style-name="T7">secret page </text:span><text:span text:style-name="T5">spell can be dispelled, and the hidden writings can be destroyed by means of an </text:span><text:span text:style-name="T7">erase </text:span><text:span text:style-name="T5">spell.</text:span></text:p>
      <text:p text:style-name="P5"><text:span text:style-name="T7">Material Component: </text:span><text:span text:style-name="T5">Powdered herring scales and will-o’-wisp essence.</text:span></text:p>
      <text:p text:style-name="P6"/>
      <text:p text:style-name="P5"><text:span text:style-name="T4">Secure Shelter</text:span></text:p>
      <text:p text:style-name="P5"><text:span text:style-name="T5">Conjuration (Creation)</text:span></text:p>
      <text:p text:style-name="P5"><text:span text:style-name="T6">Level:</text:span><text:span text:style-name="T5"> Brd 4, Sor/Wiz 4</text:span></text:p>
      <text:p text:style-name="P5"><text:span text:style-name="T6">Components:</text:span><text:span text:style-name="T5"> V, S, M, F; see text</text:span></text:p>
      <text:p text:style-name="P5"><text:span text:style-name="T6">Casting Time:</text:span><text:span text:style-name="T5"> 10 minutes</text:span></text:p>
      <text:p text:style-name="P5"><text:span text:style-name="T6">Range:</text:span><text:span text:style-name="T5"> Close (25 ft. + 5 ft./2 levels)</text:span></text:p>
      <text:p text:style-name="P5"><text:span text:style-name="T6">Effect:</text:span><text:span text:style-name="T5"> 20-ft.-square structure</text:span></text:p>
      <text:p text:style-name="P5"><text:span text:style-name="T6">Duration:</text:span><text:span text:style-name="T5"> 2 hours/level (D)</text:span></text:p>
      <text:p text:style-name="P5"><text:span text:style-name="T6">Saving Throw:</text:span><text:span text:style-name="T5"> None</text:span></text:p>
      <text:p text:style-name="P5"><text:span text:style-name="T6">Spell Resistance:</text:span><text:span text:style-name="T5"> No</text:span></text:p>
      <text:p text:style-name="P5"><text:span text:style-name="T5">You conjure a sturdy cottage or lodge made of material that is common in the area where the spell is cast. The floor is level, clean, and dry. In all respects the lodging resembles a normal cottage, with a sturdy door, two shuttered windows, and a small fireplace.</text:span></text:p>
      <text:p text:style-name="P5"><text:span text:style-name="T5">The shelter has no heating or cooling source (other than natural insulation qualities). Therefore, it must be heated as a normal dwelling, and extreme heat adversely affects it and its occupants. The dwelling does, however, provide considerable security otherwise—it is as strong as a normal stone building, regardless of its material composition. The dwelling resists flames and fire as if it were stone. It is impervious to normal missiles (but not the sort cast by siege engines or giants).</text:span></text:p>
      <text:p text:style-name="P5"><text:span text:style-name="T5">The door, shutters, and even chimney are secure against intrusion, the former two being </text:span><text:span text:style-name="T7">arcane locked </text:span><text:span text:style-name="T5">and the latter secured by an iron grate at the top and a narrow flue. In addition, these three areas are protected by an </text:span><text:span text:style-name="T7">alarm </text:span><text:span text:style-name="T5">spell. Finally, an </text:span><text:span text:style-name="T7">unseen servant </text:span><text:span text:style-name="T5">is conjured to provide service to you for the duration of the shelter.</text:span></text:p>
      <text:p text:style-name="P5"><text:span text:style-name="T5">The </text:span><text:span text:style-name="T7">secure shelter </text:span><text:span text:style-name="T5">contains rude furnishings —eight bunks, a trestle table, eight stools, and a writing desk.</text:span></text:p>
      <text:p text:style-name="P5"><text:span text:style-name="T7">Material Component: </text:span><text:span text:style-name="T5">A square chip of stone, crushed lime, a few grains of sand, a sprinkling of water, and several splinters of wood. These must be augmented by the components of the </text:span><text:span text:style-name="T7">unseen servant </text:span><text:span text:style-name="T5">spell (string and a bit of wood) if this benefit is to be included.</text:span></text:p>
      <text:p text:style-name="P5"><text:span text:style-name="T7">Focus: </text:span><text:span text:style-name="T5">The focus of the </text:span><text:span text:style-name="T7">alarm </text:span><text:span text:style-name="T5">spell (silver wire and a tiny bell) if this benefit is to be included.</text:span></text:p>
      <text:p text:style-name="P7"/>
      <text:p text:style-name="P5"><text:span text:style-name="T4">See Invisibility</text:span></text:p>
      <text:p text:style-name="P5"><text:span text:style-name="T5">Divination</text:span></text:p>
      <text:p text:style-name="P5"><text:span text:style-name="T6">Level:</text:span><text:span text:style-name="T5"> Brd 3, Sor/Wiz 2</text:span></text:p>
      <text:p text:style-name="P5"><text:span text:style-name="T6">Components:</text:span><text:span text:style-name="T5"> V, S, M</text:span></text:p>
      <text:p text:style-name="P5"><text:span text:style-name="T6">Casting Time:</text:span><text:span text:style-name="T5"> 1 standard action</text:span></text:p>
      <text:p text:style-name="P5"><text:span text:style-name="T6">Range:</text:span><text:span text:style-name="T5"> Personal</text:span></text:p>
      <text:p text:style-name="P5"><text:soft-page-break/><text:span text:style-name="T6">Target:</text:span><text:span text:style-name="T5"> You</text:span></text:p>
      <text:p text:style-name="P5"><text:span text:style-name="T6">Duration:</text:span><text:span text:style-name="T5"> 10 min./level (D)</text:span></text:p>
      <text:p text:style-name="P5"><text:span text:style-name="T5">You can see any objects or beings that are invisible within your range of vision, as well as any that are ethereal, as if they were normally visible. Such creatures are visible to you as translucent shapes, allowing you easily to discern the difference between visible, invisible, and ethereal creatures.</text:span></text:p>
      <text:p text:style-name="P5"><text:span text:style-name="T5">The spell does not reveal the method used to obtain invisibility. It does not reveal illusions or enable you to see through opaque objects. It does not reveal creatures who are simply hiding, concealed, or otherwise hard to see.</text:span></text:p>
      <text:p text:style-name="P5"><text:span text:style-name="T7">See invisibility </text:span><text:span text:style-name="T5">can be made permanent with a </text:span><text:span text:style-name="T7">permanency </text:span><text:span text:style-name="T5">spell.</text:span></text:p>
      <text:p text:style-name="P5"><text:span text:style-name="T7">Material Component: </text:span><text:span text:style-name="T5">A pinch of talc and a small sprinkling of powdered silver.</text:span></text:p>
      <text:p text:style-name="P7"/>
      <text:p text:style-name="P5"><text:span text:style-name="T4">Seeming</text:span></text:p>
      <text:p text:style-name="P5"><text:span text:style-name="T5">Illusion (Glamer)</text:span></text:p>
      <text:p text:style-name="P5"><text:span text:style-name="T6">Level:</text:span><text:span text:style-name="T5"> Brd 5, Sor/Wiz 5</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text:span><text:span text:style-name="T5"> Close (25 ft. + 5 ft./2 levels)</text:span></text:p>
      <text:p text:style-name="P5"><text:span text:style-name="T6">Targets:</text:span><text:span text:style-name="T5"> One creature per two levels, no two of which can be more than 30 ft. apart</text:span></text:p>
      <text:p text:style-name="P5"><text:span text:style-name="T6">Duration:</text:span><text:span text:style-name="T5"> 12 hours (D)</text:span></text:p>
      <text:p text:style-name="P5"><text:span text:style-name="T6">Saving Throw: </text:span><text:span text:style-name="T5">Will negates or Will disbelief (if interacted with)</text:span></text:p>
      <text:p text:style-name="P5"><text:span text:style-name="T6">Spell Resistance:</text:span><text:span text:style-name="T5"> Yes or No; see text</text:span></text:p>
      <text:p text:style-name="P5"><text:span text:style-name="T5">This spell functions like </text:span><text:span text:style-name="T7">disguise self, </text:span><text:span text:style-name="T5">except that you can change the appearance of other people as well. Affected creatures resume their normal appearances if slain.</text:span></text:p>
      <text:p text:style-name="P5"><text:span text:style-name="T5">Unwilling targets can negate the spell’s effect on them by making Will saves or with spell resistance.</text:span></text:p>
      <text:p text:style-name="P7"/>
      <text:p text:style-name="P5"><text:span text:style-name="T4">Sending</text:span></text:p>
      <text:p text:style-name="P5"><text:span text:style-name="T5">Evocation</text:span></text:p>
      <text:p text:style-name="P5"><text:span text:style-name="T6">Level:</text:span><text:span text:style-name="T5"> Clr 4, Sor/Wiz 5</text:span></text:p>
      <text:p text:style-name="P5"><text:span text:style-name="T6">Components:</text:span><text:span text:style-name="T5"> V, S, M/DF</text:span></text:p>
      <text:p text:style-name="P5"><text:span text:style-name="T6">Casting Time:</text:span><text:span text:style-name="T5"> 10 minutes</text:span></text:p>
      <text:p text:style-name="P5"><text:span text:style-name="T6">Range:</text:span><text:span text:style-name="T5"> See text</text:span></text:p>
      <text:p text:style-name="P5"><text:span text:style-name="T6">Target:</text:span><text:span text:style-name="T5"> One creature</text:span></text:p>
      <text:p text:style-name="P5"><text:soft-page-break/><text:span text:style-name="T6">Duration:</text:span><text:span text:style-name="T5"> 1 round; see text</text:span></text:p>
      <text:p text:style-name="P5"><text:span text:style-name="T6">Saving Throw:</text:span><text:span text:style-name="T5"> None</text:span></text:p>
      <text:p text:style-name="P5"><text:span text:style-name="T6">Spell Resistance:</text:span><text:span text:style-name="T5"> No</text:span></text:p>
      <text:p text:style-name="P5"><text:span text:style-name="T5">You contact a particular creature with which you are familiar and send a short message of twenty-five words or less to the subject. The subject recognizes you if it knows you. It can answer in like manner immediately. A creature with an Intelligence score as low as 1 can understand the </text:span><text:span text:style-name="T7">sending, </text:span><text:span text:style-name="T5">though the subject’s ability to react is limited as normal by its Intelligence score. Even if the </text:span><text:span text:style-name="T7">sending </text:span><text:span text:style-name="T5">is received, the subject is not obligated to act upon it in any manner.</text:span></text:p>
      <text:p text:style-name="P5"><text:span text:style-name="T5">If the creature in question is not on the same plane of existence as you are, there is a 5% chance that the </text:span><text:span text:style-name="T7">sending </text:span><text:span text:style-name="T5">does not arrive. (Local conditions on other planes may worsen this chance considerably.)</text:span></text:p>
      <text:p text:style-name="P5"><text:span text:style-name="T7">Arcane Material Component: </text:span><text:span text:style-name="T5">A short piece of fine copper wire.</text:span></text:p>
      <text:p text:style-name="P7"/>
      <text:p text:style-name="P5"><text:span text:style-name="T4">Sepia Snake Sigil</text:span></text:p>
      <text:p text:style-name="P5"><text:span text:style-name="T5">Conjuration (Creation) [Force]</text:span></text:p>
      <text:p text:style-name="P5"><text:span text:style-name="T6">Level:</text:span><text:span text:style-name="T5"> Brd 3, Sor/Wiz 3</text:span></text:p>
      <text:p text:style-name="P5"><text:span text:style-name="T6">Components:</text:span><text:span text:style-name="T5"> V, S, M</text:span></text:p>
      <text:p text:style-name="P5"><text:span text:style-name="T6">Casting Time:</text:span><text:span text:style-name="T5"> 10 minutes</text:span></text:p>
      <text:p text:style-name="P5"><text:span text:style-name="T6">Range:</text:span><text:span text:style-name="T5"> Touch</text:span></text:p>
      <text:p text:style-name="P5"><text:span text:style-name="T6">Target:</text:span><text:span text:style-name="T5"> One touched book or written work</text:span></text:p>
      <text:p text:style-name="P5"><text:span text:style-name="T6">Duration:</text:span><text:span text:style-name="T5"> Permanent or until discharged; until released or 1d4 days + one day/level; see text</text:span></text:p>
      <text:p text:style-name="P5"><text:span text:style-name="T6">Saving Throw:</text:span><text:span text:style-name="T5"> Reflex negates</text:span></text:p>
      <text:p text:style-name="P5"><text:span text:style-name="T6">Spell Resistance:</text:span><text:span text:style-name="T5"> No</text:span></text:p>
      <text:p text:style-name="P5"><text:span text:style-name="T5">When you cast </text:span><text:span text:style-name="T7">sepia snake sigil, </text:span><text:span text:style-name="T5">a small symbol appears in the text of one written work such as a book, scroll, or map. The text containing the symbol must be at least twenty-five words long. When anyone reads the text containing the symbol, the </text:span><text:span text:style-name="T7">sepia snake </text:span><text:span text:style-name="T5">springs into being and strikes the reader, provided there is line of effect between the symbol and the reader.</text:span></text:p>
      <text:p text:style-name="P5"><text:span text:style-name="T5">Simply seeing the enspelled text is not sufficient to trigger the spell; the subject must deliberately read it. The target is entitled to a save to evade the snake’s strike. If it succeeds, the </text:span><text:span text:style-name="T7">sepia snake </text:span><text:span text:style-name="T5">dissipates in a flash of brown light accompanied by a puff of dun-colored smoke and a loud noise. If the target fails its save, it is engulfed in a shimmering amber field of force and immobilized until released, either at your command or when 1d4 days + one day per caster level have elapsed.</text:span></text:p>
      <text:p text:style-name="P5"><text:span text:style-name="T5">While trapped in the amber field of force, the subject does not age, breathe, grow hungry, sleep, or regain spells. It is preserved in a state of suspended animation, unaware of its surroundings. It can be damaged by outside forces (and perhaps even killed), since the field provides no protection against physical injury. However, a dying subject does not lose hit points or become stable until the spell ends.</text:span></text:p>
      <text:p text:style-name="P5"><text:span text:style-name="T5">The hidden sigil cannot be detected by normal observation, and </text:span><text:span text:style-name="T7">detect magic </text:span><text:span text:style-name="T5">reveals only that the entire text is magical.</text:span></text:p>
      <text:p text:style-name="P5"><text:span text:style-name="T5">A </text:span><text:span text:style-name="T7">dispel magic </text:span><text:span text:style-name="T5">can remove the sigil. An </text:span><text:span text:style-name="T7">erase </text:span><text:span text:style-name="T5">spell destroys the entire page of text.</text:span></text:p>
      <text:p text:style-name="P5"><text:span text:style-name="T7">Sepia snake sigil </text:span><text:span text:style-name="T5">can be cast in combination with other spells that hide or garble text, such as </text:span><text:span text:style-name="T7">secret page.</text:span></text:p>
      <text:p text:style-name="P5"><text:span text:style-name="T7">Material Component: </text:span><text:span text:style-name="T5">500 gp worth of powdered amber, a scale from any snake, and a pinch of mushroom spores.</text:span></text:p>
      <text:p text:style-name="P7"/>
      <text:p text:style-name="P5"><text:span text:style-name="T4">Sequester</text:span></text:p>
      <text:p text:style-name="P5"><text:span text:style-name="T5">Abjuration</text:span></text:p>
      <text:p text:style-name="P5"><text:soft-page-break/><text:span text:style-name="T6">Level:</text:span><text:span text:style-name="T5"> Sor/Wiz 7</text:span></text:p>
      <text:p text:style-name="P5"><text:span text:style-name="T6">Components:</text:span><text:span text:style-name="T5"> V, S, M</text:span></text:p>
      <text:p text:style-name="P5"><text:span text:style-name="T6">Casting Time:</text:span><text:span text:style-name="T5"> 1 standard action</text:span></text:p>
      <text:p text:style-name="P5"><text:span text:style-name="T6">Range:</text:span><text:span text:style-name="T5"> Touch</text:span></text:p>
      <text:p text:style-name="P5"><text:span text:style-name="T6">Target:</text:span><text:span text:style-name="T5"> One willing creature or object (up to a 2-ft. cube/level) touched</text:span></text:p>
      <text:p text:style-name="P5"><text:span text:style-name="T6">Duration:</text:span><text:span text:style-name="T5"> One day/level (D)</text:span></text:p>
      <text:p text:style-name="P5"><text:span text:style-name="T6">Saving Throw:</text:span><text:span text:style-name="T5"> None or Will negates (object)</text:span></text:p>
      <text:p text:style-name="P5"><text:span text:style-name="T6">Spell Resistance:</text:span><text:span text:style-name="T5"> No or Yes (object)</text:span></text:p>
      <text:p text:style-name="P5"><text:span text:style-name="T5">When cast, this spell not only prevents divination spells from working to detect or locate the creature or object affected by </text:span><text:span text:style-name="T7">sequester, </text:span><text:span text:style-name="T5">it also renders the affected creature or object invisible to any form of sight or seeing (as the </text:span><text:span text:style-name="T7">invisibility </text:span><text:span text:style-name="T5">spell). The spell does not prevent the subject from being discovered through tactile means or through the use of devices. Creatures affected by </text:span><text:span text:style-name="T7">sequester </text:span><text:span text:style-name="T5">become comatose and are effectively in a state of suspended animation until the spell wears off or is dispelled.</text:span></text:p>
      <text:p text:style-name="P5"><text:span text:style-name="T7">Note: </text:span><text:span text:style-name="T5">The Will save prevents an attended or magical object from being </text:span><text:span text:style-name="T7">sequestered. </text:span><text:span text:style-name="T5">There is no save to see the </text:span><text:span text:style-name="T7">sequestered </text:span><text:span text:style-name="T5">creature or object or to detect it with a divination spell.</text:span></text:p>
      <text:p text:style-name="P5"><text:span text:style-name="T7">Material Component: </text:span><text:span text:style-name="T5">A basilisk eyelash, gum arabic, and a dram of whitewash.</text:span></text:p>
      <text:p text:style-name="P7"/>
      <text:p text:style-name="P5"><text:span text:style-name="T4">Shades</text:span></text:p>
      <text:p text:style-name="P5"><text:span text:style-name="T5">Illusion (Shadow)</text:span></text:p>
      <text:p text:style-name="P5"><text:span text:style-name="T6">Level:</text:span><text:span text:style-name="T5"> Sor/Wiz 9</text:span></text:p>
      <text:p text:style-name="P5"><text:span text:style-name="T5">This spell functions like </text:span><text:span text:style-name="T7">shadow conjuration, </text:span><text:span text:style-name="T5">except that it mimics sorcerer and wizard conjuration spells of 8th level or lower. The illusory conjurations created deal four-fifths (80%) damage to nonbelievers, and nondamaging effects are 80% likely to work against nonbelievers.</text:span></text:p>
      <text:p text:style-name="P7"/>
      <text:p text:style-name="P5"><text:span text:style-name="T4">Shadow Conjuration</text:span></text:p>
      <text:p text:style-name="P5"><text:span text:style-name="T5">Illusion (Shadow)</text:span></text:p>
      <text:p text:style-name="P5"><text:span text:style-name="T6">Level:</text:span><text:span text:style-name="T5"> Brd 4, Sor/Wiz 4</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text:span><text:span text:style-name="T5"> See text</text:span></text:p>
      <text:p text:style-name="P5"><text:span text:style-name="T6">Effect:</text:span><text:span text:style-name="T5"> See text</text:span></text:p>
      <text:p text:style-name="P5"><text:span text:style-name="T6">Duration:</text:span><text:span text:style-name="T5"> See text</text:span></text:p>
      <text:p text:style-name="P5"><text:span text:style-name="T6">Saving Throw: </text:span><text:span text:style-name="T5">Will disbelief (if interacted with); varies; see text</text:span></text:p>
      <text:p text:style-name="P5"><text:span text:style-name="T6">Spell Resistance:</text:span><text:span text:style-name="T5"> Yes; see text</text:span></text:p>
      <text:p text:style-name="P5"><text:soft-page-break/><text:span text:style-name="T5">You use material from the Plane of Shadow to shape quasi-real illusions of one or more creatures, objects, or forces. </text:span><text:span text:style-name="T7">Shadow conjuration </text:span><text:span text:style-name="T5">can mimic any sorcerer or wizard conjuration (summoning) or conjuration (creation) spell of 3rd level or lower.</text:span></text:p>
      <text:p text:style-name="P5"><text:span text:style-name="T7">Shadow conjurations </text:span><text:span text:style-name="T5">are actually one-fifth (20%) as strong as the real things, though creatures who believe the </text:span><text:span text:style-name="T7">shadow conjurations </text:span><text:span text:style-name="T5">to be real are affected by them at full strength.</text:span></text:p>
      <text:p text:style-name="P5"><text:span text:style-name="T5">Any creature that interacts with the conjured object, force, or creature can make a Will save to recognize its true nature.</text:span></text:p>
      <text:p text:style-name="P5"><text:span text:style-name="T5">Spells that deal damage have normal effects unless the affected creature succeeds on a Will save. Each disbelieving creature takes only one-fifth (20%) damage from the attack. If the disbelieved attack has a special effect other than damage, that effect is only 20% likely to occur. Regardless of the result of the save to disbelieve, an affected creature is also allowed any save that the spell being simulated allows, but the save DC is set according to </text:span><text:span text:style-name="T7">shadow conjuration</text:span><text:span text:style-name="T5">’s level (4th) rather than the spell’s normal level. In addition, any effect created by </text:span><text:span text:style-name="T7">shadow conjuration </text:span><text:span text:style-name="T5">allows spell resistance, even if the spell it is simulating does not. Shadow objects or substances have normal effects except against those who disbelieve them.</text:span></text:p>
      <text:p text:style-name="P5"><text:span text:style-name="T5">Against disbelievers, they are 20% likely to work.</text:span></text:p>
      <text:p text:style-name="P5"><text:span text:style-name="T5">A shadow creature has one-fifth the hit points of a normal creature of its kind (regardless of whether it’s recognized as shadowy). It deals normal damage and has all normal abilities and weaknesses. Against a creature that recognizes it as a shadow creature, however, the shadow creature’s damage is one-fifth (20%) normal, and all special abilities that do not deal lethal damage are only 20% likely to work. (Roll for each use and each affected character separately.) Furthermore, the shadow creature’s AC bonuses are one-fifth as large.</text:span></text:p>
      <text:p text:style-name="P5"><text:span text:style-name="T5">A creature that succeeds on its save sees the </text:span><text:span text:style-name="T7">shadow conjurations </text:span><text:span text:style-name="T5">as transparent images superimposed on vague, shadowy forms.</text:span></text:p>
      <text:p text:style-name="P5"><text:span text:style-name="T5">Objects automatically succeed on their Will saves against this spell.</text:span></text:p>
      <text:p text:style-name="P7"/>
      <text:p text:style-name="P5"><text:span text:style-name="T4">Shadow Conjuration, Greater</text:span></text:p>
      <text:p text:style-name="P5"><text:span text:style-name="T5">Illusion (Shadow)</text:span></text:p>
      <text:p text:style-name="P5"><text:span text:style-name="T6">Level:</text:span><text:span text:style-name="T5"> Sor/Wiz 7</text:span></text:p>
      <text:p text:style-name="P5"><text:span text:style-name="T5">This spell functions like </text:span><text:span text:style-name="T7">shadow conjuration, </text:span><text:span text:style-name="T5">except that it can duplicate any sorcerer or wizard conjuration (summoning) or conjuration (creation) spell of 6th level or lower. The illusory conjurations created deal three-fifths (60%) damage to nonbelievers, and nondamaging effects are 60% likely to work against nonbelievers.</text:span></text:p>
      <text:p text:style-name="P7"/>
      <text:p text:style-name="P5"><text:span text:style-name="T4">Shadow Evocation</text:span></text:p>
      <text:p text:style-name="P5"><text:span text:style-name="T5">Illusion (Shadow)</text:span></text:p>
      <text:p text:style-name="P5"><text:span text:style-name="T6">Level:</text:span><text:span text:style-name="T5"> Brd 5, Sor/Wiz 5</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text:span><text:span text:style-name="T5"> See text</text:span></text:p>
      <text:p text:style-name="P5"><text:span text:style-name="T6">Effect:</text:span><text:span text:style-name="T5"> See text</text:span></text:p>
      <text:p text:style-name="P5"><text:span text:style-name="T6">Duration:</text:span><text:span text:style-name="T5"> See text</text:span></text:p>
      <text:p text:style-name="P5"><text:span text:style-name="T6">Saving Throw: </text:span><text:span text:style-name="T5">Will disbelief (if interacted with)</text:span></text:p>
      <text:p text:style-name="P5"><text:span text:style-name="T6">Spell Resistance:</text:span><text:span text:style-name="T5"> Yes</text:span></text:p>
      <text:p text:style-name="P5"><text:span text:style-name="T5">You tap energy from the Plane of Shadow to cast a quasi-real, illusory version of a sorcerer or wizard evocation spell of 4th level or lower. (For a spell with more than one level, use the best one applicable to you.)</text:span></text:p>
      <text:p text:style-name="P5"><text:span text:style-name="T5">Spells that deal damage have normal effects unless an affected creature succeeds on a Will save. Each disbelieving creature takes only one-fifth damage from the attack. If the disbelieved attack has a special effect other than damage, that effect is one-fifth as strong (if applicable) or only 20% likely to occur. If recognized as a </text:span><text:span text:style-name="T7">shadow evocation, </text:span><text:span text:style-name="T5">a damaging spell deals only one-fifth (20%) damage. Regardless of the result of the save to disbelieve, an affected creature is also allowed any save (or spell resistance) that the spell being simulated allows, but the save DC is set according to </text:span><text:span text:style-name="T7">shadow evocation’</text:span><text:span text:style-name="T5">s level (5th) rather than the spell’s normal level.</text:span></text:p>
      <text:p text:style-name="P5"><text:span text:style-name="T5">Nondamaging effects have normal effects except against those who disbelieve them. Against disbelievers, they have no effect.</text:span></text:p>
      <text:p text:style-name="P5"><text:soft-page-break/><text:span text:style-name="T5">Objects automatically succeed on their Will saves against this spell.</text:span></text:p>
      <text:p text:style-name="P7"/>
      <text:p text:style-name="P5"><text:span text:style-name="T4">Shadow Evocation, Greater</text:span></text:p>
      <text:p text:style-name="P5"><text:span text:style-name="T5">Illusion (Shadow)</text:span></text:p>
      <text:p text:style-name="P5"><text:span text:style-name="T6">Level:</text:span><text:span text:style-name="T5"> Sor/Wiz 8</text:span></text:p>
      <text:p text:style-name="P5"><text:span text:style-name="T5">This spell functions like </text:span><text:span text:style-name="T7">shadow evocation, </text:span><text:span text:style-name="T5">except that it enables you to create partially real, illusory versions of sorcerer or wizard evocation spells of 7th level or lower. If recognized as a </text:span><text:span text:style-name="T7">greater shadow evocation</text:span><text:span text:style-name="T5">, a damaging spell deals only three-fifths (60%) damage.</text:span></text:p>
      <text:p text:style-name="P7"/>
      <text:p text:style-name="P5"><text:span text:style-name="T4">Shadow Walk</text:span></text:p>
      <text:p text:style-name="P5"><text:span text:style-name="T5">Illusion (Shadow)</text:span></text:p>
      <text:p text:style-name="P5"><text:span text:style-name="T6">Level:</text:span><text:span text:style-name="T5"> Brd 5, Sor/Wiz 6</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text:span><text:span text:style-name="T5"> Touch</text:span></text:p>
      <text:p text:style-name="P5"><text:span text:style-name="T6">Targets:</text:span><text:span text:style-name="T5"> Up to one touched creature/ level</text:span></text:p>
      <text:p text:style-name="P5"><text:span text:style-name="T6">Duration:</text:span><text:span text:style-name="T5"> 1 hour/level (D)</text:span></text:p>
      <text:p text:style-name="P5"><text:span text:style-name="T6">Saving Throw: </text:span><text:span text:style-name="T5">Will negates</text:span></text:p>
      <text:p text:style-name="P5"><text:span text:style-name="T6">Spell Resistance:</text:span><text:span text:style-name="T5"> Yes</text:span></text:p>
      <text:p text:style-name="P5"><text:span text:style-name="T5">To use the </text:span><text:span text:style-name="T7">shadow walk </text:span><text:span text:style-name="T5">spell, you must be in an area of shadowy illumination. You and any creature you touch are then transported along a coiling path of shadowstuff to the edge of the Material Plane where it borders the Plane of Shadow. The effect is largely illusory, but the path is quasi-real. You can take more than one creature along with you (subject to your level limit), but all must be touching each other.</text:span></text:p>
      <text:p text:style-name="P5"><text:span text:style-name="T5">In the region of shadow, you move at a rate of 50 miles per hour, moving normally on the borders of the Plane of Shadow but much more rapidly relative to the Material Plane. Thus, you can use this spell to travel rapidly by stepping onto the Plane of Shadow, moving the desired distance, and then stepping back onto the Material Plane.</text:span></text:p>
      <text:p text:style-name="P5"><text:span text:style-name="T5">Because of the blurring of reality between the Plane of Shadow and the Material Plane, you can’t make out details of the terrain or areas you pass over during transit, nor can you predict perfectly where your travel will end. It’s impossible to judge distances accurately, making the spell virtually useless for scouting or spying. Furthermore, when the spell effect ends, you are shunted 1d10x100 feet in a random horizontal direction from your desired endpoint. If this would place you within a solid object, you are shunted 1d10x1,000 feet in the same direction. If this would still place you within a solid object, you (and any creatures with you) are shunted to the nearest empty space available, but the strain of this activity renders each creature fatigued (no save).</text:span></text:p>
      <text:p text:style-name="P5"><text:span text:style-name="T7">Shadow walk </text:span><text:span text:style-name="T5">can also be used to travel to other planes that border on the Plane of Shadow, but this usage requires the transit of the Plane of Shadow to arrive at a border with another plane of reality. The transit of the Plane of Shadow requires 1d4 hours.</text:span></text:p>
      <text:p text:style-name="P5"><text:span text:style-name="T5">Any creatures touched by you when </text:span><text:span text:style-name="T7">shadow walk </text:span><text:span text:style-name="T5">is cast also make the transition to the borders of the Plane of Shadow.</text:span></text:p>
      <text:p text:style-name="P5"><text:span text:style-name="T5">They may opt to follow you, wander off through the plane, or stumble back into the Material Plane (50% chance for either of the latter results if they are lost or abandoned by you). Creatures unwilling to accompany you into the Plane of Shadow receive a Will saving throw, negating the effect if successful.</text:span></text:p>
      <text:p text:style-name="P7"/>
      <text:p text:style-name="P5"><text:span text:style-name="T4">Shambler</text:span></text:p>
      <text:p text:style-name="P5"><text:span text:style-name="T5">Conjuration (Creation)</text:span></text:p>
      <text:p text:style-name="P5"><text:span text:style-name="T6">Level:</text:span><text:span text:style-name="T5"> Drd 9, Plant 9</text:span></text:p>
      <text:p text:style-name="P5"><text:soft-page-break/><text:span text:style-name="T6">Components:</text:span><text:span text:style-name="T5"> V, S</text:span></text:p>
      <text:p text:style-name="P5"><text:span text:style-name="T6">Casting Time:</text:span><text:span text:style-name="T5"> 1 standard action</text:span></text:p>
      <text:p text:style-name="P5"><text:span text:style-name="T6">Range: </text:span><text:span text:style-name="T5">Medium (100 ft. + 10 ft./level)</text:span></text:p>
      <text:p text:style-name="P5"><text:span text:style-name="T6">Effect:</text:span><text:span text:style-name="T5"> Three or more shambling mounds, no two of which can be more than 30 ft. apart; see text</text:span></text:p>
      <text:p text:style-name="P5"><text:span text:style-name="T6">Duration:</text:span><text:span text:style-name="T5"> Seven days or seven months (D); see text</text:span></text:p>
      <text:p text:style-name="P5"><text:span text:style-name="T6">Saving Throw:</text:span><text:span text:style-name="T5"> None</text:span></text:p>
      <text:p text:style-name="P5"><text:span text:style-name="T6">Spell Resistance:</text:span><text:span text:style-name="T5"> No</text:span></text:p>
      <text:p text:style-name="P5"><text:span text:style-name="T5">The </text:span><text:span text:style-name="T7">shambler </text:span><text:span text:style-name="T5">spell creates 1d4+2 shambling mounds with 11 HD each. The creatures willingly aid you in combat or battle, perform a specific mission, or serve as bodyguards. The creatures remain with you for seven days unless you dismiss them. If the shamblers are created only for guard duty, however, the duration of the spell is seven months. In this case, the shamblers can only be ordered to guard a specific site or location. Shamblers summoned to guard duty cannot move outside the spell’s range, which is measured from the point where each first appeared. </text:span></text:p>
      <text:p text:style-name="P5"><text:span text:style-name="T5">The shamblers have resistance to fire as normal shambling mounds do only if the terrain is rainy, marshy, or damp.</text:span></text:p>
      <text:p text:style-name="P7"/>
      <text:p text:style-name="P5"><text:span text:style-name="T4">Shapechange</text:span></text:p>
      <text:p text:style-name="P5"><text:span text:style-name="T5">Transmutation</text:span></text:p>
      <text:p text:style-name="P5"><text:span text:style-name="T6">Level:</text:span><text:span text:style-name="T5"> Animal 9, Drd 9, Sor/Wiz 9</text:span></text:p>
      <text:p text:style-name="P5"><text:span text:style-name="T6">Components:</text:span><text:span text:style-name="T5"> V, S, F</text:span></text:p>
      <text:p text:style-name="P5"><text:span text:style-name="T6">Casting Time:</text:span><text:span text:style-name="T5"> 1 standard action</text:span></text:p>
      <text:p text:style-name="P5"><text:span text:style-name="T6">Range:</text:span><text:span text:style-name="T5"> Personal</text:span></text:p>
      <text:p text:style-name="P5"><text:span text:style-name="T6">Target:</text:span><text:span text:style-name="T5"> You</text:span></text:p>
      <text:p text:style-name="P5"><text:span text:style-name="T6">Duration:</text:span><text:span text:style-name="T5"> 10 min./level (D)</text:span></text:p>
      <text:p text:style-name="P5"><text:span text:style-name="T5">This spell functions like </text:span><text:span text:style-name="T7">polymorph, </text:span><text:span text:style-name="T5">except that it enables you to assume the form of any single nonunique creature (of any type) from Fine to Colossal size. The assumed form cannot have more than your caster level in Hit Dice (to a maximum of 25 HD). Unlike </text:span><text:span text:style-name="T7">polymorph, </text:span><text:span text:style-name="T5">this spell allows incorporeal or gaseous forms to be assumed.</text:span></text:p>
      <text:p text:style-name="P5"><text:span text:style-name="T5">You gain all extraordinary and supernatural abilities (both attacks and qualities) of the assumed form, but you lose your own supernatural abilities. You also gain the type of the new form in place of your own. The new form does not disorient you. Parts of your body or pieces of equipment that are separated from you do not revert to their original forms.</text:span></text:p>
      <text:p text:style-name="P5"><text:span text:style-name="T5">You can become just about anything you are familiar with. You can change form once each round as a free action. The change takes place either immediately before your regular action or immediately after it, but not during the action. If you use this spell to create a disguise, you get a +10 bonus on your Disguise check.</text:span></text:p>
      <text:p text:style-name="P5"><text:span text:style-name="T7">Focus: </text:span><text:span text:style-name="T5">A jade circlet worth no less than 1,500 gp, which you must place on your head when casting the spell. (The focus melds into your new form when you change shape.)</text:span></text:p>
      <text:p text:style-name="P7"/>
      <text:p text:style-name="P5"><text:span text:style-name="T4">Shatter</text:span></text:p>
      <text:p text:style-name="P5"><text:span text:style-name="T5">Evocation [Sonic]</text:span></text:p>
      <text:p text:style-name="P5"><text:span text:style-name="T6">Level:</text:span><text:span text:style-name="T5"> Brd 2, Chaos 2, Clr 2, Destruction 2, Sor/Wiz 2</text:span></text:p>
      <text:p text:style-name="P5"><text:span text:style-name="T6">Components:</text:span><text:span text:style-name="T5"> V, S, M/DF</text:span></text:p>
      <text:p text:style-name="P5"><text:soft-page-break/><text:span text:style-name="T6">Casting Time:</text:span><text:span text:style-name="T5"> 1 standard action</text:span></text:p>
      <text:p text:style-name="P5"><text:span text:style-name="T6">Range:</text:span><text:span text:style-name="T5"> Close (25 ft. + 5 ft./2 levels)</text:span></text:p>
      <text:p text:style-name="P5"><text:span text:style-name="T6">Area or Target:</text:span><text:span text:style-name="T5"> 5-ft.-radius spread; or one solid object or one crystalline creature</text:span></text:p>
      <text:p text:style-name="P5"><text:span text:style-name="T6">Duration:</text:span><text:span text:style-name="T5"> Instantaneous</text:span></text:p>
      <text:p text:style-name="P5"><text:span text:style-name="T6">Saving Throw: </text:span><text:span text:style-name="T5">Will negates (object); Will negates (object) or Fortitude half; see text</text:span></text:p>
      <text:p text:style-name="P5"><text:span text:style-name="T6">Spell Resistance:</text:span><text:span text:style-name="T5"> Yes (object)</text:span></text:p>
      <text:p text:style-name="P5"><text:span text:style-name="T7">Shatter </text:span><text:span text:style-name="T5">creates a loud, ringing noise that breaks brittle, nonmagical objects; sunders a single solid, nonmagical object; or damages a crystalline creature.</text:span></text:p>
      <text:p text:style-name="P5"><text:span text:style-name="T5">Used as an area attack, </text:span><text:span text:style-name="T7">shatter </text:span><text:span text:style-name="T5">destroys nonmagical objects of crystal, glass, ceramic, or porcelain. All such objects within a 5-foot radius of the point of origin are smashed into dozens of pieces by the spell. Objects weighing more than 1 pound per your level are not affected, but all other objects of the appropriate composition are shattered.</text:span></text:p>
      <text:p text:style-name="P5"><text:span text:style-name="T5">Alternatively, you can target </text:span><text:span text:style-name="T7">shatter </text:span><text:span text:style-name="T5">against a single solid object, regardless of composition, weighing up to 10 pounds per caster level. Targeted against a crystalline creature (of any weight), </text:span><text:span text:style-name="T7">shatter </text:span><text:span text:style-name="T5">deals 1d6 points of sonic damage per caster level (maximum 10d6), with a Fortitude save for half damage.</text:span></text:p>
      <text:p text:style-name="P5"><text:span text:style-name="T7">Arcane Material Component: </text:span><text:span text:style-name="T5">A chip of mica.</text:span></text:p>
      <text:p text:style-name="P7"/>
      <text:p text:style-name="P5"><text:span text:style-name="T4">Shield</text:span></text:p>
      <text:p text:style-name="P5"><text:span text:style-name="T5">Abjuration [Force]</text:span></text:p>
      <text:p text:style-name="P5"><text:span text:style-name="T6">Level:</text:span><text:span text:style-name="T5"> Sor/Wiz 1</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text:span><text:span text:style-name="T5"> Personal</text:span></text:p>
      <text:p text:style-name="P5"><text:span text:style-name="T6">Target:</text:span><text:span text:style-name="T5"> You</text:span></text:p>
      <text:p text:style-name="P5"><text:span text:style-name="T6">Duration:</text:span><text:span text:style-name="T5"> 1 min./level (D)</text:span></text:p>
      <text:p text:style-name="P5"><text:span text:style-name="T7">Shield </text:span><text:span text:style-name="T5">creates an invisible, tower shield-sized mobile disk of force that hovers in front of you. It negates </text:span><text:span text:style-name="T7">magic missile </text:span><text:span text:style-name="T5">attacks directed at you. The disk also provides a +4 shield bonus to AC. This bonus applies against incorporeal touch attacks, since it is a force effect. The </text:span><text:span text:style-name="T7">shield </text:span><text:span text:style-name="T5">has no armor check penalty or arcane spell failure chance. Unlike with a normal tower shield, you can’t use the </text:span><text:span text:style-name="T7">shield </text:span><text:span text:style-name="T5">spell for cover.</text:span></text:p>
      <text:p text:style-name="P7"/>
      <text:p text:style-name="P5"><text:span text:style-name="T4">Shield of Faith</text:span></text:p>
      <text:p text:style-name="P5"><text:span text:style-name="T5">Abjuration</text:span></text:p>
      <text:p text:style-name="P5"><text:span text:style-name="T6">Level:</text:span><text:span text:style-name="T5"> Clr 1</text:span></text:p>
      <text:p text:style-name="P5"><text:span text:style-name="T6">Components:</text:span><text:span text:style-name="T5"> V, S, M</text:span></text:p>
      <text:p text:style-name="P5"><text:span text:style-name="T6">Casting Time:</text:span><text:span text:style-name="T5"> 1 standard action</text:span></text:p>
      <text:p text:style-name="P5"><text:span text:style-name="T6">Range:</text:span><text:span text:style-name="T5"> Touch</text:span></text:p>
      <text:p text:style-name="P5"><text:soft-page-break/><text:span text:style-name="T6">Target:</text:span><text:span text:style-name="T5"> Creature touched</text:span></text:p>
      <text:p text:style-name="P5"><text:span text:style-name="T6">Duration:</text:span><text:span text:style-name="T5"> 1 min./level</text:span></text:p>
      <text:p text:style-name="P5"><text:span text:style-name="T6">Saving Throw: </text:span><text:span text:style-name="T5">Will negates (harmless)</text:span></text:p>
      <text:p text:style-name="P5"><text:span text:style-name="T6">Spell Resistance:</text:span><text:span text:style-name="T5"> Yes (harmless)</text:span></text:p>
      <text:p text:style-name="P5"><text:span text:style-name="T5">This spell creates a shimmering, magical field around the touched creature that averts attacks. The spell grants the subject a +2 deflection bonus to AC, with an additional +1 to the bonus for every six levels you have (maximum +5 deflection bonus at 18th level).</text:span></text:p>
      <text:p text:style-name="P5"><text:span text:style-name="T7">Material Component: </text:span><text:span text:style-name="T5">A small parchment with a bit of holy text written upon it.</text:span></text:p>
      <text:p text:style-name="P7"/>
      <text:p text:style-name="P5"><text:span text:style-name="T4">Shield of Law</text:span></text:p>
      <text:p text:style-name="P5"><text:span text:style-name="T5">Abjuration [Lawful]</text:span></text:p>
      <text:p text:style-name="P5"><text:span text:style-name="T6">Level:</text:span><text:span text:style-name="T5"> Clr 8, Law 8</text:span></text:p>
      <text:p text:style-name="P5"><text:span text:style-name="T6">Components:</text:span><text:span text:style-name="T5"> V, S, F</text:span></text:p>
      <text:p text:style-name="P5"><text:span text:style-name="T6">Casting Time:</text:span><text:span text:style-name="T5"> 1 standard action</text:span></text:p>
      <text:p text:style-name="P5"><text:span text:style-name="T6">Range:</text:span><text:span text:style-name="T5"> 20 ft.</text:span></text:p>
      <text:p text:style-name="P5"><text:span text:style-name="T6">Targets:</text:span><text:span text:style-name="T5"> One creature/level in a 20-ft.-radius burst centered on you</text:span></text:p>
      <text:p text:style-name="P5"><text:span text:style-name="T6">Duration:</text:span><text:span text:style-name="T5"> 1 round/level (D)</text:span></text:p>
      <text:p text:style-name="P5"><text:span text:style-name="T6">Saving Throw:</text:span><text:span text:style-name="T5"> See text</text:span></text:p>
      <text:p text:style-name="P5"><text:span text:style-name="T6">Spell Resistance:</text:span><text:span text:style-name="T5"> Yes (harmless)</text:span></text:p>
      <text:p text:style-name="P5"><text:span text:style-name="T5">A dim, blue glow surrounds the subjects, protecting them from attacks, granting them resistance to spells cast by chaotic creatures, and </text:span><text:span text:style-name="T7">slowing </text:span><text:span text:style-name="T5">chaotic creatures when they strike the subjects. This abjuration has four effects.</text:span></text:p>
      <text:p text:style-name="P5"><text:span text:style-name="T5">First, each warded creature gains a +4 deflection bonus to AC and a +4 resistance bonus on saves. Unlike </text:span><text:span text:style-name="T7">protection from chaos</text:span><text:span text:style-name="T5">, this benefit applies against all attacks, not just against attacks by chaotic creatures.</text:span></text:p>
      <text:p text:style-name="P5"><text:span text:style-name="T5">Second, a warded creature gains spell resistance 25 against chaotic spells and spells cast by chaotic creatures.</text:span></text:p>
      <text:p text:style-name="P5"><text:span text:style-name="T5">Third, the abjuration blocks possession and mental influence, just as </text:span><text:span text:style-name="T7">protection from chaos </text:span><text:span text:style-name="T5">does.</text:span></text:p>
      <text:p text:style-name="P5"><text:span text:style-name="T5">Finally, if a chaotic creature succeeds on a melee attack against a warded creature, the attacker is </text:span><text:span text:style-name="T7">slowed </text:span><text:span text:style-name="T5">(Will save negates, as the </text:span><text:span text:style-name="T7">slow </text:span><text:span text:style-name="T5">spell, but against </text:span><text:span text:style-name="T7">shield of law</text:span><text:span text:style-name="T5">’s save DC).</text:span></text:p>
      <text:p text:style-name="P5"><text:span text:style-name="T7">Focus: </text:span><text:span text:style-name="T5">A tiny reliquary containing some sacred relic, such as a scrap of parchment from a lawful text. The reliquary costs at least 500 gp.</text:span></text:p>
      <text:p text:style-name="P7"/>
      <text:p text:style-name="P5"><text:span text:style-name="T4">Shield Other</text:span></text:p>
      <text:p text:style-name="P5"><text:span text:style-name="T5">Abjuration</text:span></text:p>
      <text:p text:style-name="P5"><text:span text:style-name="T6">Level:</text:span><text:span text:style-name="T5"> Clr 2, Pal 2, Protection 2</text:span></text:p>
      <text:p text:style-name="P5"><text:soft-page-break/><text:span text:style-name="T6">Components:</text:span><text:span text:style-name="T5"> V, S, F</text:span></text:p>
      <text:p text:style-name="P5"><text:span text:style-name="T6">Casting Time:</text:span><text:span text:style-name="T5"> 1 standard action</text:span></text:p>
      <text:p text:style-name="P5"><text:span text:style-name="T6">Range:</text:span><text:span text:style-name="T5"> Close (25 ft. + 5 ft./2 levels)</text:span></text:p>
      <text:p text:style-name="P5"><text:span text:style-name="T6">Target:</text:span><text:span text:style-name="T5"> One creature</text:span></text:p>
      <text:p text:style-name="P5"><text:span text:style-name="T6">Duration:</text:span><text:span text:style-name="T5"> 1 hour/level (D)</text:span></text:p>
      <text:p text:style-name="P5"><text:span text:style-name="T6">Saving Throw: </text:span><text:span text:style-name="T5">Will negates (harmless)</text:span></text:p>
      <text:p text:style-name="P5"><text:span text:style-name="T6">Spell Resistance:</text:span><text:span text:style-name="T5"> Yes (harmless)</text:span></text:p>
      <text:p text:style-name="P5"><text:span text:style-name="T5">This spell wards the subject and creates a mystic connection between you and the subject so that some of its wounds are transferred to you. The subject gains a +1 deflection bonus to AC and a +1 resistance bonus on saves. Additionally, the subject takes only half damage from all wounds and attacks (including that dealt by special abilities) that deal hit point damage. The amount of damage not taken by the warded creature is taken by you. Forms of harm that do not involve hit points, such as </text:span><text:span text:style-name="T7">charm </text:span><text:span text:style-name="T5">effects, temporary ability damage, level draining, and death effects, are not affected. If the subject suffers a reduction of hit points from a lowered Constitution score, the reduction is not split with you because it is not hit point damage. When the spell ends, subsequent damage is no longer divided between the subject and you, but damage already split is not reassigned to the subject.</text:span></text:p>
      <text:p text:style-name="P5"><text:span text:style-name="T5">If you and the subject of the spell move out of range of each other, the spell ends.</text:span></text:p>
      <text:p text:style-name="P5"><text:span text:style-name="T7">Focus: </text:span><text:span text:style-name="T5">A pair of platinum rings (worth at least 50 gp each) worn by both you and the warded creature.</text:span></text:p>
      <text:p text:style-name="P7"/>
      <text:p text:style-name="P5"><text:span text:style-name="T4">Shillelagh</text:span></text:p>
      <text:p text:style-name="P5"><text:span text:style-name="T5">Transmutation</text:span></text:p>
      <text:p text:style-name="P5"><text:span text:style-name="T6">Level:</text:span><text:span text:style-name="T5"> Drd 1</text:span></text:p>
      <text:p text:style-name="P5"><text:span text:style-name="T6">Components:</text:span><text:span text:style-name="T5"> V, S, DF</text:span></text:p>
      <text:p text:style-name="P5"><text:span text:style-name="T6">Casting Time:</text:span><text:span text:style-name="T5"> 1 standard action</text:span></text:p>
      <text:p text:style-name="P5"><text:span text:style-name="T6">Range:</text:span><text:span text:style-name="T5"> Touch</text:span></text:p>
      <text:p text:style-name="P5"><text:span text:style-name="T6">Target:</text:span><text:span text:style-name="T5"> One touched nonmagical oak club or quarterstaff</text:span></text:p>
      <text:p text:style-name="P5"><text:span text:style-name="T6">Duration:</text:span><text:span text:style-name="T5"> 1 min./level</text:span></text:p>
      <text:p text:style-name="P5"><text:span text:style-name="T6">Saving Throw: </text:span><text:span text:style-name="T5">Will negates (object)</text:span></text:p>
      <text:p text:style-name="P5"><text:span text:style-name="T6">Spell Resistance:</text:span><text:span text:style-name="T5"> Yes (object)</text:span></text:p>
      <text:p text:style-name="P5"><text:span text:style-name="T5">Your own nonmagical club or quarterstaff becomes a weapon with a +1 enhancement bonus on attack and damage rolls. (A quarterstaff gains this enhancement for both ends of the weapon.) It deals damage as if it were two size categories larger (a Small club or quarterstaff so transmuted deals 1d8 points of damage, a Medium 2d6, and a Large 3d6), +1 for its enhancement bonus. These effects only occur when the weapon is wielded by you. If you do not wield it, the weapon behaves as if unaffected by this spell.</text:span></text:p>
      <text:p text:style-name="P7"/>
      <text:p text:style-name="P5"><text:span text:style-name="T4">Shocking Grasp</text:span></text:p>
      <text:p text:style-name="P5"><text:span text:style-name="T5">Evocation [Electricity]</text:span></text:p>
      <text:p text:style-name="P5"><text:span text:style-name="T6">Level:</text:span><text:span text:style-name="T5"> Sor/Wiz 1</text:span></text:p>
      <text:p text:style-name="P5"><text:span text:style-name="T6">Components:</text:span><text:span text:style-name="T5"> V, S</text:span></text:p>
      <text:p text:style-name="P5"><text:soft-page-break/><text:span text:style-name="T6">Casting Time:</text:span><text:span text:style-name="T5"> 1 standard action</text:span></text:p>
      <text:p text:style-name="P5"><text:span text:style-name="T6">Range:</text:span><text:span text:style-name="T5"> Touch</text:span></text:p>
      <text:p text:style-name="P5"><text:span text:style-name="T6">Target:</text:span><text:span text:style-name="T5"> Creature or object touched</text:span></text:p>
      <text:p text:style-name="P5"><text:span text:style-name="T6">Duration:</text:span><text:span text:style-name="T5"> Instantaneous</text:span></text:p>
      <text:p text:style-name="P5"><text:span text:style-name="T6">Saving Throw:</text:span><text:span text:style-name="T5"> None</text:span></text:p>
      <text:p text:style-name="P5"><text:span text:style-name="T6">Spell Resistance:</text:span><text:span text:style-name="T5"> Yes</text:span></text:p>
      <text:p text:style-name="P5"><text:span text:style-name="T5">Your successful melee touch attack deals 1d6 points of electricity damage per caster level (maximum 5d6). When delivering the jolt, you gain a +3 bonus on attack rolls if the opponent is wearing metal armor (or made out of metal, carrying a lot of metal, or the like).</text:span></text:p>
      <text:p text:style-name="P7"/>
      <text:p text:style-name="P5"><text:span text:style-name="T4">Shout</text:span></text:p>
      <text:p text:style-name="P5"><text:span text:style-name="T5">Evocation [Sonic]</text:span></text:p>
      <text:p text:style-name="P5"><text:span text:style-name="T6">Level:</text:span><text:span text:style-name="T5"> Brd 4, Sor/Wiz 4</text:span></text:p>
      <text:p text:style-name="P5"><text:span text:style-name="T6">Components:</text:span><text:span text:style-name="T5"> V</text:span></text:p>
      <text:p text:style-name="P5"><text:span text:style-name="T6">Casting Time:</text:span><text:span text:style-name="T5"> 1 standard action</text:span></text:p>
      <text:p text:style-name="P5"><text:span text:style-name="T6">Range:</text:span><text:span text:style-name="T5"> 30 ft.</text:span></text:p>
      <text:p text:style-name="P5"><text:span text:style-name="T6">Area:</text:span><text:span text:style-name="T5"> Cone-shaped burst</text:span></text:p>
      <text:p text:style-name="P5"><text:span text:style-name="T6">Duration:</text:span><text:span text:style-name="T5"> Instantaneous</text:span></text:p>
      <text:p text:style-name="P5"><text:span text:style-name="T6">Saving Throw:</text:span><text:span text:style-name="T5"> Fortitude partial or Reflex negates (object); see text</text:span></text:p>
      <text:p text:style-name="P5"><text:span text:style-name="T6">Spell Resistance:</text:span><text:span text:style-name="T5"> Yes (object)</text:span></text:p>
      <text:p text:style-name="P5"><text:span text:style-name="T5">You emit an ear-splitting yell that deafens and damages creatures in its path. Any creature within the area is deafened for 2d6 rounds and takes 5d6 points of sonic damage. A successful save negates the deafness and reduces the damage by half. Any exposed brittle or crystalline object or crystalline creature takes 1d6 points of sonic damage per caster level (maximum 15d6). An affected creature is allowed a Fortitude save to reduce the damage by half, and a creature holding fragile objects can negate damage to them with a successful Reflex save.</text:span></text:p>
      <text:p text:style-name="P5"><text:span text:style-name="T5">A </text:span><text:span text:style-name="T7">shout </text:span><text:span text:style-name="T5">spell cannot penetrate a </text:span><text:span text:style-name="T7">silence </text:span><text:span text:style-name="T5">spell.</text:span></text:p>
      <text:p text:style-name="P7"/>
      <text:p text:style-name="P5"><text:span text:style-name="T4">Shout, Greater</text:span></text:p>
      <text:p text:style-name="P5"><text:span text:style-name="T5">Evocation [Sonic]</text:span></text:p>
      <text:p text:style-name="P5"><text:span text:style-name="T6">Level:</text:span><text:span text:style-name="T5"> Brd 6, Sor/Wiz 8</text:span></text:p>
      <text:p text:style-name="P5"><text:span text:style-name="T6">Components:</text:span><text:span text:style-name="T5"> V, S, F</text:span></text:p>
      <text:p text:style-name="P5"><text:span text:style-name="T6">Range:</text:span><text:span text:style-name="T5"> 60 ft.</text:span></text:p>
      <text:p text:style-name="P5"><text:span text:style-name="T6">Saving Throw:</text:span><text:span text:style-name="T5"> Fortitude partial or Reflex negates (object); see text</text:span></text:p>
      <text:p text:style-name="P5"><text:soft-page-break/><text:span text:style-name="T5">This spell functions like </text:span><text:span text:style-name="T7">shout, </text:span><text:span text:style-name="T5">except that the cone deals 10d6 points of sonic damage (or 1d6 points of sonic damage per caster level, maximum 20d6, against exposed brittle or crystalline objects or crystalline creatures). It also causes creatures to be stunned for 1 round and deafened for 4d6 rounds. A creature in the area of the cone can negate the stunning and halve both the damage and the duration of the deafness with a successful Fortitude save. A creature holding vulnerable objects can attempt a Reflex save to negate the damage to those objects.</text:span></text:p>
      <text:p text:style-name="P5"><text:span text:style-name="T7">Arcane Focus: </text:span><text:span text:style-name="T5">A small metal or ivory horn.</text:span></text:p>
      <text:p text:style-name="P7"/>
      <text:p text:style-name="P5"><text:span text:style-name="T4">Shrink Item</text:span></text:p>
      <text:p text:style-name="P5"><text:span text:style-name="T5">Transmutation</text:span></text:p>
      <text:p text:style-name="P5"><text:span text:style-name="T6">Level:</text:span><text:span text:style-name="T5"> Sor/Wiz 3</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text:span><text:span text:style-name="T5"> Touch</text:span></text:p>
      <text:p text:style-name="P5"><text:span text:style-name="T6">Target:</text:span><text:span text:style-name="T5"> One touched object of up to 2 cu. ft./level</text:span></text:p>
      <text:p text:style-name="P5"><text:span text:style-name="T6">Duration:</text:span><text:span text:style-name="T5"> One day/level; see text</text:span></text:p>
      <text:p text:style-name="P5"><text:span text:style-name="T6">Saving Throw: </text:span><text:span text:style-name="T5">Will negates (object)</text:span></text:p>
      <text:p text:style-name="P5"><text:span text:style-name="T6">Spell Resistance:</text:span><text:span text:style-name="T5"> Yes (object)</text:span></text:p>
      <text:p text:style-name="P5"><text:span text:style-name="T5">You are able to shrink one nonmagical item (if it is within the size limit) to 1/16 of its normal size in each dimension (to about 1/4,000 the original volume and mass). This change effectively reduces the object’s size by four categories. Optionally, you can also change its now shrunken composition to a clothlike one. Objects changed by a </text:span><text:span text:style-name="T7">shrink item </text:span><text:span text:style-name="T5">spell can be returned to normal composition and size merely by tossing them onto any solid surface or by a word of command from the original caster. Even a burning fire and its fuel can be shrunk by this spell. Restoring the shrunken object to its normal size and composition ends the spell.</text:span></text:p>
      <text:p text:style-name="P5"><text:span text:style-name="T7">Shrink item </text:span><text:span text:style-name="T5">can be made permanent with a </text:span><text:span text:style-name="T7">permanency </text:span><text:span text:style-name="T5">spell, in which case the affected object can be shrunk and expanded an indefinite number of times, but only by the original caster.</text:span></text:p>
      <text:p text:style-name="P7"/>
      <text:p text:style-name="P5"><text:span text:style-name="T4">Silence</text:span></text:p>
      <text:p text:style-name="P5"><text:span text:style-name="T5">Illusion (Glamer)</text:span></text:p>
      <text:p text:style-name="P5"><text:span text:style-name="T6">Level:</text:span><text:span text:style-name="T5"> Brd 2, Clr 2</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text:span><text:span text:style-name="T5"> Long (400 ft. + 40 ft./level)</text:span></text:p>
      <text:p text:style-name="P5"><text:span text:style-name="T6">Area:</text:span><text:span text:style-name="T5"> 20-ft.-radius emanation centered on a creature, object, or point in space</text:span></text:p>
      <text:p text:style-name="P5"><text:span text:style-name="T6">Duration:</text:span><text:span text:style-name="T5"> 1 min./level (D)</text:span></text:p>
      <text:p text:style-name="P5"><text:span text:style-name="T6">Saving Throw: </text:span><text:span text:style-name="T5">Will negates; see text or none (object)</text:span></text:p>
      <text:p text:style-name="P5"><text:span text:style-name="T6">Spell Resistance:</text:span><text:span text:style-name="T5"> Yes; see text or no (object)</text:span></text:p>
      <text:p text:style-name="P5"><text:span text:style-name="T5">Upon the casting of this spell, complete silence prevails in the affected area. All sound is stopped: Conversation is impossible, spells with verbal components cannot be cast, and no noise whatsoever issues from, enters, or passes through the area. The spell can be cast on a point in space, but the effect is stationary unless cast on a mobile object. The spell can be centered on a creature, and the effect then radiates from the creature and moves as it moves. An unwilling creature can attempt a Will save to negate the spell and can use spell resistance, if any. Items in a creature’s possession or magic items that emit sound receive the benefits of saves and spell resistance, but unattended objects and points in space do not. This spell provides a defense against sonic or language-based attacks.</text:span></text:p>
      <text:p text:style-name="P7"><text:soft-page-break/></text:p>
      <text:p text:style-name="P5"><text:span text:style-name="T4">Silent Image</text:span></text:p>
      <text:p text:style-name="P5"><text:span text:style-name="T5">Illusion (Figment)</text:span></text:p>
      <text:p text:style-name="P5"><text:span text:style-name="T6">Level:</text:span><text:span text:style-name="T5"> Brd 1, Sor/Wiz 1</text:span></text:p>
      <text:p text:style-name="P5"><text:span text:style-name="T6">Components:</text:span><text:span text:style-name="T5"> V, S, F</text:span></text:p>
      <text:p text:style-name="P5"><text:span text:style-name="T6">Casting Time:</text:span><text:span text:style-name="T5"> 1 standard action</text:span></text:p>
      <text:p text:style-name="P5"><text:span text:style-name="T6">Range:</text:span><text:span text:style-name="T5"> Long (400 ft. + 40 ft./level)</text:span></text:p>
      <text:p text:style-name="P5"><text:span text:style-name="T6">Effect:</text:span><text:span text:style-name="T5"> Visual figment that cannot extend beyond four 10-ft. cubes + one 10-ft. cube/level (S)</text:span></text:p>
      <text:p text:style-name="P5"><text:span text:style-name="T6">Duration:</text:span><text:span text:style-name="T5"> Concentration</text:span></text:p>
      <text:p text:style-name="P5"><text:span text:style-name="T6">Saving Throw: </text:span><text:span text:style-name="T5">Will disbelief (if interacted with)</text:span></text:p>
      <text:p text:style-name="P5"><text:span text:style-name="T6">Spell Resistance:</text:span><text:span text:style-name="T5"> No</text:span></text:p>
      <text:p text:style-name="P5"><text:span text:style-name="T5">This spell creates the visual illusion of an object, creature, or force, as visualized by you. The illusion does not create sound, smell, texture, or temperature. You can move the image within the limits of the size of the effect.</text:span></text:p>
      <text:p text:style-name="P5"><text:span text:style-name="T7">Focus: </text:span><text:span text:style-name="T5">A bit of fleece.</text:span></text:p>
      <text:p text:style-name="P7"/>
      <text:p text:style-name="P5"><text:span text:style-name="T4">Simulacrum</text:span></text:p>
      <text:p text:style-name="P5"><text:span text:style-name="T5">Illusion (Shadow)</text:span></text:p>
      <text:p text:style-name="P5"><text:span text:style-name="T6">Level:</text:span><text:span text:style-name="T5"> Sor/Wiz 7</text:span></text:p>
      <text:p text:style-name="P5"><text:span text:style-name="T6">Components:</text:span><text:span text:style-name="T5"> V, S, M, XP</text:span></text:p>
      <text:p text:style-name="P5"><text:span text:style-name="T6">Casting Time:</text:span><text:span text:style-name="T5"> 12 hours</text:span></text:p>
      <text:p text:style-name="P5"><text:span text:style-name="T6">Range:</text:span><text:span text:style-name="T5"> 0 ft.</text:span></text:p>
      <text:p text:style-name="P5"><text:span text:style-name="T6">Effect:</text:span><text:span text:style-name="T5"> One duplicate creature</text:span></text:p>
      <text:p text:style-name="P5"><text:span text:style-name="T6">Duration:</text:span><text:span text:style-name="T5"> Instantaneous</text:span></text:p>
      <text:p text:style-name="P5"><text:span text:style-name="T6">Saving Throw:</text:span><text:span text:style-name="T5"> None</text:span></text:p>
      <text:p text:style-name="P5"><text:span text:style-name="T6">Spell Resistance:</text:span><text:span text:style-name="T5"> No</text:span></text:p>
      <text:p text:style-name="P5"><text:span text:style-name="T7">Simulacrum </text:span><text:span text:style-name="T5">creates an illusory duplicate of any creature. The duplicate creature is partially real and formed from ice or snow. It appears to be the same as the original, but it has only one-half of the real creature’s levels or Hit Dice (and the appropriate hit points, feats, skill ranks, and special abilities for a creature of that level or HD). You can’t create a simulacrum of a creature whose Hit Dice or levels exceed twice your caster level. You must make a Disguise check when you cast the spell to determine how good the likeness is. A creature familiar with the original might detect the ruse with a successful Spot check (opposed by the caster’s Disguise check) or a DC 20 Sense Motive check.</text:span></text:p>
      <text:p text:style-name="P5"><text:span text:style-name="T5">At all times the simulacrum remains under your absolute command. No special telepathic link exists, so command must be exercised in some other manner. A simulacrum has no ability to become more powerful. It cannot increase its level or abilities. If reduced to 0 hit points or otherwise destroyed, it reverts to snow and melts instantly into nothingness. A complex process requiring at least 24 hours, 100 gp per hit point, and a fully equipped magical laboratory can repair damage to a simulacrum.</text:span></text:p>
      <text:p text:style-name="P5"><text:span text:style-name="T7">Material Component: </text:span><text:span text:style-name="T5">The spell is cast over the rough snow or ice form, and some piece of the creature to be duplicated (hair, nail, or the like) must be placed inside the snow or ice. Additionally, the spell requires powdered ruby worth 100 gp per HD of the simulacrum to be created.</text:span></text:p>
      <text:p text:style-name="P5"><text:soft-page-break/><text:span text:style-name="T7">XP Cost: </text:span><text:span text:style-name="T5">100 XP per HD of the simulacrum to be created (minimum 1,000 XP).</text:span></text:p>
      <text:p text:style-name="P7"/>
      <text:p text:style-name="P5"><text:span text:style-name="T4">Slay Living</text:span></text:p>
      <text:p text:style-name="P5"><text:span text:style-name="T5">Necromancy [Death]</text:span></text:p>
      <text:p text:style-name="P5"><text:span text:style-name="T6">Level:</text:span><text:span text:style-name="T5"> Clr 5, Death 5</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text:span><text:span text:style-name="T5"> Touch</text:span></text:p>
      <text:p text:style-name="P5"><text:span text:style-name="T6">Target:</text:span><text:span text:style-name="T5"> Living creature touched</text:span></text:p>
      <text:p text:style-name="P5"><text:span text:style-name="T6">Duration:</text:span><text:span text:style-name="T5"> Instantaneous</text:span></text:p>
      <text:p text:style-name="P5"><text:span text:style-name="T6">Saving Throw:</text:span><text:span text:style-name="T5"> Fortitude partial</text:span></text:p>
      <text:p text:style-name="P5"><text:span text:style-name="T6">Spell Resistance:</text:span><text:span text:style-name="T5"> Yes</text:span></text:p>
      <text:p text:style-name="P5"><text:span text:style-name="T5">You can slay any one living creature. You must succeed on a melee touch attack to touch the subject, and it can avoid death with a successful Fortitude save. If it succeeds, it instead takes 3d6 points of damage +1 point per caster level.</text:span></text:p>
      <text:p text:style-name="P7"/>
      <text:p text:style-name="P5"><text:span text:style-name="T4">Sleep</text:span></text:p>
      <text:p text:style-name="P5"><text:span text:style-name="T5">Enchantment (Compulsion) [Mind-Affecting]</text:span></text:p>
      <text:p text:style-name="P5"><text:span text:style-name="T6">Level:</text:span><text:span text:style-name="T5"> Brd 1, Sor/Wiz 1</text:span></text:p>
      <text:p text:style-name="P5"><text:span text:style-name="T6">Components:</text:span><text:span text:style-name="T5"> V, S, M</text:span></text:p>
      <text:p text:style-name="P5"><text:span text:style-name="T6">Casting Time:</text:span><text:span text:style-name="T5"> 1 round</text:span></text:p>
      <text:p text:style-name="P5"><text:span text:style-name="T6">Range: </text:span><text:span text:style-name="T5">Medium (100 ft. + 10 ft./level)</text:span></text:p>
      <text:p text:style-name="P5"><text:span text:style-name="T6">Area:</text:span><text:span text:style-name="T5"> One or more living creatures within a 10-ft.-radius burst</text:span></text:p>
      <text:p text:style-name="P5"><text:span text:style-name="T6">Duration:</text:span><text:span text:style-name="T5"> 1 min./level</text:span></text:p>
      <text:p text:style-name="P5"><text:span text:style-name="T6">Saving Throw: </text:span><text:span text:style-name="T5">Will negates</text:span></text:p>
      <text:p text:style-name="P5"><text:span text:style-name="T6">Spell Resistance:</text:span><text:span text:style-name="T5"> Yes</text:span></text:p>
      <text:p text:style-name="P5"><text:span text:style-name="T5">A </text:span><text:span text:style-name="T7">sleep </text:span><text:span text:style-name="T5">spell causes a magical slumber to come upon 4 Hit Dice of creatures. Creatures with the fewest HD are affected first.</text:span></text:p>
      <text:p text:style-name="P5"><text:span text:style-name="T5">Among creatures with equal HD, those who are closest to the spell’s point of origin are affected first. Hit Dice that are not sufficient to affect a creature are wasted.</text:span></text:p>
      <text:p text:style-name="P5"><text:span text:style-name="T5">Sleeping creatures are helpless. Slapping or wounding awakens an affected creature, but normal noise does not. Awakening a creature is a standard action (an application of the aid another action).</text:span></text:p>
      <text:p text:style-name="P5"><text:soft-page-break/><text:span text:style-name="T7">Sleep </text:span><text:span text:style-name="T5">does not target unconscious creatures, constructs, or undead creatures.</text:span></text:p>
      <text:p text:style-name="P5"><text:span text:style-name="T7">Material Component: </text:span><text:span text:style-name="T5">A pinch of fine sand, rose petals, or a live cricket.</text:span></text:p>
      <text:p text:style-name="P7"/>
      <text:p text:style-name="P5"><text:span text:style-name="T4">Sleet Storm</text:span></text:p>
      <text:p text:style-name="P5"><text:span text:style-name="T5">Conjuration (Creation) [Cold]</text:span></text:p>
      <text:p text:style-name="P5"><text:span text:style-name="T6">Level:</text:span><text:span text:style-name="T5"> Drd 3, Sor/Wiz 3</text:span></text:p>
      <text:p text:style-name="P5"><text:span text:style-name="T6">Components:</text:span><text:span text:style-name="T5"> V, S, M/DF</text:span></text:p>
      <text:p text:style-name="P5"><text:span text:style-name="T6">Casting Time:</text:span><text:span text:style-name="T5"> 1 standard action</text:span></text:p>
      <text:p text:style-name="P5"><text:span text:style-name="T6">Range:</text:span><text:span text:style-name="T5"> Long (400 ft. + 40 ft./level)</text:span></text:p>
      <text:p text:style-name="P5"><text:span text:style-name="T6">Area:</text:span><text:span text:style-name="T5"> Cylinder (40-ft. radius, 20 ft. high)</text:span></text:p>
      <text:p text:style-name="P5"><text:span text:style-name="T6">Duration:</text:span><text:span text:style-name="T5"> 1 round/level</text:span></text:p>
      <text:p text:style-name="P5"><text:span text:style-name="T6">Saving Throw:</text:span><text:span text:style-name="T5"> None</text:span></text:p>
      <text:p text:style-name="P5"><text:span text:style-name="T6">Spell Resistance:</text:span><text:span text:style-name="T5"> No</text:span></text:p>
      <text:p text:style-name="P5"><text:span text:style-name="T5">Driving sleet blocks all sight (even darkvision) within it and causes the ground in the area to be icy. A creature can walk within or through the area of sleet at half normal speed with a DC 10 Balance check. Failure means it can’t move in that round, while failure by 5 or more means it falls (see the Balance skill for details).</text:span></text:p>
      <text:p text:style-name="P5"><text:span text:style-name="T5">The sleet extinguishes torches and small fires.</text:span></text:p>
      <text:p text:style-name="P5"><text:span text:style-name="T7">Arcane Material Component: </text:span><text:span text:style-name="T5">A pinch of dust and a few drops of water.</text:span></text:p>
      <text:p text:style-name="P7"/>
      <text:p text:style-name="P5"><text:span text:style-name="T4">Slow</text:span></text:p>
      <text:p text:style-name="P5"><text:span text:style-name="T5">Transmutation</text:span></text:p>
      <text:p text:style-name="P5"><text:span text:style-name="T6">Level:</text:span><text:span text:style-name="T5"> Brd 3, Sor/Wiz 3</text:span></text:p>
      <text:p text:style-name="P5"><text:span text:style-name="T6">Components:</text:span><text:span text:style-name="T5"> V, S, M</text:span></text:p>
      <text:p text:style-name="P5"><text:span text:style-name="T6">Casting Time:</text:span><text:span text:style-name="T5"> 1 standard action</text:span></text:p>
      <text:p text:style-name="P5"><text:span text:style-name="T6">Range:</text:span><text:span text:style-name="T5"> Close (25 ft. + 5 ft./2 levels)</text:span></text:p>
      <text:p text:style-name="P5"><text:span text:style-name="T6">Targets:</text:span><text:span text:style-name="T5"> One creature/level, no two of which can be more than 30 ft. apart</text:span></text:p>
      <text:p text:style-name="P5"><text:span text:style-name="T6">Duration:</text:span><text:span text:style-name="T5"> 1 round/level</text:span></text:p>
      <text:p text:style-name="P5"><text:span text:style-name="T6">Saving Throw: </text:span><text:span text:style-name="T5">Will negates</text:span></text:p>
      <text:p text:style-name="P5"><text:span text:style-name="T6">Spell Resistance:</text:span><text:span text:style-name="T5"> Yes</text:span></text:p>
      <text:p text:style-name="P5"><text:soft-page-break/><text:span text:style-name="T5">An affected creature moves and attacks at a drastically slowed rate. A </text:span><text:span text:style-name="T7">slowed </text:span><text:span text:style-name="T5">creature can take only a single move action or standard action each turn, but not both (nor may it take full-round actions). Additionally, it takes a –1 penalty on attack rolls, AC, and Reflex saves. A </text:span><text:span text:style-name="T7">slowed </text:span><text:span text:style-name="T5">creature moves at half its normal speed (round down to the next 5-foot increment), which affects the creature’s jumping distance as normal for decreased speed.</text:span></text:p>
      <text:p text:style-name="P5"><text:span text:style-name="T5">Multiple </text:span><text:span text:style-name="T7">slow </text:span><text:span text:style-name="T5">effects don’t stack. </text:span><text:span text:style-name="T7">Slow </text:span><text:span text:style-name="T5">counters and dispels </text:span><text:span text:style-name="T7">haste</text:span><text:span text:style-name="T5">.</text:span></text:p>
      <text:p text:style-name="P5"><text:span text:style-name="T7">Material Component: </text:span><text:span text:style-name="T5">A drop of molasses.</text:span></text:p>
      <text:p text:style-name="P7"/>
      <text:p text:style-name="P5"><text:span text:style-name="T4">Snare</text:span></text:p>
      <text:p text:style-name="P5"><text:span text:style-name="T5">Transmutation</text:span></text:p>
      <text:p text:style-name="P5"><text:span text:style-name="T6">Level:</text:span><text:span text:style-name="T5"> Rgr 2, Drd 3</text:span></text:p>
      <text:p text:style-name="P5"><text:span text:style-name="T6">Components:</text:span><text:span text:style-name="T5"> V, S, DF</text:span></text:p>
      <text:p text:style-name="P5"><text:span text:style-name="T6">Casting Time:</text:span><text:span text:style-name="T5"> 3 rounds</text:span></text:p>
      <text:p text:style-name="P5"><text:span text:style-name="T6">Range:</text:span><text:span text:style-name="T5"> Touch</text:span></text:p>
      <text:p text:style-name="P5"><text:span text:style-name="T6">Target:</text:span><text:span text:style-name="T5"> Touched nonmagical circle of vine, rope, or thong with a 2 ft. diameter + 2 ft./level</text:span></text:p>
      <text:p text:style-name="P5"><text:span text:style-name="T6">Duration:</text:span><text:span text:style-name="T5"> Until triggered or broken</text:span></text:p>
      <text:p text:style-name="P5"><text:span text:style-name="T6">Saving Throw:</text:span><text:span text:style-name="T5"> None</text:span></text:p>
      <text:p text:style-name="P5"><text:span text:style-name="T6">Spell Resistance:</text:span><text:span text:style-name="T5"> No</text:span></text:p>
      <text:p text:style-name="P5"><text:span text:style-name="T5">This spell enables you to make a snare that functions as a magic trap. The snare can be made from any supple vine, a thong, or a rope. When you cast </text:span><text:span text:style-name="T7">snare </text:span><text:span text:style-name="T5">upon it, the cordlike object blends with its surroundings (Search DC 23 for a character with the trapfinding ability to locate). One end of the snare is tied in a loop that contracts around one or more of the limbs of any creature stepping inside the circle.</text:span></text:p>
      <text:p text:style-name="P5"><text:span text:style-name="T5">If a strong and supple tree is nearby, the snare can be fastened to it. The spell causes the tree to bend and then straighten when the loop is triggered, dealing 1d6 points of damage to the creature trapped and lifting it off the ground by the trapped limb or limbs. If no such tree is available, the cordlike object tightens around the creature, dealing no damage but causing it to be entangled.</text:span></text:p>
      <text:p text:style-name="P5"><text:span text:style-name="T5">The snare is magical. To escape, a trapped creature must make a DC 23 Escape Artist check or a DC 23 Strength check that is a full-round action. The snare has AC 7 and 5 hit points. A successful escape from the snare breaks the loop and ends the spell.</text:span></text:p>
      <text:p text:style-name="P7"/>
      <text:p text:style-name="P5"><text:span text:style-name="T4">Soften Earth and Stone</text:span></text:p>
      <text:p text:style-name="P5"><text:span text:style-name="T5">Transmutation [Earth]</text:span></text:p>
      <text:p text:style-name="P5"><text:span text:style-name="T6">Level:</text:span><text:span text:style-name="T5"> Drd 2, Earth 2</text:span></text:p>
      <text:p text:style-name="P5"><text:span text:style-name="T6">Components:</text:span><text:span text:style-name="T5"> V, S, DF</text:span></text:p>
      <text:p text:style-name="P5"><text:span text:style-name="T6">Casting Time:</text:span><text:span text:style-name="T5"> 1 standard action</text:span></text:p>
      <text:p text:style-name="P5"><text:span text:style-name="T6">Range:</text:span><text:span text:style-name="T5"> Close (25 ft. + 5 ft./2 levels)</text:span></text:p>
      <text:p text:style-name="P5"><text:span text:style-name="T6">Area:</text:span><text:span text:style-name="T5"> 10-ft. square/level; see text</text:span></text:p>
      <text:p text:style-name="P5"><text:span text:style-name="T6">Duration:</text:span><text:span text:style-name="T5"> Instantaneous</text:span></text:p>
      <text:p text:style-name="P5"><text:span text:style-name="T6">Saving Throw:</text:span><text:span text:style-name="T5"> None</text:span></text:p>
      <text:p text:style-name="P5"><text:soft-page-break/><text:span text:style-name="T6">Spell Resistance:</text:span><text:span text:style-name="T5"> No</text:span></text:p>
      <text:p text:style-name="P5"><text:span text:style-name="T5">When this spell is cast, all natural, undressed earth or stone in the spell’s area is softened. Wet earth becomes thick mud, dry earth becomes loose sand or dirt, and stone becomes soft clay that is easily molded or chopped. You affect a 10-footsquare area to a depth of 1 to 4 feet, depending on the toughness or resilience of the ground at that spot. Magical, enchanted, dressed, or worked stone cannot be affected. Earth or stone creatures are not affected.</text:span></text:p>
      <text:p text:style-name="P5"><text:span text:style-name="T5">A creature in mud must succeed on a Reflex save or be caught for 1d2 rounds and unable to move, attack, or cast spells. A creature that succeeds on its save can move through the mud at half speed, and it can’t run or charge.</text:span></text:p>
      <text:p text:style-name="P5"><text:span text:style-name="T5">Loose dirt is not as troublesome as mud, but all creatures in the area can move at only half their normal speed and can’t run or charge over the surface.</text:span></text:p>
      <text:p text:style-name="P5"><text:span text:style-name="T5">Stone softened into clay does not hinder movement, but it does allow characters to cut, shape, or excavate areas they may not have been able to affect before.</text:span></text:p>
      <text:p text:style-name="P5"><text:span text:style-name="T5">While </text:span><text:span text:style-name="T7">soften earth and stone </text:span><text:span text:style-name="T5">does not affect dressed or worked stone, cavern ceilings or vertical surfaces such as cliff faces can be affected. Usually, this causes a moderate collapse or landslide as the loosened material peels away from the face of the wall or roof and falls.</text:span></text:p>
      <text:p text:style-name="P5"><text:span text:style-name="T5">A moderate amount of structural damage can be dealt to a manufactured structure by softening the ground beneath it, causing it to settle. However, most well-built structures will only be damaged by this spell, not destroyed.</text:span></text:p>
      <text:p text:style-name="P7"/>
      <text:p text:style-name="P5"><text:span text:style-name="T4">Solid Fog</text:span></text:p>
      <text:p text:style-name="P5"><text:span text:style-name="T5">Conjuration (Creation)</text:span></text:p>
      <text:p text:style-name="P5"><text:span text:style-name="T6">Level:</text:span><text:span text:style-name="T5"> Sor/Wiz 4</text:span></text:p>
      <text:p text:style-name="P5"><text:span text:style-name="T6">Components:</text:span><text:span text:style-name="T5"> V, S, M</text:span></text:p>
      <text:p text:style-name="P5"><text:span text:style-name="T6">Duration:</text:span><text:span text:style-name="T5"> 1 min./level</text:span></text:p>
      <text:p text:style-name="P5"><text:span text:style-name="T6">Spell Resistance:</text:span><text:span text:style-name="T5"> No</text:span></text:p>
      <text:p text:style-name="P5"><text:span text:style-name="T5">This spell functions like </text:span><text:span text:style-name="T7">fog cloud</text:span><text:span text:style-name="T5">, but in addition to obscuring sight, the </text:span><text:span text:style-name="T7">solid fog </text:span><text:span text:style-name="T5">is so thick that any creature attempting to move through it progresses at a speed of 5 feet, regardless of its normal speed, and it takes a –2 penalty on all melee attack and melee damage rolls. The vapors prevent effective ranged weapon attacks (except for magic rays and the like). A creature or object that falls into </text:span><text:span text:style-name="T7">solid fog </text:span><text:span text:style-name="T5">is slowed, so that each 10 feet of vapor that it passes through reduces falling damage by 1d6. A creature can’t take a 5-foot step while in </text:span><text:span text:style-name="T7">solid fog.</text:span></text:p>
      <text:p text:style-name="P5"><text:span text:style-name="T5">However, unlike normal fog, only a severe wind (31+ mph) disperses these vapors, and it does so in 1 round.</text:span></text:p>
      <text:p text:style-name="P5"><text:span text:style-name="T7">Solid fog </text:span><text:span text:style-name="T5">can be made permanent with a </text:span><text:span text:style-name="T7">permanency </text:span><text:span text:style-name="T5">spell. A permanent </text:span><text:span text:style-name="T7">solid fog </text:span><text:span text:style-name="T5">dispersed by wind reforms in 10 minutes.</text:span></text:p>
      <text:p text:style-name="P5"><text:span text:style-name="T7">Material Component: </text:span><text:span text:style-name="T5">A pinch of dried, powdered peas combined with powdered animal hoof.</text:span></text:p>
      <text:p text:style-name="P7"/>
      <text:p text:style-name="P5"><text:span text:style-name="T4">Song of Discord</text:span></text:p>
      <text:p text:style-name="P5"><text:span text:style-name="T5">Enchantment (Compulsion) [Mind-Affecting, Sonic]</text:span></text:p>
      <text:p text:style-name="P5"><text:span text:style-name="T6">Level:</text:span><text:span text:style-name="T5"> Brd 5</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 </text:span><text:span text:style-name="T5">Medium (100 ft. + 10 ft./level)</text:span></text:p>
      <text:p text:style-name="P5"><text:span text:style-name="T6">Area:</text:span><text:span text:style-name="T5"> Creatures within a 20-ft.-radius spread</text:span></text:p>
      <text:p text:style-name="P5"><text:span text:style-name="T6">Duration:</text:span><text:span text:style-name="T5"> 1 round/level</text:span></text:p>
      <text:p text:style-name="P5"><text:soft-page-break/><text:span text:style-name="T6">Saving Throw: </text:span><text:span text:style-name="T5">Will negates</text:span></text:p>
      <text:p text:style-name="P5"><text:span text:style-name="T6">Spell Resistance:</text:span><text:span text:style-name="T5"> Yes</text:span></text:p>
      <text:p text:style-name="P5"><text:span text:style-name="T5">This spell causes those within the area to turn on each other rather than attack their foes. Each affected creature has a 50% chance to attack the nearest target each round. (Roll to determine each creature’s behavior every round at the beginning of its turn.) A creature that does not attack its nearest neighbor is free to act normally for that round.</text:span></text:p>
      <text:p text:style-name="P5"><text:span text:style-name="T5">Creatures forced by a </text:span><text:span text:style-name="T7">song of discord </text:span><text:span text:style-name="T5">to attack their fellows employ all methods at their disposal, choosing their deadliest spells and most advantageous combat tactics. They do not, however, harm targets that have fallen unconscious.</text:span></text:p>
      <text:p text:style-name="P7"/>
      <text:p text:style-name="P5"><text:span text:style-name="T4">Soul Bind</text:span></text:p>
      <text:p text:style-name="P5"><text:span text:style-name="T5">Necromancy</text:span></text:p>
      <text:p text:style-name="P5"><text:span text:style-name="T6">Level:</text:span><text:span text:style-name="T5"> Clr 9, Sor/Wiz 9</text:span></text:p>
      <text:p text:style-name="P5"><text:span text:style-name="T6">Components:</text:span><text:span text:style-name="T5"> V, S, F</text:span></text:p>
      <text:p text:style-name="P5"><text:span text:style-name="T6">Casting Time:</text:span><text:span text:style-name="T5"> 1 standard action</text:span></text:p>
      <text:p text:style-name="P5"><text:span text:style-name="T6">Range:</text:span><text:span text:style-name="T5"> Close (25 ft. + 5 ft./2 levels)</text:span></text:p>
      <text:p text:style-name="P5"><text:span text:style-name="T6">Target:</text:span><text:span text:style-name="T5"> Corpse</text:span></text:p>
      <text:p text:style-name="P5"><text:span text:style-name="T6">Duration:</text:span><text:span text:style-name="T5"> Permanent</text:span></text:p>
      <text:p text:style-name="P5"><text:span text:style-name="T6">Saving Throw: </text:span><text:span text:style-name="T5">Will negates</text:span></text:p>
      <text:p text:style-name="P5"><text:span text:style-name="T6">Spell Resistance:</text:span><text:span text:style-name="T5"> No</text:span></text:p>
      <text:p text:style-name="P5"><text:span text:style-name="T5">You draw the soul from a newly dead body and imprison it in a black sapphire gem. The subject must have been dead no more than 1 round per caster level. The soul, once trapped in the gem, cannot be returned through </text:span><text:span text:style-name="T7">clone, raise dead, reincarnation, resurrection, true resurrection, </text:span><text:span text:style-name="T5">or even a </text:span><text:span text:style-name="T7">miracle </text:span><text:span text:style-name="T5">or a </text:span><text:span text:style-name="T7">wish. </text:span><text:span text:style-name="T5">Only by destroying the gem or dispelling the spell on the gem can one free the soul (which is then still dead).</text:span></text:p>
      <text:p text:style-name="P5"><text:span text:style-name="T7">Focus: </text:span><text:span text:style-name="T5">A black sapphire of at least 1,000 gp value for every Hit Die possessed by the creature whose soul is to be bound. If the gem is not valuable enough, it shatters when the binding is attempted. (While creatures have no concept of level or Hit Dice as such, the value of the gem needed to trap an individual can be researched. Remember that this value can change over time as creatures gain more Hit Dice.)</text:span></text:p>
      <text:p text:style-name="P7"/>
      <text:p text:style-name="P5"><text:span text:style-name="T4">Sound Burst</text:span></text:p>
      <text:p text:style-name="P5"><text:span text:style-name="T5">Evocation [Sonic]</text:span></text:p>
      <text:p text:style-name="P5"><text:span text:style-name="T6">Level:</text:span><text:span text:style-name="T5"> Brd 2, Clr 2</text:span></text:p>
      <text:p text:style-name="P5"><text:span text:style-name="T6">Components:</text:span><text:span text:style-name="T5"> V, S, F/DF</text:span></text:p>
      <text:p text:style-name="P5"><text:span text:style-name="T6">Casting Time:</text:span><text:span text:style-name="T5"> 1 standard action</text:span></text:p>
      <text:p text:style-name="P5"><text:span text:style-name="T6">Range:</text:span><text:span text:style-name="T5"> Close (25 ft. + 5 ft./2 levels)</text:span></text:p>
      <text:p text:style-name="P5"><text:span text:style-name="T6">Area:</text:span><text:span text:style-name="T5"> 10-ft.-radius spread</text:span></text:p>
      <text:p text:style-name="P5"><text:span text:style-name="T6">Duration:</text:span><text:span text:style-name="T5"> Instantaneous</text:span></text:p>
      <text:p text:style-name="P5"><text:span text:style-name="T6">Saving Throw:</text:span><text:span text:style-name="T5"> Fortitude partial</text:span></text:p>
      <text:p text:style-name="P5"><text:soft-page-break/><text:span text:style-name="T6">Spell Resistance:</text:span><text:span text:style-name="T5"> Yes</text:span></text:p>
      <text:p text:style-name="P5"><text:span text:style-name="T5">You blast an area with a tremendous cacophony. Every creature in the area takes 1d8 points of sonic damage and must succeed on a Fortitude save to avoid being stunned for 1 round. </text:span></text:p>
      <text:p text:style-name="P5"><text:span text:style-name="T5">Creatures that cannot hear are not stunned but are still damaged.</text:span></text:p>
      <text:p text:style-name="P5"><text:span text:style-name="T7">Arcane Focus: </text:span><text:span text:style-name="T5">A musical instrument.</text:span></text:p>
      <text:p text:style-name="P7"/>
      <text:p text:style-name="P5"><text:span text:style-name="T4">Speak with Animals</text:span></text:p>
      <text:p text:style-name="P5"><text:span text:style-name="T5">Divination</text:span></text:p>
      <text:p text:style-name="P5"><text:span text:style-name="T6">Level:</text:span><text:span text:style-name="T5"> Brd 3, Drd 1, Rgr 1</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text:span><text:span text:style-name="T5"> Personal</text:span></text:p>
      <text:p text:style-name="P5"><text:span text:style-name="T6">Target:</text:span><text:span text:style-name="T5"> You</text:span></text:p>
      <text:p text:style-name="P5"><text:span text:style-name="T6">Duration:</text:span><text:span text:style-name="T5"> 1 min./level</text:span></text:p>
      <text:p text:style-name="P5"><text:span text:style-name="T5">You can comprehend and communicate with animals. You are able to ask questions of and receive answers from animals, although the spell doesn’t make them any more friendly or cooperative than normal. Furthermore, wary and cunning animals are likely to be terse and evasive, while the more stupid ones make inane comments. If an animal is friendly toward you, it may do some favor or service for you.</text:span></text:p>
      <text:p text:style-name="P7"/>
      <text:p text:style-name="P5"><text:span text:style-name="T4">Speak with Dead</text:span></text:p>
      <text:p text:style-name="P5"><text:span text:style-name="T5">Necromancy [Language-Dependent]</text:span></text:p>
      <text:p text:style-name="P5"><text:span text:style-name="T6">Level:</text:span><text:span text:style-name="T5"> Clr 3</text:span></text:p>
      <text:p text:style-name="P5"><text:span text:style-name="T6">Components:</text:span><text:span text:style-name="T5"> V, S, DF</text:span></text:p>
      <text:p text:style-name="P5"><text:span text:style-name="T6">Casting Time:</text:span><text:span text:style-name="T5"> 10 minutes</text:span></text:p>
      <text:p text:style-name="P5"><text:span text:style-name="T6">Range:</text:span><text:span text:style-name="T5"> 10 ft.</text:span></text:p>
      <text:p text:style-name="P5"><text:span text:style-name="T6">Target:</text:span><text:span text:style-name="T5"> One dead creature</text:span></text:p>
      <text:p text:style-name="P5"><text:span text:style-name="T6">Duration:</text:span><text:span text:style-name="T5"> 1 min./level</text:span></text:p>
      <text:p text:style-name="P5"><text:span text:style-name="T6">Saving Throw: </text:span><text:span text:style-name="T5">Will negates; see text</text:span></text:p>
      <text:p text:style-name="P5"><text:span text:style-name="T6">Spell Resistance:</text:span><text:span text:style-name="T5"> No</text:span></text:p>
      <text:p text:style-name="P5"><text:span text:style-name="T5">You grant the semblance of life and intellect to a corpse, allowing it to answer several questions that you put to it. You may ask one question per two caster levels. Unasked questions are wasted if the duration expires. The corpse’s knowledge is limited to what the creature knew during life, including the languages it spoke (if any). Answers are usually brief, cryptic, or repetitive. If the creature’s alignment was different from yours, the corpse gets a Will save to resist the spell as if it were alive.</text:span></text:p>
      <text:p text:style-name="P5"><text:span text:style-name="T5">If the corpse has been subject to </text:span><text:span text:style-name="T7">speak with dead </text:span><text:span text:style-name="T5">within the past week, the new spell fails. You can cast this spell on a corpse that has been deceased for any amount of time, but the body must be mostly intact to be able to respond. A damaged corpse may be able to give partial answers or partially correct answers, but it must at least have a mouth in order to speak at all. </text:span></text:p>
      <text:p text:style-name="P5"><text:soft-page-break/><text:span text:style-name="T5">This spell does not let you actually speak to the person (whose soul has departed). It instead draws on the imprinted knowledge stored in the corpse. The partially animated body retains the imprint of the soul that once inhabited it, and thus it can speak with all the knowledge that the creature had while alive. The corpse, however, cannot learn new information.</text:span></text:p>
      <text:p text:style-name="P5"><text:span text:style-name="T5">Indeed, it can’t even remember being questioned.</text:span></text:p>
      <text:p text:style-name="P5"><text:span text:style-name="T5">This spell does not affect a corpse that has been turned into an undead creature.</text:span></text:p>
      <text:p text:style-name="P7"/>
      <text:p text:style-name="P5"><text:span text:style-name="T4">Speak with Plants</text:span></text:p>
      <text:p text:style-name="P5"><text:span text:style-name="T5">Divination</text:span></text:p>
      <text:p text:style-name="P5"><text:span text:style-name="T6">Level:</text:span><text:span text:style-name="T5"> Brd 4, Drd 3, Rgr 2</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text:span><text:span text:style-name="T5"> Personal</text:span></text:p>
      <text:p text:style-name="P5"><text:span text:style-name="T6">Target:</text:span><text:span text:style-name="T5"> You</text:span></text:p>
      <text:p text:style-name="P5"><text:span text:style-name="T6">Duration:</text:span><text:span text:style-name="T5"> 1 min./level</text:span></text:p>
      <text:p text:style-name="P5"><text:span text:style-name="T5">You can comprehend and communicate with plants, including both normal plants and plant creatures. You are able to ask questions of and receive answers from plants. A regular plant’s sense of its surroundings is limited, so it won’t be able to give (or recognize) detailed descriptions of creatures or answer questions about events outside its immediate vicinity.</text:span></text:p>
      <text:p text:style-name="P5"><text:span text:style-name="T5">The spell doesn’t make plant creatures any more friendly or cooperative than normal. Furthermore, wary and cunning plant creatures are likely to be terse and evasive, while the more stupid ones may make inane comments. If a plant creature is friendly toward you, it may do some favor or service for you.</text:span></text:p>
      <text:p text:style-name="P7"/>
      <text:p text:style-name="P5"><text:span text:style-name="T4">Spectral Hand</text:span></text:p>
      <text:p text:style-name="P5"><text:span text:style-name="T5">Necromancy</text:span></text:p>
      <text:p text:style-name="P5"><text:span text:style-name="T6">Level:</text:span><text:span text:style-name="T5"> Sor/Wiz 2</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 </text:span><text:span text:style-name="T5">Medium (100 ft. + 10 ft./level)</text:span></text:p>
      <text:p text:style-name="P5"><text:span text:style-name="T6">Effect:</text:span><text:span text:style-name="T5"> One spectral hand</text:span></text:p>
      <text:p text:style-name="P5"><text:span text:style-name="T6">Duration:</text:span><text:span text:style-name="T5"> 1 min./level (D)</text:span></text:p>
      <text:p text:style-name="P5"><text:span text:style-name="T6">Saving Throw:</text:span><text:span text:style-name="T5"> None</text:span></text:p>
      <text:p text:style-name="P5"><text:span text:style-name="T6">Spell Resistance:</text:span><text:span text:style-name="T5"> No</text:span></text:p>
      <text:p text:style-name="P5"><text:span text:style-name="T5">A ghostly, glowing hand shaped from your life force materializes and moves as you desire, allowing you to deliver low-level, touch range spells at a distance. On casting the spell, you lose 1d4 hit points that return when the spell ends (even if it is dispelled), but not if the hand is destroyed. (The hit points can be healed as normal.) For as long as the spell lasts, any touch range spell of 4th level or lower that you cast can be delivered by the </text:span><text:span text:style-name="T7">spectral hand</text:span><text:span text:style-name="T5">. The spell gives you a +2 bonus on your melee touch attack roll, and attacking with the hand counts normally as an attack. The hand always strikes from your direction. The hand cannot flank targets like a creature can. After it delivers a spell, or if the hand goes beyond the spell range, goes out of your sight, the hand returns to you and hovers.</text:span></text:p>
      <text:p text:style-name="P5"><text:span text:style-name="T5">The hand is incorporeal and thus cannot be harmed by normal weapons. It has improved evasion (half damage on a failed Reflex save and no damage on a successful save), your save bonuses, and an AC of at least 22. Your Intelligence modifier applies to the hand’s AC as if it were the hand’s Dexterity modifier. The hand has 1 to 4 hit points, the same number that you lost in creating it.</text:span></text:p>
      <text:p text:style-name="P7"><text:soft-page-break/></text:p>
      <text:p text:style-name="P5"><text:span text:style-name="T4">Spell Immunity</text:span></text:p>
      <text:p text:style-name="P5"><text:span text:style-name="T5">Abjuration</text:span></text:p>
      <text:p text:style-name="P5"><text:span text:style-name="T6">Level:</text:span><text:span text:style-name="T5"> Clr 4, Protection 4, Strength 4</text:span></text:p>
      <text:p text:style-name="P5"><text:span text:style-name="T6">Components:</text:span><text:span text:style-name="T5"> V, S, DF</text:span></text:p>
      <text:p text:style-name="P5"><text:span text:style-name="T6">Casting Time:</text:span><text:span text:style-name="T5"> 1 standard action</text:span></text:p>
      <text:p text:style-name="P5"><text:span text:style-name="T6">Range:</text:span><text:span text:style-name="T5"> Touch</text:span></text:p>
      <text:p text:style-name="P5"><text:span text:style-name="T6">Target:</text:span><text:span text:style-name="T5"> Creature touched</text:span></text:p>
      <text:p text:style-name="P5"><text:span text:style-name="T6">Duration:</text:span><text:span text:style-name="T5"> 10 min./level</text:span></text:p>
      <text:p text:style-name="P5"><text:span text:style-name="T6">Saving Throw: </text:span><text:span text:style-name="T5">Will negates (harmless)</text:span></text:p>
      <text:p text:style-name="P5"><text:span text:style-name="T6">Spell Resistance:</text:span><text:span text:style-name="T5"> Yes (harmless)</text:span></text:p>
      <text:p text:style-name="P5"><text:span text:style-name="T5">The warded creature is immune to the effects of one specified spell for every four levels you have. The spells must be of 4th level or lower. The warded creature effectively has unbeatable spell resistance regarding the specified spell or spells. Naturally, that immunity doesn’t protect a creature from spells for which spell resistance doesn’t apply. </text:span><text:span text:style-name="T7">Spell immunity </text:span><text:span text:style-name="T5">protects against spells, spell-like effects of magic items, and innate spell-like abilities of creatures. It does not protect against supernatural or extraordinary abilities, such as breath weapons or gaze attacks.</text:span></text:p>
      <text:p text:style-name="P5"><text:span text:style-name="T5">Only a particular spell can be protected against, not a certain domain or school of spells or a group of spells that are similar in effect. </text:span></text:p>
      <text:p text:style-name="P5"><text:span text:style-name="T5">A creature can have only one </text:span><text:span text:style-name="T7">spell immunity </text:span><text:span text:style-name="T5">or </text:span><text:span text:style-name="T7">greater spell immunity </text:span><text:span text:style-name="T5">spell in effect on it at a time.</text:span></text:p>
      <text:p text:style-name="P7"/>
      <text:p text:style-name="P5"><text:span text:style-name="T4">Spell Immunity, Greater</text:span></text:p>
      <text:p text:style-name="P5"><text:span text:style-name="T5">Abjuration</text:span></text:p>
      <text:p text:style-name="P5"><text:span text:style-name="T6">Level:</text:span><text:span text:style-name="T5"> Clr 8</text:span></text:p>
      <text:p text:style-name="P5"><text:span text:style-name="T5">This spell functions like </text:span><text:span text:style-name="T7">spell immunity</text:span><text:span text:style-name="T5">, except the immunity applies to spells of 8th level or lower.</text:span></text:p>
      <text:p text:style-name="P5"><text:span text:style-name="T5">A creature can have only one </text:span><text:span text:style-name="T7">spell immunity </text:span><text:span text:style-name="T5">or </text:span><text:span text:style-name="T7">greater spell immunity </text:span><text:span text:style-name="T5">spell in effect on it at a time.</text:span></text:p>
      <text:p text:style-name="P7"/>
      <text:p text:style-name="P5"><text:span text:style-name="T4">Spell Resistance</text:span></text:p>
      <text:p text:style-name="P5"><text:span text:style-name="T5">Abjuration</text:span></text:p>
      <text:p text:style-name="P5"><text:span text:style-name="T6">Level:</text:span><text:span text:style-name="T5"> Clr 5, Magic 5, Protection 5</text:span></text:p>
      <text:p text:style-name="P5"><text:span text:style-name="T6">Components:</text:span><text:span text:style-name="T5"> V, S, DF</text:span></text:p>
      <text:p text:style-name="P5"><text:span text:style-name="T6">Casting Time:</text:span><text:span text:style-name="T5"> 1 standard action</text:span></text:p>
      <text:p text:style-name="P5"><text:span text:style-name="T6">Range:</text:span><text:span text:style-name="T5"> Touch</text:span></text:p>
      <text:p text:style-name="P5"><text:soft-page-break/><text:span text:style-name="T6">Target:</text:span><text:span text:style-name="T5"> Creature touched</text:span></text:p>
      <text:p text:style-name="P5"><text:span text:style-name="T6">Duration:</text:span><text:span text:style-name="T5"> 1 min./level</text:span></text:p>
      <text:p text:style-name="P5"><text:span text:style-name="T6">Saving Throw: </text:span><text:span text:style-name="T5">Will negates (harmless)</text:span></text:p>
      <text:p text:style-name="P5"><text:span text:style-name="T6">Spell Resistance:</text:span><text:span text:style-name="T5"> Yes (harmless)</text:span></text:p>
      <text:p text:style-name="P5"><text:span text:style-name="T5">The creature gains spell resistance equal to 12 + your caster level.</text:span></text:p>
      <text:p text:style-name="P7"/>
      <text:p text:style-name="P5"><text:span text:style-name="T4">Spellstaff</text:span></text:p>
      <text:p text:style-name="P5"><text:span text:style-name="T5">Transmutation</text:span></text:p>
      <text:p text:style-name="P5"><text:span text:style-name="T6">Level:</text:span><text:span text:style-name="T5"> Drd 6</text:span></text:p>
      <text:p text:style-name="P5"><text:span text:style-name="T6">Components:</text:span><text:span text:style-name="T5"> V, S, F</text:span></text:p>
      <text:p text:style-name="P5"><text:span text:style-name="T6">Casting Time:</text:span><text:span text:style-name="T5"> 10 minutes</text:span></text:p>
      <text:p text:style-name="P5"><text:span text:style-name="T6">Range:</text:span><text:span text:style-name="T5"> Touch</text:span></text:p>
      <text:p text:style-name="P5"><text:span text:style-name="T6">Target: </text:span><text:span text:style-name="T5">Wooden quarterstaff touched</text:span></text:p>
      <text:p text:style-name="P5"><text:span text:style-name="T6">Duration:</text:span><text:span text:style-name="T5"> Permanent until discharged (D)</text:span></text:p>
      <text:p text:style-name="P5"><text:span text:style-name="T6">Saving Throw: </text:span><text:span text:style-name="T5">Will negates (object)</text:span></text:p>
      <text:p text:style-name="P5"><text:span text:style-name="T6">Spell Resistance:</text:span><text:span text:style-name="T5"> Yes (object)</text:span></text:p>
      <text:p text:style-name="P5"><text:span text:style-name="T5">You store one spell that you can normally cast in a wooden quarterstaff. Only one such spell can be stored in a staff at a given time, and you cannot have more than one </text:span><text:span text:style-name="T7">spellstaff </text:span><text:span text:style-name="T5">at any given time. You can cast a spell stored within a staff just as though it were among those you had prepared, but it does not count against your normal allotment for a given day. You use up any applicable material components required to cast the spell when you store it in the </text:span><text:span text:style-name="T7">spellstaff.</text:span></text:p>
      <text:p text:style-name="P5"><text:span text:style-name="T7">Focus: </text:span><text:span text:style-name="T5">The staff that stores the spell.</text:span></text:p>
      <text:p text:style-name="P7"/>
      <text:p text:style-name="P5"><text:span text:style-name="T4">Spell Turning</text:span></text:p>
      <text:p text:style-name="P5"><text:span text:style-name="T5">Abjuration</text:span></text:p>
      <text:p text:style-name="P5"><text:span text:style-name="T6">Level:</text:span><text:span text:style-name="T5"> Luck 7, Magic 7, Sor/Wiz 7</text:span></text:p>
      <text:p text:style-name="P5"><text:span text:style-name="T6">Components:</text:span><text:span text:style-name="T5"> V, S, M/DF</text:span></text:p>
      <text:p text:style-name="P5"><text:span text:style-name="T6">Casting Time:</text:span><text:span text:style-name="T5"> 1 standard action</text:span></text:p>
      <text:p text:style-name="P5"><text:span text:style-name="T6">Range:</text:span><text:span text:style-name="T5"> Personal</text:span></text:p>
      <text:p text:style-name="P5"><text:span text:style-name="T6">Target:</text:span><text:span text:style-name="T5"> You</text:span></text:p>
      <text:p text:style-name="P5"><text:span text:style-name="T6">Duration:</text:span><text:span text:style-name="T5"> Until expended or 10 min./level</text:span></text:p>
      <text:p text:style-name="P5"><text:soft-page-break/><text:span text:style-name="T5">Spells and spell-like effects targeted on you are turned back upon the original caster. The abjuration turns only spells that have you as a target. Effect and area spells are not affected. </text:span><text:span text:style-name="T7">Spell turning </text:span><text:span text:style-name="T5">also fails to stop touch range spells. </text:span></text:p>
      <text:p text:style-name="P5"><text:span text:style-name="T5">From seven to ten (1d4+6) spell levels are affected by the turning. The exact number is rolled secretly.</text:span></text:p>
      <text:p text:style-name="P5"><text:span text:style-name="T5">When you are targeted by a spell of higher level than the amount of spell turning you have left, that spell is partially turned. The subtract the amount of spell turning left from the spell level of the incoming spell, then divide the result by the spell level of the incoming spell to see what fraction of the effect gets through. For damaging spells, you and the caster each take a fraction of the damage. For nondamaging spells, each of you has a proportional chance to be affected.</text:span></text:p>
      <text:p text:style-name="P5"><text:span text:style-name="T5">If you and a spellcasting attacker are both warded by </text:span><text:span text:style-name="T7">spell turning </text:span><text:span text:style-name="T5">effects in operation, a resonating field is created.</text:span></text:p>
      <text:p text:style-name="P5"><text:span text:style-name="T5">Roll randomly to determine the result.</text:span></text:p>
      <table:table table:name="Table2" table:style-name="Table2">
        <table:table-column table:style-name="Table2.A"/>
        <table:table-column table:style-name="Table2.B"/>
        <table:table-row table:style-name="Table2.1">
          <table:table-cell table:style-name="Table2.A1" office:value-type="string">
            <text:p text:style-name="P11"><text:span text:style-name="T6">d%</text:span></text:p>
          </table:table-cell>
          <table:table-cell table:style-name="Table2.A1" office:value-type="string">
            <text:p text:style-name="P11"><text:span text:style-name="T6">Effect</text:span></text:p>
          </table:table-cell>
        </table:table-row>
        <table:table-row table:style-name="Table2.1">
          <table:table-cell table:style-name="Table2.A2" office:value-type="string">
            <text:p text:style-name="P11"><text:span text:style-name="T5">01–70</text:span></text:p>
          </table:table-cell>
          <table:table-cell table:style-name="Table2.A2" office:value-type="string">
            <text:p text:style-name="P11"><text:span text:style-name="T5">Spell drains away without effect.</text:span></text:p>
          </table:table-cell>
        </table:table-row>
        <table:table-row table:style-name="Table2.1">
          <table:table-cell table:style-name="Table2.A2" office:value-type="string">
            <text:p text:style-name="P4"><text:span text:style-name="T2">71–80</text:span></text:p>
          </table:table-cell>
          <table:table-cell table:style-name="Table2.A2" office:value-type="string">
            <text:p text:style-name="P4"><text:span text:style-name="T2">Spell affects both of you equally at full effect.</text:span></text:p>
          </table:table-cell>
        </table:table-row>
        <table:table-row table:style-name="Table2.1">
          <table:table-cell table:style-name="Table2.A2" office:value-type="string">
            <text:p text:style-name="P5"><text:span text:style-name="T5">81–97</text:span></text:p>
          </table:table-cell>
          <table:table-cell table:style-name="Table2.A2" office:value-type="string">
            <text:p text:style-name="P5"><text:span text:style-name="T5">Both turning effects are rendered nonfunctional for 1d4 minutes.</text:span></text:p>
          </table:table-cell>
        </table:table-row>
        <table:table-row table:style-name="Table2.1">
          <table:table-cell table:style-name="Table2.A5" office:value-type="string">
            <text:p text:style-name="P11"><text:span text:style-name="T5">98–100</text:span></text:p>
          </table:table-cell>
          <table:table-cell table:style-name="Table2.A5" office:value-type="string">
            <text:p text:style-name="P11"><text:span text:style-name="T5">Both of you go through a rift into another plane.</text:span></text:p>
          </table:table-cell>
        </table:table-row>
      </table:table>
      <text:p text:style-name="P5"><text:span text:style-name="T7">Arcane Material Component: </text:span><text:span text:style-name="T5">A small silver mirror.</text:span></text:p>
      <text:p text:style-name="P7"/>
      <text:p text:style-name="P5"><text:span text:style-name="T4">Spider Climb</text:span></text:p>
      <text:p text:style-name="P5"><text:span text:style-name="T5">Transmutation</text:span></text:p>
      <text:p text:style-name="P5"><text:span text:style-name="T6">Level:</text:span><text:span text:style-name="T5"> Drd 2, Sor/Wiz 2</text:span></text:p>
      <text:p text:style-name="P5"><text:span text:style-name="T6">Components:</text:span><text:span text:style-name="T5"> V, S, M</text:span></text:p>
      <text:p text:style-name="P5"><text:span text:style-name="T6">Casting Time:</text:span><text:span text:style-name="T5"> 1 standard action</text:span></text:p>
      <text:p text:style-name="P5"><text:span text:style-name="T6">Range:</text:span><text:span text:style-name="T5"> Touch</text:span></text:p>
      <text:p text:style-name="P5"><text:span text:style-name="T6">Target:</text:span><text:span text:style-name="T5"> Creature touched</text:span></text:p>
      <text:p text:style-name="P5"><text:span text:style-name="T6">Duration:</text:span><text:span text:style-name="T5"> 10 min./level</text:span></text:p>
      <text:p text:style-name="P5"><text:span text:style-name="T6">Saving Throw: </text:span><text:span text:style-name="T5">Will negates (harmless)</text:span></text:p>
      <text:p text:style-name="P5"><text:span text:style-name="T6">Spell Resistance:</text:span><text:span text:style-name="T5"> Yes (harmless)</text:span></text:p>
      <text:p text:style-name="P5"><text:span text:style-name="T5">The subject can climb and travel on vertical surfaces or even traverse ceilings as well as a spider does. The affected creature must have its hands free to climb in this manner. The subject gains a climb speed of 20 feet; furthermore, it need not make Climb checks to traverse a vertical or horizontal surface (even upside down). A </text:span><text:span text:style-name="T7">spider climbing </text:span><text:span text:style-name="T5">creature retains its Dexterity bonus to Armor Class (if any) while climbing, and opponents get no special bonus to their attacks against it. It cannot, however, use the run action while climbing.</text:span></text:p>
      <text:p text:style-name="P5"><text:span text:style-name="T7">Material Component: </text:span><text:span text:style-name="T5">A drop of bitumen and a live spider, both of which must be eaten by the subject.</text:span></text:p>
      <text:p text:style-name="P7"/>
      <text:p text:style-name="P5"><text:span text:style-name="T4">Spike Growth</text:span></text:p>
      <text:p text:style-name="P5"><text:span text:style-name="T5">Transmutation</text:span></text:p>
      <text:p text:style-name="P5"><text:soft-page-break/><text:span text:style-name="T6">Level:</text:span><text:span text:style-name="T5"> Drd 3, Rgr 2</text:span></text:p>
      <text:p text:style-name="P5"><text:span text:style-name="T6">Components:</text:span><text:span text:style-name="T5"> V, S, DF</text:span></text:p>
      <text:p text:style-name="P5"><text:span text:style-name="T6">Casting Time:</text:span><text:span text:style-name="T5"> 1 standard action</text:span></text:p>
      <text:p text:style-name="P5"><text:span text:style-name="T6">Range: </text:span><text:span text:style-name="T5">Medium (100 ft. + 10 ft./level)</text:span></text:p>
      <text:p text:style-name="P5"><text:span text:style-name="T6">Area:</text:span><text:span text:style-name="T5"> One 20-ft. square/level</text:span></text:p>
      <text:p text:style-name="P5"><text:span text:style-name="T6">Duration:</text:span><text:span text:style-name="T5"> 1 hour/level (D)</text:span></text:p>
      <text:p text:style-name="P5"><text:span text:style-name="T6">Saving Throw:</text:span><text:span text:style-name="T5"> Reflex partial</text:span></text:p>
      <text:p text:style-name="P5"><text:span text:style-name="T6">Spell Resistance:</text:span><text:span text:style-name="T5"> Yes</text:span></text:p>
      <text:p text:style-name="P5"><text:span text:style-name="T5">Any ground-covering vegetation in the spell’s area becomes very hard and sharply pointed without changing its appearance.</text:span></text:p>
      <text:p text:style-name="P5"><text:span text:style-name="T5">In areas of bare earth, roots and rootlets act in the same way. Typically, </text:span><text:span text:style-name="T7">spike growth </text:span><text:span text:style-name="T5">can be cast in any outdoor setting except open water, ice, heavy snow, sandy desert, or bare stone. Any creature moving on foot into or through the spell’s area takes 1d4 points of piercing damage for each 5 feet of movement through the spiked area.</text:span></text:p>
      <text:p text:style-name="P5"><text:span text:style-name="T5">Any creature that takes damage from this spell must also succeed on a Reflex save or suffer injuries to its feet and legs that slow its land speed by one-half. This speed penalty lasts for 24 hours or until the injured creature receives a </text:span><text:span text:style-name="T7">cure </text:span><text:span text:style-name="T5">spell (which also restores lost hit points). Another character can remove the penalty by taking 10 minutes to dress the injuries and succeeding on a Heal check against the spell’s save DC.</text:span></text:p>
      <text:p text:style-name="P5"><text:span text:style-name="T7">Spike growth </text:span><text:span text:style-name="T5">can’t be disabled with the Disable Device skill.</text:span></text:p>
      <text:p text:style-name="P5"><text:span text:style-name="T7">Note: </text:span><text:span text:style-name="T5">Magic traps such as </text:span><text:span text:style-name="T7">spike growth </text:span><text:span text:style-name="T5">are hard to detect. A rogue (only) can use the Search skill to find a </text:span><text:span text:style-name="T7">spike growth</text:span><text:span text:style-name="T5">. The DC is 25 + spell level, or DC 28 for </text:span><text:span text:style-name="T7">spike growth </text:span><text:span text:style-name="T5">(or DC 27 for </text:span><text:span text:style-name="T7">spike growth </text:span><text:span text:style-name="T5">cast by a ranger).</text:span></text:p>
      <text:p text:style-name="P7"/>
      <text:p text:style-name="P5"><text:span text:style-name="T4">Spike Stones</text:span></text:p>
      <text:p text:style-name="P5"><text:span text:style-name="T5">Transmutation [Earth]</text:span></text:p>
      <text:p text:style-name="P5"><text:span text:style-name="T6">Level:</text:span><text:span text:style-name="T5"> Drd 4, Earth 4</text:span></text:p>
      <text:p text:style-name="P5"><text:span text:style-name="T6">Components:</text:span><text:span text:style-name="T5"> V, S, DF</text:span></text:p>
      <text:p text:style-name="P5"><text:span text:style-name="T6">Casting Time:</text:span><text:span text:style-name="T5"> 1 standard action</text:span></text:p>
      <text:p text:style-name="P5"><text:span text:style-name="T6">Range: </text:span><text:span text:style-name="T5">Medium (100 ft. + 10 ft./level)</text:span></text:p>
      <text:p text:style-name="P5"><text:span text:style-name="T6">Area:</text:span><text:span text:style-name="T5"> One 20-ft. square/level</text:span></text:p>
      <text:p text:style-name="P5"><text:span text:style-name="T6">Duration:</text:span><text:span text:style-name="T5"> 1 hour/level (D)</text:span></text:p>
      <text:p text:style-name="P5"><text:span text:style-name="T6">Saving Throw:</text:span><text:span text:style-name="T5"> Reflex partial</text:span></text:p>
      <text:p text:style-name="P5"><text:span text:style-name="T6">Spell Resistance:</text:span><text:span text:style-name="T5"> Yes</text:span></text:p>
      <text:p text:style-name="P5"><text:span text:style-name="T5">Rocky ground, stone floors, and similar surfaces shape themselves into long, sharp points that blend into the background.</text:span></text:p>
      <text:p text:style-name="P5"><text:span text:style-name="T7">Spike stones </text:span><text:span text:style-name="T5">impede progress through an area and deal damage. Any creature moving on foot into or through the spell’s area moves at half speed.</text:span></text:p>
      <text:p text:style-name="P5"><text:span text:style-name="T5">In addition, each creature moving through the area takes 1d8 points of piercing damage for each 5 feet of movement through the spiked area.</text:span></text:p>
      <text:p text:style-name="P5"><text:soft-page-break/><text:span text:style-name="T5">Any creature that takes damage from this spell must also succeed on a Reflex save to avoid injuries to its feet and legs. A failed save causes the creature’s speed to be reduced to half normal for 24 hours or until the injured creature receives a </text:span><text:span text:style-name="T7">cure </text:span><text:span text:style-name="T5">spell (which also restores lost hit points). Another character can remove the penalty by taking 10 minutes to dress the injuries and succeeding on a Heal check against the spell’s save DC.</text:span></text:p>
      <text:p text:style-name="P5"><text:span text:style-name="T7">Spike stones </text:span><text:span text:style-name="T5">is a magic trap that can’t be disabled with the Disable Device skill.</text:span></text:p>
      <text:p text:style-name="P5"><text:span text:style-name="T7">Note: </text:span><text:span text:style-name="T5">Magic traps such as </text:span><text:span text:style-name="T7">spike stones </text:span><text:span text:style-name="T5">are hard to detect. A rogue (only) can use the Search skill to find </text:span><text:span text:style-name="T7">spike stones</text:span><text:span text:style-name="T5">. The DC is 25 + spell level, or DC 29 for </text:span><text:span text:style-name="T7">spike stones</text:span><text:span text:style-name="T5">.</text:span></text:p>
      <text:p text:style-name="P7"/>
      <text:p text:style-name="P5"><text:span text:style-name="T4">Spiritual Weapon</text:span></text:p>
      <text:p text:style-name="P5"><text:span text:style-name="T5">Evocation [Force]</text:span></text:p>
      <text:p text:style-name="P5"><text:span text:style-name="T6">Level:</text:span><text:span text:style-name="T5"> Clr 2, War 2</text:span></text:p>
      <text:p text:style-name="P5"><text:span text:style-name="T6">Components:</text:span><text:span text:style-name="T5"> V, S, DF</text:span></text:p>
      <text:p text:style-name="P5"><text:span text:style-name="T6">Casting Time:</text:span><text:span text:style-name="T5"> 1 standard action</text:span></text:p>
      <text:p text:style-name="P5"><text:span text:style-name="T6">Range: </text:span><text:span text:style-name="T5">Medium (100 ft. + 10 ft./level)</text:span></text:p>
      <text:p text:style-name="P5"><text:span text:style-name="T6">Effect: </text:span><text:span text:style-name="T5">Magic weapon of force</text:span></text:p>
      <text:p text:style-name="P5"><text:span text:style-name="T6">Duration:</text:span><text:span text:style-name="T5"> 1 round/level (D)</text:span></text:p>
      <text:p text:style-name="P5"><text:span text:style-name="T6">Saving Throw:</text:span><text:span text:style-name="T5"> None</text:span></text:p>
      <text:p text:style-name="P5"><text:span text:style-name="T6">Spell Resistance:</text:span><text:span text:style-name="T5"> Yes</text:span></text:p>
      <text:p text:style-name="P5"><text:span text:style-name="T5">A weapon made of pure force springs into existence and attacks opponents at a distance, as you direct it, dealing 1d8 force damage per hit, +1 point per three caster levels (maximum +5 at 15th level). The weapon takes the shape of a weapon favored by your deity or a weapon with some spiritual significance or symbolism to you (see below) and has the same threat range and critical multipliers as a real weapon of its form. It strikes the opponent you designate, starting with one attack in the round the spell is cast and continuing each round thereafter on your turn. It uses your base attack bonus (possibly allowing it multiple attacks per round in subsequent rounds) plus your Wisdom modifier as its attack bonus. It strikes as a spell, not as a weapon, so, for example, it can damage creatures that have damage reduction. As a force effect, it can strike incorporeal creatures without the normal miss chance associated with incorporeality. The weapon always strikes from your direction. It does not get a flanking bonus or help a combatant get one. Your feats or combat actions do not affect the weapon. If the weapon goes beyond the spell range, if it goes out of your sight, or if you are not directing it, the weapon returns to you and hovers.</text:span></text:p>
      <text:p text:style-name="P5"><text:span text:style-name="T5">Each round after the first, you can use a move action to redirect the weapon to a new target. If you do not, the weapon continues to attack the previous round’s target. On any round that the weapon switches targets, it gets one attack. Subsequent rounds of attacking that target allow the weapon to make multiple attacks if your base attack bonus would allow it to. Even if the </text:span><text:span text:style-name="T7">spiritual weapon </text:span><text:span text:style-name="T5">is a ranged weapon, use the spell’s range, not the weapon’s normal range increment, and switching targets still is a move action.</text:span></text:p>
      <text:p text:style-name="P5"><text:span text:style-name="T5">A </text:span><text:span text:style-name="T7">spiritual weapon </text:span><text:span text:style-name="T5">cannot be attacked or harmed by physical attacks, but </text:span><text:span text:style-name="T7">dispel magic</text:span><text:span text:style-name="T5">, </text:span><text:span text:style-name="T7">disintegrate</text:span><text:span text:style-name="T5">, a </text:span><text:span text:style-name="T7">sphere of annihilation</text:span><text:span text:style-name="T5">, or a </text:span><text:span text:style-name="T7">rod of cancellation </text:span><text:span text:style-name="T5">affects it. A </text:span><text:span text:style-name="T7">spiritual weapon</text:span><text:span text:style-name="T5">’s AC against touch attacks is 12 (10 + size bonus for Tiny object).</text:span></text:p>
      <text:p text:style-name="P5"><text:span text:style-name="T5">If an attacked creature has spell resistance, you make a caster level check (1d20 + caster level) against that spell resistance the first time the </text:span><text:span text:style-name="T7">spiritual weapon </text:span><text:span text:style-name="T5">strikes it. If the weapon is successfully resisted, the spell is dispelled. If not, the weapon has its normal full effect on that creature for the duration of the spell.</text:span></text:p>
      <text:p text:style-name="P5"><text:span text:style-name="T5">The weapon that you get is often a force replica of your deity’s own personal weapon. A cleric without a deity gets a weapon based on his alignment. A neutral cleric without a deity can create a </text:span><text:span text:style-name="T7">spiritual weapon </text:span><text:span text:style-name="T5">of any alignment, provided he is acting at least generally in accord with that alignment at the time. The weapons associated with each alignment are as follows.</text:span></text:p>
      <text:p text:style-name="P5"><text:span text:style-name="T7">Chaos: </text:span><text:span text:style-name="T5">Battleaxe</text:span></text:p>
      <text:p text:style-name="P5"><text:span text:style-name="T7">Evil: </text:span><text:span text:style-name="T5">Light flail</text:span></text:p>
      <text:p text:style-name="P5"><text:span text:style-name="T7">Good: </text:span><text:span text:style-name="T5">Warhammer</text:span></text:p>
      <text:p text:style-name="P5"><text:span text:style-name="T7">Law: </text:span><text:span text:style-name="T5">Longsword, </text:span></text:p>
      <text:p text:style-name="P7"/>
      <text:p text:style-name="P5"><text:span text:style-name="T4">Statue</text:span></text:p>
      <text:p text:style-name="P5"><text:span text:style-name="T5">Transmutation</text:span></text:p>
      <text:p text:style-name="P5"><text:span text:style-name="T6">Level:</text:span><text:span text:style-name="T5"> Sor/Wiz 7</text:span></text:p>
      <text:p text:style-name="P5"><text:soft-page-break/><text:span text:style-name="T6">Components:</text:span><text:span text:style-name="T5"> V, S, M</text:span></text:p>
      <text:p text:style-name="P5"><text:span text:style-name="T6">Casting Time:</text:span><text:span text:style-name="T5"> 1 round</text:span></text:p>
      <text:p text:style-name="P5"><text:span text:style-name="T6">Range:</text:span><text:span text:style-name="T5"> Touch</text:span></text:p>
      <text:p text:style-name="P5"><text:span text:style-name="T6">Target:</text:span><text:span text:style-name="T5"> Creature touched</text:span></text:p>
      <text:p text:style-name="P5"><text:span text:style-name="T6">Duration:</text:span><text:span text:style-name="T5"> 1 hour/level (D)</text:span></text:p>
      <text:p text:style-name="P5"><text:span text:style-name="T6">Saving Throw: </text:span><text:span text:style-name="T5">Will negates (harmless)</text:span></text:p>
      <text:p text:style-name="P5"><text:span text:style-name="T6">Spell Resistance:</text:span><text:span text:style-name="T5"> Yes (harmless)</text:span></text:p>
      <text:p text:style-name="P5"><text:span text:style-name="T5">A </text:span><text:span text:style-name="T7">statue </text:span><text:span text:style-name="T5">spell turns the subject to solid stone, along with any garments and equipment worn or carried. In statue form, the subject gains hardness 8. The subject retains its own hit points.</text:span></text:p>
      <text:p text:style-name="P5"><text:span text:style-name="T5">The subject can see, hear, and smell normally, but it does not need to eat or breathe. Feeling is limited to those sensations that can affect the granite-hard substance of the individual’s body. Chipping is equal to a mere scratch, but breaking off one of the statue’s arms constitutes serious damage.</text:span></text:p>
      <text:p text:style-name="P5"><text:span text:style-name="T5">The subject of a </text:span><text:span text:style-name="T7">statue </text:span><text:span text:style-name="T5">spell can return to its normal state, act, and then return instantly to the statue state (a free action) if it so desires, as long as the spell duration is in effect.</text:span></text:p>
      <text:p text:style-name="P5"><text:span text:style-name="T7">Material Component: </text:span><text:span text:style-name="T5">Lime, sand, and a drop of water stirred by an iron bar, such as a nail or spike.</text:span></text:p>
      <text:p text:style-name="P7"/>
      <text:p text:style-name="P5"><text:span text:style-name="T4">Status</text:span></text:p>
      <text:p text:style-name="P5"><text:span text:style-name="T5">Divination</text:span></text:p>
      <text:p text:style-name="P5"><text:span text:style-name="T6">Level:</text:span><text:span text:style-name="T5"> Clr 2</text:span></text:p>
      <text:p text:style-name="P5"><text:span text:style-name="T6">Components:</text:span><text:span text:style-name="T5"> V, S</text:span></text:p>
      <text:p text:style-name="P5"><text:span text:style-name="T6">Casting Time:</text:span><text:span text:style-name="T5"> 1 standard action</text:span></text:p>
      <text:p text:style-name="P5"><text:span text:style-name="T6">Range:</text:span><text:span text:style-name="T5"> Touch</text:span></text:p>
      <text:p text:style-name="P5"><text:span text:style-name="T6">Targets:</text:span><text:span text:style-name="T5"> One living creature touched per three levels</text:span></text:p>
      <text:p text:style-name="P5"><text:span text:style-name="T6">Duration:</text:span><text:span text:style-name="T5"> 1 hour/level</text:span></text:p>
      <text:p text:style-name="P5"><text:span text:style-name="T6">Saving Throw: </text:span><text:span text:style-name="T5">Will negates (harmless)</text:span></text:p>
      <text:p text:style-name="P5"><text:span text:style-name="T6">Spell Resistance:</text:span><text:span text:style-name="T5"> Yes (harmless)</text:span></text:p>
      <text:p text:style-name="P5"><text:span text:style-name="T5">When you need to keep track of comrades who may get separated, </text:span><text:span text:style-name="T7">status </text:span><text:span text:style-name="T5">allows you to mentally monitor their relative positions and general condition. You are aware of direction and distance to the creatures and any conditions affecting them: unharmed, wounded, disabled, staggered, unconscious, dying, nauseated, panicked, stunned, poisoned, diseased, </text:span><text:span text:style-name="T7">confused, </text:span><text:span text:style-name="T5">or the like. Once the spell has been cast upon the subjects, the distance between them and the caster does not affect the spell as long as they are on the same plane of existence. If a subject leaves the plane, or if it dies, the spell ceases to function for it.</text:span></text:p>
      <text:p text:style-name="P7"/>
      <text:p text:style-name="P5"><text:span text:style-name="T4">Stinking Cloud</text:span></text:p>
      <text:p text:style-name="P5"><text:span text:style-name="T5">Conjuration (Creation)</text:span></text:p>
      <text:p text:style-name="P5"><text:span text:style-name="T6">Level:</text:span><text:span text:style-name="T5"> Sor/Wiz 3</text:span></text:p>
      <text:p text:style-name="P5"><text:soft-page-break/><text:span text:style-name="T6">Components:</text:span><text:span text:style-name="T5"> V, S, M</text:span></text:p>
      <text:p text:style-name="P5"><text:span text:style-name="T6">Casting Time:</text:span><text:span text:style-name="T5"> 1 standard action</text:span></text:p>
      <text:p text:style-name="P5"><text:span text:style-name="T6">Range: </text:span><text:span text:style-name="T5">Medium (100 ft. + 10 ft./level)</text:span></text:p>
      <text:p text:style-name="P5"><text:span text:style-name="T6">Effect:</text:span><text:span text:style-name="T5"> Cloud spreads in 20-ft. radius, 20 ft. high</text:span></text:p>
      <text:p text:style-name="P5"><text:span text:style-name="T6">Duration:</text:span><text:span text:style-name="T5"> 1 round/level</text:span></text:p>
      <text:p text:style-name="P5"><text:span text:style-name="T6">Saving Throw:</text:span><text:span text:style-name="T5"> Fortitude negates; see text</text:span></text:p>
      <text:p text:style-name="P5"><text:span text:style-name="T6">Spell Resistance:</text:span><text:span text:style-name="T5"> No</text:span></text:p>
      <text:p text:style-name="P5"><text:span text:style-name="T7">Stinking cloud </text:span><text:span text:style-name="T5">creates a bank of fog like that created by </text:span><text:span text:style-name="T7">fog cloud</text:span><text:span text:style-name="T5">, except that the vapors are nauseating. Living creatures in the cloud become nauseated. This condition lasts as long as the creature is in the cloud and for 1d4+1 rounds after it leaves. (Roll separately for each nauseated character.) Any creature that succeeds on its save but remains in the cloud must continue to save each round on your turn.</text:span></text:p>
      <text:p text:style-name="P5"><text:span text:style-name="T7">Stinking cloud </text:span><text:span text:style-name="T5">can be made permanent with a </text:span><text:span text:style-name="T7">permanency </text:span><text:span text:style-name="T5">spell. A permanent </text:span><text:span text:style-name="T7">stinking cloud </text:span><text:span text:style-name="T5">dispersed by wind reforms in 10 minutes.</text:span></text:p>
      <text:p text:style-name="P5"><text:span text:style-name="T7">Material Component: </text:span><text:span text:style-name="T5">A rotten egg or several skunk cabbage leaves.</text:span></text:p>
      <text:p text:style-name="P7"/>
      <text:p text:style-name="P5"><text:span text:style-name="T4">Stone Shape</text:span></text:p>
      <text:p text:style-name="P5"><text:span text:style-name="T5">Transmutation [Earth]</text:span></text:p>
      <text:p text:style-name="P5"><text:span text:style-name="T6">Level:</text:span><text:span text:style-name="T5"> Clr 3, Drd 3, Earth 3, Sor/Wiz 4</text:span></text:p>
      <text:p text:style-name="P5"><text:span text:style-name="T6">Components:</text:span><text:span text:style-name="T5"> V, S, M/DF</text:span></text:p>
      <text:p text:style-name="P5"><text:span text:style-name="T6">Casting Time:</text:span><text:span text:style-name="T5"> 1 standard action</text:span></text:p>
      <text:p text:style-name="P5"><text:span text:style-name="T6">Range:</text:span><text:span text:style-name="T5"> Touch</text:span></text:p>
      <text:p text:style-name="P5"><text:span text:style-name="T6">Target:</text:span><text:span text:style-name="T5"> Stone or stone object touched, up to 10 cu. ft. + 1 cu. ft./level</text:span></text:p>
      <text:p text:style-name="P5"><text:span text:style-name="T6">Duration:</text:span><text:span text:style-name="T5"> Instantaneous</text:span></text:p>
      <text:p text:style-name="P5"><text:span text:style-name="T6">Saving Throw:</text:span><text:span text:style-name="T5"> None</text:span></text:p>
      <text:p text:style-name="P5"><text:span text:style-name="T6">Spell Resistance:</text:span><text:span text:style-name="T5"> No</text:span></text:p>
      <text:p text:style-name="P5"><text:span text:style-name="T5">You can form an existing piece of stone into any shape that suits your purpose. While it’s possible to make crude coffers, doors, and so forth with </text:span><text:span text:style-name="T7">stone shape, </text:span><text:span text:style-name="T5">fine detail isn’t possible. There is a 30% chance that any shape including moving parts simply doesn’t work.</text:span></text:p>
      <text:p text:style-name="P5"><text:span text:style-name="T7">Arcane Material Component: </text:span><text:span text:style-name="T5">Soft clay, which must be worked into roughly the desired shape of the stone object and then touched to the stone while the verbal component is uttered.</text:span></text:p>
      <text:p text:style-name="P7"/>
      <text:p text:style-name="P5"><text:span text:style-name="T4">Stoneskin</text:span></text:p>
      <text:p text:style-name="P5"><text:span text:style-name="T5">Abjuration</text:span></text:p>
      <text:p text:style-name="P5"><text:span text:style-name="T6">Level:</text:span><text:span text:style-name="T5"> Drd 5, Earth 6, Sor/Wiz 4, Strength 6</text:span></text:p>
      <text:p text:style-name="P5"><text:soft-page-break/><text:span text:style-name="T6">Components:</text:span><text:span text:style-name="T5"> V, S, M</text:span></text:p>
      <text:p text:style-name="P5"><text:span text:style-name="T6">Casting Time:</text:span><text:span text:style-name="T5"> 1 standard action</text:span></text:p>
      <text:p text:style-name="P5"><text:span text:style-name="T6">Range:</text:span><text:span text:style-name="T5"> Touch</text:span></text:p>
      <text:p text:style-name="P5"><text:span text:style-name="T6">Target:</text:span><text:span text:style-name="T5"> Creature touched</text:span></text:p>
      <text:p text:style-name="P5"><text:span text:style-name="T6">Duration:</text:span><text:span text:style-name="T5"> 10 min./level or until discharged</text:span></text:p>
      <text:p text:style-name="P5"><text:span text:style-name="T6">Saving Throw: </text:span><text:span text:style-name="T5">Will negates (harmless)</text:span></text:p>
      <text:p text:style-name="P5"><text:span text:style-name="T6">Spell Resistance:</text:span><text:span text:style-name="T5"> Yes (harmless)</text:span></text:p>
      <text:p text:style-name="P5"><text:span text:style-name="T5">The warded creature gains resistance to blows, cuts, stabs, and slashes. The subject gains damage reduction 10/adamantine. (It ignores the first 10 points of damage each time it takes damage from a weapon, though an adamantine weapon bypasses the reduction.) Once the spell has prevented a total of 10 points of damage per caster level (maximum 150 points), it is discharged.</text:span></text:p>
      <text:p text:style-name="P5"><text:span text:style-name="T7">Material Component: </text:span><text:span text:style-name="T5">Granite and 250 gp worth of diamond dust sprinkled on the target’s skin.</text:span></text:p>
      <text:p text:style-name="P7"/>
      <text:p text:style-name="P5"><text:span text:style-name="T4">Stone Tell</text:span></text:p>
      <text:p text:style-name="P5"><text:span text:style-name="T5">Divination</text:span></text:p>
      <text:p text:style-name="P5"><text:span text:style-name="T6">Level:</text:span><text:span text:style-name="T5"> Drd 6</text:span></text:p>
      <text:p text:style-name="P5"><text:span text:style-name="T6">Components:</text:span><text:span text:style-name="T5"> V, S, DF</text:span></text:p>
      <text:p text:style-name="P5"><text:span text:style-name="T6">Casting Time:</text:span><text:span text:style-name="T5"> 10 minutes</text:span></text:p>
      <text:p text:style-name="P5"><text:span text:style-name="T6">Range:</text:span><text:span text:style-name="T5"> Personal</text:span></text:p>
      <text:p text:style-name="P5"><text:span text:style-name="T6">Target:</text:span><text:span text:style-name="T5"> You</text:span></text:p>
      <text:p text:style-name="P5"><text:span text:style-name="T6">Duration:</text:span><text:span text:style-name="T5"> 1 min./level</text:span></text:p>
      <text:p text:style-name="P5"><text:span text:style-name="T5">You gain the ability to speak with stones, which relate to you who or what has touched them as well as revealing what is covered or concealed behind or under them. The stones relate complete descriptions if asked. A stone’s perspective, perception, and knowledge may prevent the stone from providing the details you are looking for.</text:span></text:p>
      <text:p text:style-name="P5"><text:span text:style-name="T5">You can speak with natural or worked stone.</text:span></text:p>
      <text:p text:style-name="P7"/>
      <text:p text:style-name="P5"><text:span text:style-name="T4">Stone to Flesh</text:span></text:p>
      <text:p text:style-name="P5"><text:span text:style-name="T5">Transmutation</text:span></text:p>
      <text:p text:style-name="P5"><text:span text:style-name="T6">Level:</text:span><text:span text:style-name="T5"> Sor/Wiz 6</text:span></text:p>
      <text:p text:style-name="P5"><text:span text:style-name="T6">Components:</text:span><text:span text:style-name="T5"> V, S, M</text:span></text:p>
      <text:p text:style-name="P5"><text:span text:style-name="T6">Casting Time:</text:span><text:span text:style-name="T5"> 1 standard action</text:span></text:p>
      <text:p text:style-name="P5"><text:span text:style-name="T6">Range: </text:span><text:span text:style-name="T5">Medium (100 ft. + 10 ft./level)</text:span></text:p>
      <text:p text:style-name="P5"><text:soft-page-break/><text:span text:style-name="T6">Target:</text:span><text:span text:style-name="T5"> One petrified creature or a cylinder of stone from 1 ft. to 3 ft. in diameter and up to 10 ft. long</text:span></text:p>
      <text:p text:style-name="P5"><text:span text:style-name="T6">Duration:</text:span><text:span text:style-name="T5"> Instantaneous</text:span></text:p>
      <text:p text:style-name="P5"><text:span text:style-name="T6">Saving Throw:</text:span><text:span text:style-name="T5"> Fortitude negates (object); see text</text:span></text:p>
      <text:p text:style-name="P5"><text:span text:style-name="T6">Spell Resistance:</text:span><text:span text:style-name="T5"> Yes</text:span></text:p>
      <text:p text:style-name="P5"><text:span text:style-name="T5">This spell restores a petrified creature to its normal state, restoring life and goods. The creature must make a DC 15 Fortitude save to survive the process. Any petrified creature, regardless of size, can be restored.</text:span></text:p>
      <text:p text:style-name="P5"><text:span text:style-name="T5">The spell also can convert a mass of stone into a fleshy substance. Such flesh is inert and lacking a vital life force unless a life force or magical energy is available. (For example, this spell would turn a stone golem into a flesh golem, but an ordinary statue would become a corpse.) You can affect an object that fits within a cylinder from 1 foot to 3 feet in diameter and up to 10 feet long or a cylinder of up to those dimensions in a larger mass of stone.</text:span></text:p>
      <text:p text:style-name="P5"><text:span text:style-name="T7">Material Component: </text:span><text:span text:style-name="T5">A pinch of earth and a drop of blood.</text:span></text:p>
      <text:p text:style-name="P7"/>
      <text:p text:style-name="P5"><text:span text:style-name="T4">Storm of Vengeance</text:span></text:p>
      <text:p text:style-name="P5"><text:span text:style-name="T5">Conjuration (Summoning)</text:span></text:p>
      <text:p text:style-name="P5"><text:span text:style-name="T6">Level:</text:span><text:span text:style-name="T5"> Drd 9, Clr 9</text:span></text:p>
      <text:p text:style-name="P5"><text:span text:style-name="T6">Components:</text:span><text:span text:style-name="T5"> V, S</text:span></text:p>
      <text:p text:style-name="P5"><text:span text:style-name="T6">Casting Time:</text:span><text:span text:style-name="T5"> 1 round</text:span></text:p>
      <text:p text:style-name="P5"><text:span text:style-name="T6">Range:</text:span><text:span text:style-name="T5"> Long (400 ft. + 40 ft./level)</text:span></text:p>
      <text:p text:style-name="P5"><text:span text:style-name="T6">Effect:</text:span><text:span text:style-name="T5"> 360-ft.-radius storm cloud</text:span></text:p>
      <text:p text:style-name="P5"><text:span text:style-name="T6">Duration:</text:span><text:span text:style-name="T5"> Concentration (maximum 10 rounds) (D)</text:span></text:p>
      <text:p text:style-name="P5"><text:span text:style-name="T6">Saving Throw:</text:span><text:span text:style-name="T5"> See text</text:span></text:p>
      <text:p text:style-name="P5"><text:span text:style-name="T6">Spell Resistance:</text:span><text:span text:style-name="T5"> Yes</text:span></text:p>
      <text:p text:style-name="P5"><text:span text:style-name="T5">This spell creates an enormous black storm cloud. Lightning and crashing claps of thunder appear within the storm. Each creature beneath the cloud must succeed on a Fortitude save or be deafened for 1d4x10 minutes.</text:span></text:p>
      <text:p text:style-name="P5"><text:span text:style-name="T5">If you do not maintain concentration on the spell after casting it, the spell ends. <text:s/>If you continue to concentrate, the spell generates additional effects in each following round, as noted below. Each effect occurs during your turn.</text:span></text:p>
      <text:p text:style-name="P5"><text:span text:style-name="T7">2nd Round: </text:span><text:span text:style-name="T5">Acid rains down in the area, dealing 1d6 points of acid damage (no save).</text:span></text:p>
      <text:p text:style-name="P5"><text:span text:style-name="T7">3rd Round: </text:span><text:span text:style-name="T5">You call six bolts of lightning down from the cloud. You decide where the bolts strike. No two bolts may be directed at the same target. Each bolt deals 10d6 points of electricity damage. A creature struck can attempt a Reflex save for half damage.</text:span></text:p>
      <text:p text:style-name="P5"><text:span text:style-name="T7">4th Round: </text:span><text:span text:style-name="T5">Hailstones rain down in the area, dealing 5d6 points of bludgeoning damage (no save).</text:span></text:p>
      <text:p text:style-name="P5"><text:span text:style-name="T7">5th through 10th Rounds: </text:span><text:span text:style-name="T5">Violent rain and wind gusts reduce visibility. The rain obscures all sight, including darkvision, beyond 5 feet. A creature 5 feet away has concealment (attacks have a 20% miss chance). Creatures farther away have total concealment (50% miss chance, and the attacker cannot use sight to locate the target). Speed is reduced by three-quarters.</text:span></text:p>
      <text:p text:style-name="P5"><text:span text:style-name="T5">Ranged attacks within the area of the storm are impossible. Spells cast within the area are disrupted unless the caster succeeds on a Concentration check against a DC equal to the </text:span><text:span text:style-name="T7">storm of vengeance</text:span><text:span text:style-name="T5">’s save DC + the level of the spell the caster is trying to cast.</text:span></text:p>
      <text:p text:style-name="P7"/>
      <text:p text:style-name="P5"><text:span text:style-name="T4">Suggestion</text:span></text:p>
      <text:p text:style-name="P5"><text:soft-page-break/><text:span text:style-name="T5">Enchantment (Compulsion) [Language-Dependent, Mind-Affecting]</text:span></text:p>
      <text:p text:style-name="P5"><text:span text:style-name="T6">Level:</text:span><text:span text:style-name="T5"> Brd 2, Sor/Wiz 3</text:span></text:p>
      <text:p text:style-name="P5"><text:span text:style-name="T6">Components:</text:span><text:span text:style-name="T5"> V, M</text:span></text:p>
      <text:p text:style-name="P5"><text:span text:style-name="T6">Casting Time:</text:span><text:span text:style-name="T5"> 1 standard action</text:span></text:p>
      <text:p text:style-name="P5"><text:span text:style-name="T6">Range:</text:span><text:span text:style-name="T5"> Close (25 ft. + 5 ft./2 levels)</text:span></text:p>
      <text:p text:style-name="P5"><text:span text:style-name="T6">Target:</text:span><text:span text:style-name="T5"> One living creature</text:span></text:p>
      <text:p text:style-name="P5"><text:span text:style-name="T6">Duration:</text:span><text:span text:style-name="T5"> 1 hour/level or until completed</text:span></text:p>
      <text:p text:style-name="P5"><text:span text:style-name="T6">Saving Throw: </text:span><text:span text:style-name="T5">Will negates</text:span></text:p>
      <text:p text:style-name="P5"><text:span text:style-name="T6">Spell Resistance:</text:span><text:span text:style-name="T5"> Yes</text:span></text:p>
      <text:p text:style-name="P5"><text:span text:style-name="T5">You influence the actions of the target creature by suggesting a course of activity (limited to a sentence or two). The </text:span><text:span text:style-name="T7">suggestion </text:span><text:span text:style-name="T5">must be worded in such a manner as to make the activity sound reasonable. Asking the creature to do some obviously harmful act automatically negates the effect of the spell. </text:span></text:p>
      <text:p text:style-name="P5"><text:span text:style-name="T5">The suggested course of activity can continue for the entire duration. If the suggested activity can be completed in a shorter time, the spell ends when the subject finishes what it was asked to do. You can instead specify conditions that will trigger a special activity during the duration. If the condition is not met before the spell duration expires, the activity is not performed.</text:span></text:p>
      <text:p text:style-name="P5"><text:span text:style-name="T5">A very reasonable </text:span><text:span text:style-name="T7">suggestion </text:span><text:span text:style-name="T5">causes the save to be made with a penalty (such as –1 or –2).</text:span></text:p>
      <text:p text:style-name="P5"><text:span text:style-name="T7">Material Component: </text:span><text:span text:style-name="T5">A snake’s tongue and either a bit of honeycomb or a drop of sweet oil.</text:span></text:p>
      <text:p text:style-name="P7"/>
      <text:p text:style-name="P5"><text:span text:style-name="T4">Suggestion, Mass</text:span></text:p>
      <text:p text:style-name="P5"><text:span text:style-name="T5">Enchantment (Compulsion) [Language-Dependent, Mind-Affecting]</text:span></text:p>
      <text:p text:style-name="P5"><text:span text:style-name="T6">Level:</text:span><text:span text:style-name="T5"> Brd 5, Sor/Wiz 6</text:span></text:p>
      <text:p text:style-name="P5"><text:span text:style-name="T6">Range: </text:span><text:span text:style-name="T5">Medium (100 ft. + 10 ft./level)</text:span></text:p>
      <text:p text:style-name="P5"><text:span text:style-name="T6">Targets:</text:span><text:span text:style-name="T5"> One creature/level, no two of which can be more than 30 ft. apart</text:span></text:p>
      <text:p text:style-name="P5"><text:span text:style-name="T5">This spell functions like </text:span><text:span text:style-name="T7">suggestion</text:span><text:span text:style-name="T5">, except that it can affect more creatures. The same </text:span><text:span text:style-name="T7">suggestion </text:span><text:span text:style-name="T5">applies to all these creatures.</text:span></text:p>
      <text:p text:style-name="P7"/>
      <text:p text:style-name="P5"><text:span text:style-name="T4">Summon Instrument</text:span></text:p>
      <text:p text:style-name="P5"><text:span text:style-name="T5">Conjuration (Summoning)</text:span></text:p>
      <text:p text:style-name="P5"><text:span text:style-name="T6">Level:</text:span><text:span text:style-name="T5"> Brd 0</text:span></text:p>
      <text:p text:style-name="P5"><text:span text:style-name="T6">Components:</text:span><text:span text:style-name="T5"> V, S</text:span></text:p>
      <text:p text:style-name="P5"><text:span text:style-name="T6">Casting Time:</text:span><text:span text:style-name="T5"> 1 round</text:span></text:p>
      <text:p text:style-name="P5"><text:span text:style-name="T6">Range:</text:span><text:span text:style-name="T5"> 0 ft.</text:span></text:p>
      <text:p text:style-name="P5"><text:soft-page-break/><text:span text:style-name="T6">Effect:</text:span><text:span text:style-name="T5"> One summoned handheld musical instrument</text:span></text:p>
      <text:p text:style-name="P5"><text:span text:style-name="T6">Duration:</text:span><text:span text:style-name="T5"> 1 min./level (D)</text:span></text:p>
      <text:p text:style-name="P5"><text:span text:style-name="T6">Saving Throw:</text:span><text:span text:style-name="T5"> None</text:span></text:p>
      <text:p text:style-name="P5"><text:span text:style-name="T6">Spell Resistance:</text:span><text:span text:style-name="T5"> No</text:span></text:p>
      <text:p text:style-name="P5"><text:span text:style-name="T5">This spell summons one handheld musical instrument of your choice. This instrument appears in your hands or at your feet (your choice). The instrument is typical for its type. Only one instrument appears per casting, and it will play only for you. You can’t summon an instrument too large to be held in two hands.</text:span></text:p>
      <text:p text:style-name="P7"/>
      <text:p text:style-name="P5"><text:span text:style-name="T4">Summon Monster I</text:span></text:p>
      <text:p text:style-name="P5"><text:span text:style-name="T5">Conjuration (Summoning) [see text]</text:span></text:p>
      <text:p text:style-name="P5"><text:span text:style-name="T6">Level:</text:span><text:span text:style-name="T5"> Brd 1, Clr 1, Sor/Wiz 1</text:span></text:p>
      <text:p text:style-name="P5"><text:span text:style-name="T6">Components:</text:span><text:span text:style-name="T5"> V, S, F/DF</text:span></text:p>
      <text:p text:style-name="P5"><text:span text:style-name="T6">Casting Time:</text:span><text:span text:style-name="T5"> 1 round</text:span></text:p>
      <text:p text:style-name="P5"><text:span text:style-name="T6">Range:</text:span><text:span text:style-name="T5"> Close (25 ft. + 5 ft./2 levels)</text:span></text:p>
      <text:p text:style-name="P5"><text:span text:style-name="T6">Effect:</text:span><text:span text:style-name="T5"> One summoned creature</text:span></text:p>
      <text:p text:style-name="P5"><text:span text:style-name="T6">Duration:</text:span><text:span text:style-name="T5"> 1 round/level (D)</text:span></text:p>
      <text:p text:style-name="P5"><text:span text:style-name="T6">Saving Throw:</text:span><text:span text:style-name="T5"> None</text:span></text:p>
      <text:p text:style-name="P5"><text:span text:style-name="T6">Spell Resistance:</text:span><text:span text:style-name="T5"> No</text:span></text:p>
      <text:p text:style-name="P5"><text:span text:style-name="T5">This spell summons an extraplanar creature (typically an outsider, elemental, or magical beast native to another plane). It appears where you designate and acts immediately, on your turn. It attacks your opponents to the best of its ability. If you can communicate with the creature, you can direct it not to attack, to attack particular enemies, or to perform other actions.</text:span></text:p>
      <text:p text:style-name="P5"><text:span text:style-name="T5">The spell conjures one of the creatures from the 1st-level list on the accompanying Summon Monster table. You choose which kind of creature to summon, and you can change that choice each time you cast the spell.</text:span></text:p>
      <text:p text:style-name="P5"><text:span text:style-name="T5">A summoned monster cannot summon or otherwise conjure another creature, nor can it use any teleportation or planar travel abilities. Creatures cannot be summoned into an environment that cannot support them.</text:span></text:p>
      <text:p text:style-name="P5"><text:span text:style-name="T5">When you use a summoning spell to summon an air, chaotic, earth, evil, fire, good, lawful, or water creature, it is a spell of that type.</text:span></text:p>
      <text:p text:style-name="P5"><text:span text:style-name="T7">Arcane Focus: </text:span><text:span text:style-name="T5">A tiny bag and a small (not necessarily lit) candle.</text:span></text:p>
      <text:p text:style-name="P7"/>
      <text:p text:style-name="P5"><text:span text:style-name="T4">Summon Monster II</text:span></text:p>
      <text:p text:style-name="P5"><text:span text:style-name="T5">Conjuration (Summoning) [see text for </text:span><text:span text:style-name="T7">summon monster I</text:span><text:span text:style-name="T5">]</text:span></text:p>
      <text:p text:style-name="P5"><text:span text:style-name="T6">Level:</text:span><text:span text:style-name="T5"> Brd 2, Clr 2, Sor/Wiz 2</text:span></text:p>
      <text:p text:style-name="P5"><text:span text:style-name="T6">Effect:</text:span><text:span text:style-name="T5"> One or more summoned creatures, no two of which can be more than 30 ft. apart</text:span></text:p>
      <text:p text:style-name="P5"><text:span text:style-name="T5">This spell functions like </text:span><text:span text:style-name="T7">summon monster I, </text:span><text:span text:style-name="T5">except that you can summon one creature from the 2nd-level list or 1d3 creatures of the same kind from the 1st-level list.</text:span></text:p>
      <text:p text:style-name="P7"><text:soft-page-break/></text:p>
      <text:p text:style-name="P5"><text:span text:style-name="T4">Summon Monster III</text:span></text:p>
      <text:p text:style-name="P5"><text:span text:style-name="T5">Conjuration (Summoning) [see text for </text:span><text:span text:style-name="T7">summon monster I</text:span><text:span text:style-name="T5">]</text:span></text:p>
      <text:p text:style-name="P5"><text:span text:style-name="T6">Level:</text:span><text:span text:style-name="T5"> Brd 3, Clr 3, Sor/Wiz 3</text:span></text:p>
      <text:p text:style-name="P5"><text:span text:style-name="T6">Effect:</text:span><text:span text:style-name="T5"> One or more summoned creatures, no two of which can be more than 30 ft. apart</text:span></text:p>
      <text:p text:style-name="P5"><text:span text:style-name="T5">This spell functions like </text:span><text:span text:style-name="T7">summon monster I, </text:span><text:span text:style-name="T5">except that you can summon one creature from the 3rd-level list, 1d3 creatures of the same kind from the 2nd-level list, or 1d4+1 creatures of the same kind from the 1st-level list.</text:span></text:p>
      <text:p text:style-name="P7"/>
      <text:p text:style-name="P5"><text:span text:style-name="T4">Summon Monster IV</text:span></text:p>
      <text:p text:style-name="P5"><text:span text:style-name="T5">Conjuration (Summoning) [see text for </text:span><text:span text:style-name="T7">summon monster I</text:span><text:span text:style-name="T5">]</text:span></text:p>
      <text:p text:style-name="P5"><text:span text:style-name="T6">Level:</text:span><text:span text:style-name="T5"> Brd 4, Clr 4, Sor/Wiz 4</text:span></text:p>
      <text:p text:style-name="P5"><text:span text:style-name="T6">Effect:</text:span><text:span text:style-name="T5"> One or more summoned creatures, no two of which can be more than 30 ft. apart</text:span></text:p>
      <text:p text:style-name="P5"><text:span text:style-name="T5">This spell functions like </text:span><text:span text:style-name="T7">summon monster I, </text:span><text:span text:style-name="T5">except that you can summon one creature from the 4th-level list, 1d3 creatures of the same kind from the 3rd-level list, or 1d4+1 creatures of the same kind from a lower-level list.</text:span></text:p>
      <text:p text:style-name="P7"/>
      <text:p text:style-name="P5"><text:span text:style-name="T4">Summon Monster V</text:span></text:p>
      <text:p text:style-name="P5"><text:span text:style-name="T5">Conjuration (Summoning) [see text for </text:span><text:span text:style-name="T7">summon monster I</text:span><text:span text:style-name="T5">]</text:span></text:p>
      <text:p text:style-name="P5"><text:span text:style-name="T6">Level:</text:span><text:span text:style-name="T5"> Brd 5, Clr 5, Sor/Wiz 5</text:span></text:p>
      <text:p text:style-name="P5"><text:span text:style-name="T6">Effect:</text:span><text:span text:style-name="T5"> One or more summoned creatures, no two of which can be more than 30 ft. apart</text:span></text:p>
      <text:p text:style-name="P5"><text:span text:style-name="T5">This spell functions like </text:span><text:span text:style-name="T7">summon monster I, </text:span><text:span text:style-name="T5">except that you can summon one creature from the 5th-level list, 1d3 creatures of the same kind from the 4th-level list, or 1d4+1 creatures of the same kind from a lower-level list.</text:span></text:p>
      <text:p text:style-name="P7"/>
      <text:p text:style-name="P5"><text:span text:style-name="T4">Summon Monster VI</text:span></text:p>
      <text:p text:style-name="P5"><text:span text:style-name="T5">Conjuration (Summoning) [see text for </text:span><text:span text:style-name="T7">summon monster I</text:span><text:span text:style-name="T5">]</text:span></text:p>
      <text:p text:style-name="P5"><text:span text:style-name="T6">Level:</text:span><text:span text:style-name="T5"> Brd 6, Clr 6, Sor/Wiz 6</text:span></text:p>
      <text:p text:style-name="P5"><text:span text:style-name="T6">Effect:</text:span><text:span text:style-name="T5"> One or more summoned creatures, no two of which can be more than 30 ft. apart</text:span></text:p>
      <text:p text:style-name="P5"><text:span text:style-name="T5">This spell functions like </text:span><text:span text:style-name="T7">summon monster I, </text:span><text:span text:style-name="T5">except you can summon one creature from the 6th-level list, 1d3 creatures of the same kind from the 5th-level list, or 1d4+1 creatures of the same kind from a lower-level list.</text:span></text:p>
      <text:p text:style-name="P7"/>
      <text:p text:style-name="P5"><text:span text:style-name="T4">Summon Monster VII</text:span></text:p>
      <text:p text:style-name="P5"><text:span text:style-name="T5">Conjuration (Summoning) [see text for </text:span><text:span text:style-name="T7">summon monster I</text:span><text:span text:style-name="T5">]</text:span></text:p>
      <text:p text:style-name="P5"><text:soft-page-break/><text:span text:style-name="T6">Level:</text:span><text:span text:style-name="T5"> Clr 7, Sor/Wiz 7</text:span></text:p>
      <text:p text:style-name="P5"><text:span text:style-name="T5">This spell functions like </text:span><text:span text:style-name="T7">summon monster I, </text:span><text:span text:style-name="T5">except that you can summon one creature from the 7th-level list, 1d3 creatures of the same kind from the 6th-level list, or 1d4+1 creatures of the same kind from a lower-level list.</text:span></text:p>
      <text:p text:style-name="P7"/>
      <text:p text:style-name="P5"><text:span text:style-name="T4">Summon Monster VIII</text:span></text:p>
      <text:p text:style-name="P5"><text:span text:style-name="T5">Conjuration (Summoning) [see text for </text:span><text:span text:style-name="T7">summon monster I</text:span><text:span text:style-name="T5">]</text:span></text:p>
      <text:p text:style-name="P5"><text:span text:style-name="T6">Level:</text:span><text:span text:style-name="T5"> Clr 8, Sor/Wiz 8</text:span></text:p>
      <text:p text:style-name="P5"><text:span text:style-name="T5">This spell functions like </text:span><text:span text:style-name="T7">summon monster I, </text:span><text:span text:style-name="T5">except that you can summon one creature from the 8th-level list, 1d3 creatures of the same kind from the 7th-level list, or 1d4+1 creatures of the same kind from a lower-level list.</text:span></text:p>
      <text:p text:style-name="P8"/>
      <text:p text:style-name="P5"><text:span text:style-name="T4">Summon Monster IX</text:span></text:p>
      <text:p text:style-name="P5"><text:span text:style-name="T5">Conjuration (Summoning) [see text for </text:span><text:span text:style-name="T7">summon monster I</text:span><text:span text:style-name="T5">]</text:span></text:p>
      <text:p text:style-name="P5"><text:span text:style-name="T6">Level:</text:span><text:span text:style-name="T5"> Chaos 9, Clr 9, Evil 9, Good 9, Law 9, Sor/Wiz 9</text:span></text:p>
      <text:p text:style-name="P5"><text:span text:style-name="T5">This spell functions like </text:span><text:span text:style-name="T7">summon monster I, </text:span><text:span text:style-name="T5">except that you can summon one creature from the 9th-level list, 1d3 creatures of the same kind from the 8th-level list, or 1d4+1 creatures of the same kind from a lower-level list.</text:span></text:p>
      <text:p text:style-name="P8"/>
      <table:table table:name="Table3" table:style-name="Table3">
        <table:table-column table:style-name="Table3.A"/>
        <table:table-column table:style-name="Table3.B"/>
        <table:table-row table:style-name="Table3.1">
          <table:table-cell table:style-name="Table3.A1" office:value-type="string">
            <text:p text:style-name="P11"><text:span text:style-name="T6">Summon Monster</text:span></text:p>
          </table:table-cell>
          <table:table-cell table:style-name="Table3.A1" office:value-type="string">
            <text:p text:style-name="P10"/>
          </table:table-cell>
        </table:table-row>
        <table:table-row table:style-name="Table3.1">
          <table:table-cell table:style-name="Table3.A2" office:value-type="string">
            <text:p text:style-name="P11"><text:span text:style-name="T6">1st Level</text:span></text:p>
          </table:table-cell>
          <table:table-cell table:style-name="Table3.A2" office:value-type="string">
            <text:p text:style-name="P10"/>
          </table:table-cell>
        </table:table-row>
        <table:table-row table:style-name="Table3.1">
          <table:table-cell table:style-name="Table3.A2" office:value-type="string">
            <text:p text:style-name="P5"><text:span text:style-name="T5">Celestial dog</text:span></text:p>
          </table:table-cell>
          <table:table-cell table:style-name="Table3.A2" office:value-type="string">
            <text:p text:style-name="P5"><text:span text:style-name="T5">LG</text:span></text:p>
          </table:table-cell>
        </table:table-row>
        <table:table-row table:style-name="Table3.1">
          <table:table-cell table:style-name="Table3.A2" office:value-type="string">
            <text:p text:style-name="P5"><text:span text:style-name="T5">Celestial owl</text:span></text:p>
          </table:table-cell>
          <table:table-cell table:style-name="Table3.A2" office:value-type="string">
            <text:p text:style-name="P5"><text:span text:style-name="T5">LG</text:span></text:p>
          </table:table-cell>
        </table:table-row>
        <table:table-row table:style-name="Table3.1">
          <table:table-cell table:style-name="Table3.A2" office:value-type="string">
            <text:p text:style-name="P5"><text:span text:style-name="T5">Celestial giant fire beetle</text:span></text:p>
          </table:table-cell>
          <table:table-cell table:style-name="Table3.A2" office:value-type="string">
            <text:p text:style-name="P5"><text:span text:style-name="T5">NG</text:span></text:p>
          </table:table-cell>
        </table:table-row>
        <table:table-row table:style-name="Table3.1">
          <table:table-cell table:style-name="Table3.A2" office:value-type="string">
            <text:p text:style-name="P5"><text:span text:style-name="T5">Celestial porpoise</text:span><text:span text:style-name="T8">1</text:span></text:p>
          </table:table-cell>
          <table:table-cell table:style-name="Table3.A2" office:value-type="string">
            <text:p text:style-name="P5"><text:span text:style-name="T5">NG</text:span></text:p>
          </table:table-cell>
        </table:table-row>
        <table:table-row table:style-name="Table3.1">
          <table:table-cell table:style-name="Table3.A2" office:value-type="string">
            <text:p text:style-name="P5"><text:span text:style-name="T5">Celestial badger</text:span></text:p>
          </table:table-cell>
          <table:table-cell table:style-name="Table3.A2" office:value-type="string">
            <text:p text:style-name="P5"><text:span text:style-name="T5">CG</text:span></text:p>
          </table:table-cell>
        </table:table-row>
        <table:table-row table:style-name="Table3.1">
          <table:table-cell table:style-name="Table3.A2" office:value-type="string">
            <text:p text:style-name="P5"><text:span text:style-name="T5">Celestial monkey</text:span></text:p>
          </table:table-cell>
          <table:table-cell table:style-name="Table3.A2" office:value-type="string">
            <text:p text:style-name="P5"><text:span text:style-name="T5">CG</text:span></text:p>
          </table:table-cell>
        </table:table-row>
        <table:table-row table:style-name="Table3.1">
          <table:table-cell table:style-name="Table3.A2" office:value-type="string">
            <text:p text:style-name="P5"><text:span text:style-name="T5">Fiendish dire rat</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raven</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monstrous centipede, Medium</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monstrous scorpion, Small</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hawk</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monstrous spider, Small</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octopus</text:span><text:span text:style-name="T8">1</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snake, Small viper</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6">2nd Level</text:span></text:p>
          </table:table-cell>
          <table:table-cell table:style-name="Table3.A2" office:value-type="string">
            <text:p text:style-name="P9"/>
          </table:table-cell>
        </table:table-row>
        <table:table-row table:style-name="Table3.1">
          <table:table-cell table:style-name="Table3.A2" office:value-type="string">
            <text:p text:style-name="P5"><text:span text:style-name="T5">Celestial giant bee</text:span></text:p>
          </table:table-cell>
          <table:table-cell table:style-name="Table3.A2" office:value-type="string">
            <text:p text:style-name="P5"><text:span text:style-name="T5">LG</text:span></text:p>
          </table:table-cell>
        </table:table-row>
        <table:table-row table:style-name="Table3.1">
          <table:table-cell table:style-name="Table3.A2" office:value-type="string">
            <text:p text:style-name="P5"><text:span text:style-name="T5">Celestial giant bombardier beetle</text:span></text:p>
          </table:table-cell>
          <table:table-cell table:style-name="Table3.A2" office:value-type="string">
            <text:p text:style-name="P5"><text:span text:style-name="T5">NG</text:span></text:p>
          </table:table-cell>
        </table:table-row>
        <table:table-row table:style-name="Table3.1">
          <table:table-cell table:style-name="Table3.A2" office:value-type="string">
            <text:p text:style-name="P5"><text:span text:style-name="T5">Celestial riding dog</text:span></text:p>
          </table:table-cell>
          <table:table-cell table:style-name="Table3.A2" office:value-type="string">
            <text:p text:style-name="P5"><text:span text:style-name="T5">NG</text:span></text:p>
          </table:table-cell>
        </table:table-row>
        <table:table-row table:style-name="Table3.1">
          <table:table-cell table:style-name="Table3.A2" office:value-type="string">
            <text:p text:style-name="P5"><text:span text:style-name="T5">Celestial eagle</text:span></text:p>
          </table:table-cell>
          <table:table-cell table:style-name="Table3.A2" office:value-type="string">
            <text:p text:style-name="P5"><text:span text:style-name="T5">CG</text:span></text:p>
          </table:table-cell>
        </table:table-row>
        <table:table-row table:style-name="Table3.1">
          <table:table-cell table:style-name="Table3.A2" office:value-type="string">
            <text:p text:style-name="P5"><text:span text:style-name="T5">Lemure (devil)</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squid</text:span><text:span text:style-name="T8">1</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wolf</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monstrous centipede, Large</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monstrous scorpion, Medium</text:span></text:p>
          </table:table-cell>
          <table:table-cell table:style-name="Table3.A2" office:value-type="string">
            <text:p text:style-name="P5"><text:span text:style-name="T5">NE</text:span></text:p>
          </table:table-cell>
        </table:table-row>
        <text:soft-page-break/>
        <table:table-row table:style-name="Table3.1">
          <table:table-cell table:style-name="Table3.A2" office:value-type="string">
            <text:p text:style-name="P5"><text:span text:style-name="T5">Fiendish shark, Medium</text:span><text:span text:style-name="T8">1</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monstrous spider, Medium</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snake, Medium viper</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6">3rd Level</text:span></text:p>
          </table:table-cell>
          <table:table-cell table:style-name="Table3.A2" office:value-type="string">
            <text:p text:style-name="P9"/>
          </table:table-cell>
        </table:table-row>
        <table:table-row table:style-name="Table3.1">
          <table:table-cell table:style-name="Table3.A2" office:value-type="string">
            <text:p text:style-name="P5"><text:span text:style-name="T5">Celestial black bear</text:span></text:p>
          </table:table-cell>
          <table:table-cell table:style-name="Table3.A2" office:value-type="string">
            <text:p text:style-name="P5"><text:span text:style-name="T5">LG</text:span></text:p>
          </table:table-cell>
        </table:table-row>
        <table:table-row table:style-name="Table3.1">
          <table:table-cell table:style-name="Table3.A2" office:value-type="string">
            <text:p text:style-name="P5"><text:span text:style-name="T5">Celestial bison</text:span></text:p>
          </table:table-cell>
          <table:table-cell table:style-name="Table3.A2" office:value-type="string">
            <text:p text:style-name="P5"><text:span text:style-name="T5">NG</text:span></text:p>
          </table:table-cell>
        </table:table-row>
        <table:table-row table:style-name="Table3.1">
          <table:table-cell table:style-name="Table3.A2" office:value-type="string">
            <text:p text:style-name="P5"><text:span text:style-name="T5">Celestial dire badger</text:span></text:p>
          </table:table-cell>
          <table:table-cell table:style-name="Table3.A2" office:value-type="string">
            <text:p text:style-name="P5"><text:span text:style-name="T5">CG</text:span></text:p>
          </table:table-cell>
        </table:table-row>
        <table:table-row table:style-name="Table3.1">
          <table:table-cell table:style-name="Table3.A2" office:value-type="string">
            <text:p text:style-name="P5"><text:span text:style-name="T5">Celestial hippogriff</text:span></text:p>
          </table:table-cell>
          <table:table-cell table:style-name="Table3.A2" office:value-type="string">
            <text:p text:style-name="P5"><text:span text:style-name="T5">CG</text:span></text:p>
          </table:table-cell>
        </table:table-row>
        <table:table-row table:style-name="Table3.1">
          <table:table-cell table:style-name="Table3.A2" office:value-type="string">
            <text:p text:style-name="P5"><text:span text:style-name="T5">Elemental, Small (any)</text:span></text:p>
          </table:table-cell>
          <table:table-cell table:style-name="Table3.A2" office:value-type="string">
            <text:p text:style-name="P5"><text:span text:style-name="T5">N</text:span></text:p>
          </table:table-cell>
        </table:table-row>
        <table:table-row table:style-name="Table3.1">
          <table:table-cell table:style-name="Table3.A2" office:value-type="string">
            <text:p text:style-name="P5"><text:span text:style-name="T5">Fiendish ape</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dire weasel</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Hell hound</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snake, constrictor </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boar</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dire bat</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monstrous centipede, Huge</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crocodile</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Dretch (demon)</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snake, Large viper</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wolverine</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6">4th Level</text:span></text:p>
          </table:table-cell>
          <table:table-cell table:style-name="Table3.A2" office:value-type="string">
            <text:p text:style-name="P9"/>
          </table:table-cell>
        </table:table-row>
        <table:table-row table:style-name="Table3.1">
          <table:table-cell table:style-name="Table3.A2" office:value-type="string">
            <text:p text:style-name="P5"><text:span text:style-name="T5">Archon, lantern</text:span></text:p>
          </table:table-cell>
          <table:table-cell table:style-name="Table3.A2" office:value-type="string">
            <text:p text:style-name="P5"><text:span text:style-name="T5">LG</text:span></text:p>
          </table:table-cell>
        </table:table-row>
        <table:table-row table:style-name="Table3.1">
          <table:table-cell table:style-name="Table3.A2" office:value-type="string">
            <text:p text:style-name="P5"><text:span text:style-name="T5">Celestial giant owl</text:span></text:p>
          </table:table-cell>
          <table:table-cell table:style-name="Table3.A2" office:value-type="string">
            <text:p text:style-name="P5"><text:span text:style-name="T5">LG</text:span></text:p>
          </table:table-cell>
        </table:table-row>
        <table:table-row table:style-name="Table3.1">
          <table:table-cell table:style-name="Table3.A2" office:value-type="string">
            <text:p text:style-name="P5"><text:span text:style-name="T5">Celestial giant eagle</text:span></text:p>
          </table:table-cell>
          <table:table-cell table:style-name="Table3.A2" office:value-type="string">
            <text:p text:style-name="P5"><text:span text:style-name="T5">CG</text:span></text:p>
          </table:table-cell>
        </table:table-row>
        <table:table-row table:style-name="Table3.1">
          <table:table-cell table:style-name="Table3.A2" office:value-type="string">
            <text:p text:style-name="P5"><text:span text:style-name="T5">Celestial lion</text:span></text:p>
          </table:table-cell>
          <table:table-cell table:style-name="Table3.A2" office:value-type="string">
            <text:p text:style-name="P5"><text:span text:style-name="T5">CG</text:span></text:p>
          </table:table-cell>
        </table:table-row>
        <table:table-row table:style-name="Table3.1">
          <table:table-cell table:style-name="Table3.A2" office:value-type="string">
            <text:p text:style-name="P5"><text:span text:style-name="T5">Mephit (any)</text:span></text:p>
          </table:table-cell>
          <table:table-cell table:style-name="Table3.A2" office:value-type="string">
            <text:p text:style-name="P5"><text:span text:style-name="T5">N</text:span></text:p>
          </table:table-cell>
        </table:table-row>
        <text:soft-page-break/>
        <table:table-row table:style-name="Table3.1">
          <table:table-cell table:style-name="Table3.A2" office:value-type="string">
            <text:p text:style-name="P5"><text:span text:style-name="T5">Fiendish dire wolf</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giant wasp</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giant praying mantis</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shark, Large</text:span><text:span text:style-name="T8">1</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Yeth hound</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monstrous spider, Large</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snake, Huge viper</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Howler</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6">5th Level</text:span></text:p>
          </table:table-cell>
          <table:table-cell table:style-name="Table3.A2" office:value-type="string">
            <text:p text:style-name="P9"/>
          </table:table-cell>
        </table:table-row>
        <table:table-row table:style-name="Table3.1">
          <table:table-cell table:style-name="Table3.A2" office:value-type="string">
            <text:p text:style-name="P5"><text:span text:style-name="T5">Archon, hound</text:span></text:p>
          </table:table-cell>
          <table:table-cell table:style-name="Table3.A2" office:value-type="string">
            <text:p text:style-name="P5"><text:span text:style-name="T5">LG</text:span></text:p>
          </table:table-cell>
        </table:table-row>
        <table:table-row table:style-name="Table3.1">
          <table:table-cell table:style-name="Table3.A2" office:value-type="string">
            <text:p text:style-name="P5"><text:span text:style-name="T5">Celestial brown bear</text:span></text:p>
          </table:table-cell>
          <table:table-cell table:style-name="Table3.A2" office:value-type="string">
            <text:p text:style-name="P5"><text:span text:style-name="T5">LG</text:span></text:p>
          </table:table-cell>
        </table:table-row>
        <table:table-row table:style-name="Table3.1">
          <table:table-cell table:style-name="Table3.A2" office:value-type="string">
            <text:p text:style-name="P5"><text:span text:style-name="T5">Celestial giant stag beetle</text:span></text:p>
          </table:table-cell>
          <table:table-cell table:style-name="Table3.A2" office:value-type="string">
            <text:p text:style-name="P5"><text:span text:style-name="T5">NG</text:span></text:p>
          </table:table-cell>
        </table:table-row>
        <table:table-row table:style-name="Table3.1">
          <table:table-cell table:style-name="Table3.A2" office:value-type="string">
            <text:p text:style-name="P5"><text:span text:style-name="T5">Celestial sea cat</text:span><text:span text:style-name="T8">1</text:span></text:p>
          </table:table-cell>
          <table:table-cell table:style-name="Table3.A2" office:value-type="string">
            <text:p text:style-name="P5"><text:span text:style-name="T5">NG</text:span></text:p>
          </table:table-cell>
        </table:table-row>
        <table:table-row table:style-name="Table3.1">
          <table:table-cell table:style-name="Table3.A2" office:value-type="string">
            <text:p text:style-name="P5"><text:span text:style-name="T5">Celestial griffon</text:span></text:p>
          </table:table-cell>
          <table:table-cell table:style-name="Table3.A2" office:value-type="string">
            <text:p text:style-name="P5"><text:span text:style-name="T5">CG</text:span></text:p>
          </table:table-cell>
        </table:table-row>
        <table:table-row table:style-name="Table3.1">
          <table:table-cell table:style-name="Table3.A2" office:value-type="string">
            <text:p text:style-name="P5"><text:span text:style-name="T5">Elemental, Medium (any)</text:span></text:p>
          </table:table-cell>
          <table:table-cell table:style-name="Table3.A2" office:value-type="string">
            <text:p text:style-name="P5"><text:span text:style-name="T5">N</text:span></text:p>
          </table:table-cell>
        </table:table-row>
        <table:table-row table:style-name="Table3.1">
          <table:table-cell table:style-name="Table3.A2" office:value-type="string">
            <text:p text:style-name="P5"><text:span text:style-name="T5">Achaierai</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Devil, bearded</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deinonychus</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dire ape</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dire boar</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shark, Huge</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monstrous scorpion, Large</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Shadow mastiff</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dire wolverine</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giant crocodile</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tiger</text:span></text:p>
          </table:table-cell>
          <table:table-cell table:style-name="Table3.A2" office:value-type="string">
            <text:p text:style-name="P5"><text:span text:style-name="T5">CE</text:span></text:p>
          </table:table-cell>
        </table:table-row>
        <text:soft-page-break/>
        <table:table-row table:style-name="Table3.1">
          <table:table-cell table:style-name="Table3.A2" office:value-type="string">
            <text:p text:style-name="P5"><text:span text:style-name="T6">6th Level</text:span></text:p>
          </table:table-cell>
          <table:table-cell table:style-name="Table3.A2" office:value-type="string">
            <text:p text:style-name="P9"/>
          </table:table-cell>
        </table:table-row>
        <table:table-row table:style-name="Table3.1">
          <table:table-cell table:style-name="Table3.A2" office:value-type="string">
            <text:p text:style-name="P5"><text:span text:style-name="T5">Celestial polar bear</text:span></text:p>
          </table:table-cell>
          <table:table-cell table:style-name="Table3.A2" office:value-type="string">
            <text:p text:style-name="P5"><text:span text:style-name="T5">LG</text:span></text:p>
          </table:table-cell>
        </table:table-row>
        <table:table-row table:style-name="Table3.1">
          <table:table-cell table:style-name="Table3.A2" office:value-type="string">
            <text:p text:style-name="P5"><text:span text:style-name="T5">Celestial orca whale</text:span><text:span text:style-name="T8">1</text:span></text:p>
          </table:table-cell>
          <table:table-cell table:style-name="Table3.A2" office:value-type="string">
            <text:p text:style-name="P5"><text:span text:style-name="T5">NG</text:span></text:p>
          </table:table-cell>
        </table:table-row>
        <table:table-row table:style-name="Table3.1">
          <table:table-cell table:style-name="Table3.A2" office:value-type="string">
            <text:p text:style-name="P5"><text:span text:style-name="T5">Bralani (eladrin)</text:span></text:p>
          </table:table-cell>
          <table:table-cell table:style-name="Table3.A2" office:value-type="string">
            <text:p text:style-name="P5"><text:span text:style-name="T5">CG</text:span></text:p>
          </table:table-cell>
        </table:table-row>
        <table:table-row table:style-name="Table3.1">
          <table:table-cell table:style-name="Table3.A2" office:value-type="string">
            <text:p text:style-name="P5"><text:span text:style-name="T5">Celestial dire lion</text:span></text:p>
          </table:table-cell>
          <table:table-cell table:style-name="Table3.A2" office:value-type="string">
            <text:p text:style-name="P5"><text:span text:style-name="T5">CG</text:span></text:p>
          </table:table-cell>
        </table:table-row>
        <table:table-row table:style-name="Table3.1">
          <table:table-cell table:style-name="Table3.A2" office:value-type="string">
            <text:p text:style-name="P5"><text:span text:style-name="T5">Elemental, Large (any)</text:span></text:p>
          </table:table-cell>
          <table:table-cell table:style-name="Table3.A2" office:value-type="string">
            <text:p text:style-name="P5"><text:span text:style-name="T5">N</text:span></text:p>
          </table:table-cell>
        </table:table-row>
        <table:table-row table:style-name="Table3.1">
          <table:table-cell table:style-name="Table3.A2" office:value-type="string">
            <text:p text:style-name="P5"><text:span text:style-name="T5">Janni (genie)</text:span></text:p>
          </table:table-cell>
          <table:table-cell table:style-name="Table3.A2" office:value-type="string">
            <text:p text:style-name="P5"><text:span text:style-name="T5">N</text:span></text:p>
          </table:table-cell>
        </table:table-row>
        <table:table-row table:style-name="Table3.1">
          <table:table-cell table:style-name="Table3.A2" office:value-type="string">
            <text:p text:style-name="P5"><text:span text:style-name="T5">Chaos beast</text:span></text:p>
          </table:table-cell>
          <table:table-cell table:style-name="Table3.A2" office:value-type="string">
            <text:p text:style-name="P5"><text:span text:style-name="T5">CN</text:span></text:p>
          </table:table-cell>
        </table:table-row>
        <table:table-row table:style-name="Table3.1">
          <table:table-cell table:style-name="Table3.A2" office:value-type="string">
            <text:p text:style-name="P5"><text:span text:style-name="T5">Devil, chain</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Xill</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monstrous centipede, Gargantuan</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rhinoceros</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elasmosaurus</text:span><text:span text:style-name="T8">1</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monstrous spider, Huge</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snake, giant constrictor</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6">7th Level</text:span></text:p>
          </table:table-cell>
          <table:table-cell table:style-name="Table3.A2" office:value-type="string">
            <text:p text:style-name="P9"/>
          </table:table-cell>
        </table:table-row>
        <table:table-row table:style-name="Table3.1">
          <table:table-cell table:style-name="Table3.A2" office:value-type="string">
            <text:p text:style-name="P5"><text:span text:style-name="T5">Celestial elephant</text:span></text:p>
          </table:table-cell>
          <table:table-cell table:style-name="Table3.A2" office:value-type="string">
            <text:p text:style-name="P5"><text:span text:style-name="T5">LG</text:span></text:p>
          </table:table-cell>
        </table:table-row>
        <table:table-row table:style-name="Table3.1">
          <table:table-cell table:style-name="Table3.A2" office:value-type="string">
            <text:p text:style-name="P5"><text:span text:style-name="T5">Avoral (guardinal)</text:span></text:p>
          </table:table-cell>
          <table:table-cell table:style-name="Table3.A2" office:value-type="string">
            <text:p text:style-name="P5"><text:span text:style-name="T5">NG</text:span></text:p>
          </table:table-cell>
        </table:table-row>
        <table:table-row table:style-name="Table3.1">
          <table:table-cell table:style-name="Table3.A2" office:value-type="string">
            <text:p text:style-name="P5"><text:span text:style-name="T5">Celestial baleen whale</text:span><text:span text:style-name="T8">1</text:span></text:p>
          </table:table-cell>
          <table:table-cell table:style-name="Table3.A2" office:value-type="string">
            <text:p text:style-name="P5"><text:span text:style-name="T5">NG</text:span></text:p>
          </table:table-cell>
        </table:table-row>
        <table:table-row table:style-name="Table3.1">
          <table:table-cell table:style-name="Table3.A2" office:value-type="string">
            <text:p text:style-name="P5"><text:span text:style-name="T5">Djinni (genie)</text:span></text:p>
          </table:table-cell>
          <table:table-cell table:style-name="Table3.A2" office:value-type="string">
            <text:p text:style-name="P5"><text:span text:style-name="T5">CG</text:span></text:p>
          </table:table-cell>
        </table:table-row>
        <table:table-row table:style-name="Table3.1">
          <table:table-cell table:style-name="Table3.A2" office:value-type="string">
            <text:p text:style-name="P5"><text:span text:style-name="T5">Elemental, Huge (any)</text:span></text:p>
          </table:table-cell>
          <table:table-cell table:style-name="Table3.A2" office:value-type="string">
            <text:p text:style-name="P5"><text:span text:style-name="T5">N</text:span></text:p>
          </table:table-cell>
        </table:table-row>
        <table:table-row table:style-name="Table3.1">
          <table:table-cell table:style-name="Table3.A2" office:value-type="string">
            <text:p text:style-name="P5"><text:span text:style-name="T5">Invisible stalker</text:span></text:p>
          </table:table-cell>
          <table:table-cell table:style-name="Table3.A2" office:value-type="string">
            <text:p text:style-name="P5"><text:span text:style-name="T5">N</text:span></text:p>
          </table:table-cell>
        </table:table-row>
        <table:table-row table:style-name="Table3.1">
          <table:table-cell table:style-name="Table3.A2" office:value-type="string">
            <text:p text:style-name="P5"><text:span text:style-name="T5">Devil, bone</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megaraptor</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monstrous scorpion, Huge</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Babau (demon)</text:span></text:p>
          </table:table-cell>
          <table:table-cell table:style-name="Table3.A2" office:value-type="string">
            <text:p text:style-name="P5"><text:span text:style-name="T5">CE</text:span></text:p>
          </table:table-cell>
        </table:table-row>
        <text:soft-page-break/>
        <table:table-row table:style-name="Table3.1">
          <table:table-cell table:style-name="Table3.A2" office:value-type="string">
            <text:p text:style-name="P5"><text:span text:style-name="T5">Fiendish giant octopus</text:span><text:span text:style-name="T8">1</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girallon</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6">8th Level</text:span></text:p>
          </table:table-cell>
          <table:table-cell table:style-name="Table3.A2" office:value-type="string">
            <text:p text:style-name="P9"/>
          </table:table-cell>
        </table:table-row>
        <table:table-row table:style-name="Table3.1">
          <table:table-cell table:style-name="Table3.A2" office:value-type="string">
            <text:p text:style-name="P5"><text:span text:style-name="T5">Celestial dire bear</text:span></text:p>
          </table:table-cell>
          <table:table-cell table:style-name="Table3.A2" office:value-type="string">
            <text:p text:style-name="P5"><text:span text:style-name="T5">LG</text:span></text:p>
          </table:table-cell>
        </table:table-row>
        <table:table-row table:style-name="Table3.1">
          <table:table-cell table:style-name="Table3.A2" office:value-type="string">
            <text:p text:style-name="P5"><text:span text:style-name="T5">Celestial cachalot whale</text:span><text:span text:style-name="T8">1</text:span></text:p>
          </table:table-cell>
          <table:table-cell table:style-name="Table3.A2" office:value-type="string">
            <text:p text:style-name="P5"><text:span text:style-name="T5">NG</text:span></text:p>
          </table:table-cell>
        </table:table-row>
        <table:table-row table:style-name="Table3.1">
          <table:table-cell table:style-name="Table3.A2" office:value-type="string">
            <text:p text:style-name="P5"><text:span text:style-name="T5">Celestial triceratops</text:span></text:p>
          </table:table-cell>
          <table:table-cell table:style-name="Table3.A2" office:value-type="string">
            <text:p text:style-name="P5"><text:span text:style-name="T5">NG</text:span></text:p>
          </table:table-cell>
        </table:table-row>
        <table:table-row table:style-name="Table3.1">
          <table:table-cell table:style-name="Table3.A2" office:value-type="string">
            <text:p text:style-name="P5"><text:span text:style-name="T5">Lillend</text:span></text:p>
          </table:table-cell>
          <table:table-cell table:style-name="Table3.A2" office:value-type="string">
            <text:p text:style-name="P5"><text:span text:style-name="T5">CG</text:span></text:p>
          </table:table-cell>
        </table:table-row>
        <table:table-row table:style-name="Table3.1">
          <table:table-cell table:style-name="Table3.A2" office:value-type="string">
            <text:p text:style-name="P5"><text:span text:style-name="T5">Elemental, greater (any)</text:span></text:p>
          </table:table-cell>
          <table:table-cell table:style-name="Table3.A2" office:value-type="string">
            <text:p text:style-name="P5"><text:span text:style-name="T5">N</text:span></text:p>
          </table:table-cell>
        </table:table-row>
        <table:table-row table:style-name="Table3.1">
          <table:table-cell table:style-name="Table3.A2" office:value-type="string">
            <text:p text:style-name="P5"><text:span text:style-name="T5">Fiendish giant squid</text:span><text:span text:style-name="T8">1</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Hellcat</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monstrous centipede, Colossal</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dire tiger</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monstrous spider, Gargantuan</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tyrannosaurus</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Vrock (demon)</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6">9th Level</text:span></text:p>
          </table:table-cell>
          <table:table-cell table:style-name="Table3.A2" office:value-type="string">
            <text:p text:style-name="P9"/>
          </table:table-cell>
        </table:table-row>
        <table:table-row table:style-name="Table3.1">
          <table:table-cell table:style-name="Table3.A2" office:value-type="string">
            <text:p text:style-name="P5"><text:span text:style-name="T5">Couatl</text:span></text:p>
          </table:table-cell>
          <table:table-cell table:style-name="Table3.A2" office:value-type="string">
            <text:p text:style-name="P5"><text:span text:style-name="T5">LG</text:span></text:p>
          </table:table-cell>
        </table:table-row>
        <table:table-row table:style-name="Table3.1">
          <table:table-cell table:style-name="Table3.A2" office:value-type="string">
            <text:p text:style-name="P5"><text:span text:style-name="T5">Leonal (guardinal)</text:span></text:p>
          </table:table-cell>
          <table:table-cell table:style-name="Table3.A2" office:value-type="string">
            <text:p text:style-name="P5"><text:span text:style-name="T5">NG</text:span></text:p>
          </table:table-cell>
        </table:table-row>
        <table:table-row table:style-name="Table3.1">
          <table:table-cell table:style-name="Table3.A2" office:value-type="string">
            <text:p text:style-name="P5"><text:span text:style-name="T5">Celestial roc</text:span></text:p>
          </table:table-cell>
          <table:table-cell table:style-name="Table3.A2" office:value-type="string">
            <text:p text:style-name="P5"><text:span text:style-name="T5">CG</text:span></text:p>
          </table:table-cell>
        </table:table-row>
        <table:table-row table:style-name="Table3.1">
          <table:table-cell table:style-name="Table3.A2" office:value-type="string">
            <text:p text:style-name="P5"><text:span text:style-name="T5">Elemental, elder (any)</text:span></text:p>
          </table:table-cell>
          <table:table-cell table:style-name="Table3.A2" office:value-type="string">
            <text:p text:style-name="P5"><text:span text:style-name="T5">N</text:span></text:p>
          </table:table-cell>
        </table:table-row>
        <table:table-row table:style-name="Table3.1">
          <table:table-cell table:style-name="Table3.A2" office:value-type="string">
            <text:p text:style-name="P5"><text:span text:style-name="T5">Devil, barbed</text:span></text:p>
          </table:table-cell>
          <table:table-cell table:style-name="Table3.A2" office:value-type="string">
            <text:p text:style-name="P5"><text:span text:style-name="T5">LE</text:span></text:p>
          </table:table-cell>
        </table:table-row>
        <table:table-row table:style-name="Table3.1">
          <table:table-cell table:style-name="Table3.A2" office:value-type="string">
            <text:p text:style-name="P5"><text:span text:style-name="T5">Fiendish dire shark</text:span><text:span text:style-name="T8">1</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Fiendish monstrous scorpion, Gargantuan</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Night hag</text:span></text:p>
          </table:table-cell>
          <table:table-cell table:style-name="Table3.A2" office:value-type="string">
            <text:p text:style-name="P5"><text:span text:style-name="T5">NE</text:span></text:p>
          </table:table-cell>
        </table:table-row>
        <table:table-row table:style-name="Table3.1">
          <table:table-cell table:style-name="Table3.A2" office:value-type="string">
            <text:p text:style-name="P5"><text:span text:style-name="T5">Bebilith (demon)</text:span></text:p>
          </table:table-cell>
          <table:table-cell table:style-name="Table3.A2" office:value-type="string">
            <text:p text:style-name="P5"><text:span text:style-name="T5">CE</text:span></text:p>
          </table:table-cell>
        </table:table-row>
        <table:table-row table:style-name="Table3.1">
          <table:table-cell table:style-name="Table3.A2" office:value-type="string">
            <text:p text:style-name="P5"><text:span text:style-name="T5">Fiendish monstrous spider, Colossal</text:span></text:p>
          </table:table-cell>
          <table:table-cell table:style-name="Table3.A2" office:value-type="string">
            <text:p text:style-name="P5"><text:span text:style-name="T5">CE</text:span></text:p>
          </table:table-cell>
        </table:table-row>
        <text:soft-page-break/>
        <table:table-row table:style-name="Table3.131">
          <table:table-cell table:style-name="Table3.A2" office:value-type="string">
            <text:p text:style-name="P11"><text:span text:style-name="T5">Hezrou (demon)</text:span></text:p>
          </table:table-cell>
          <table:table-cell table:style-name="Table3.A2" office:value-type="string">
            <text:p text:style-name="P11"><text:span text:style-name="T5">CE</text:span></text:p>
          </table:table-cell>
        </table:table-row>
        <table:table-row table:style-name="Table3.132">
          <table:table-cell table:style-name="Table3.A132" table:number-columns-spanned="2" office:value-type="string">
            <text:p text:style-name="P11"><text:span text:style-name="T5">1 May be summoned only into an aquatic or watery environment.</text:span></text:p>
          </table:table-cell>
          <table:covered-table-cell/>
        </table:table-row>
      </table:table>
      <text:p text:style-name="P7"/>
      <text:p text:style-name="P5"><text:span text:style-name="T4">Summon Nature’s Ally I</text:span></text:p>
      <text:p text:style-name="P5"><text:span text:style-name="T5">Conjuration (Summoning)</text:span></text:p>
      <text:p text:style-name="P5"><text:span text:style-name="T6">Level:</text:span><text:span text:style-name="T5"> Drd 1, Rgr 1</text:span></text:p>
      <text:p text:style-name="P5"><text:span text:style-name="T6">Components:</text:span><text:span text:style-name="T5"> V, S, DF</text:span></text:p>
      <text:p text:style-name="P5"><text:span text:style-name="T6">Casting Time:</text:span><text:span text:style-name="T5"> 1 round</text:span></text:p>
      <text:p text:style-name="P5"><text:span text:style-name="T6">Range:</text:span><text:span text:style-name="T5"> Close (25 ft. + 5 ft./2 levels)</text:span></text:p>
      <text:p text:style-name="P5"><text:span text:style-name="T6">Effect:</text:span><text:span text:style-name="T5"> One summoned creature</text:span></text:p>
      <text:p text:style-name="P5"><text:span text:style-name="T6">Duration:</text:span><text:span text:style-name="T5"> 1 round/level (D)</text:span></text:p>
      <text:p text:style-name="P5"><text:span text:style-name="T6">Saving Throw:</text:span><text:span text:style-name="T5"> None</text:span></text:p>
      <text:p text:style-name="P5"><text:span text:style-name="T6">Spell Resistance:</text:span><text:span text:style-name="T5"> No</text:span></text:p>
      <text:p text:style-name="P5"><text:span text:style-name="T5">This spell summons a natural creature. It appears where you designate and acts immediately, on your turn. It attacks your opponents to the best of its ability. If you can communicate with the creature, you can direct it not to attack, to attack particular enemies, or to perform other actions.</text:span></text:p>
      <text:p text:style-name="P5"><text:span text:style-name="T5">A summoned monster cannot summon or otherwise conjure another creature, nor can it use any teleportation or planar travel abilities. Creatures cannot be summoned into an environment that cannot support them.</text:span></text:p>
      <text:p text:style-name="P5"><text:span text:style-name="T5">The spell conjures one of the creatures from the 1st-level list on the accompanying Summon Nature’s Ally table. You choose which kind of creature to summon, and you can change that choice each time you cast the spell. All the creatures on the table are neutral unless otherwise noted.</text:span></text:p>
      <text:p text:style-name="P7"/>
      <text:p text:style-name="P5"><text:span text:style-name="T4">Summon Nature’s Ally II</text:span></text:p>
      <text:p text:style-name="P5"><text:span text:style-name="T5">Conjuration (Summoning)</text:span></text:p>
      <text:p text:style-name="P5"><text:span text:style-name="T6">Level:</text:span><text:span text:style-name="T5"> Drd 2, Rgr 2</text:span></text:p>
      <text:p text:style-name="P5"><text:span text:style-name="T6">Effect:</text:span><text:span text:style-name="T5"> One or more creatures, no two of which can be more than 30 ft. apart</text:span></text:p>
      <text:p text:style-name="P5"><text:span text:style-name="T5">This spell functions like </text:span><text:span text:style-name="T7">summon nature’s ally I, </text:span><text:span text:style-name="T5">except that you can summon one 2nd-level creature or 1d3 1st-level creatures of the same kind.</text:span></text:p>
      <text:p text:style-name="P7"/>
      <text:p text:style-name="P5"><text:span text:style-name="T4">Summon Nature’s Ally III</text:span></text:p>
      <text:p text:style-name="P5"><text:span text:style-name="T5">Conjuration (Summoning) [see text]</text:span></text:p>
      <text:p text:style-name="P5"><text:span text:style-name="T6">Level:</text:span><text:span text:style-name="T5"> Drd 3, Rgr 3</text:span></text:p>
      <text:p text:style-name="P5"><text:span text:style-name="T6">Effect:</text:span><text:span text:style-name="T5"> One or more creatures, no two of which can be more than 30 ft. apart</text:span></text:p>
      <text:p text:style-name="P5"><text:span text:style-name="T5">This spell functions like </text:span><text:span text:style-name="T7">summon nature’s ally I, </text:span><text:span text:style-name="T5">except that you can summon one 3rd-level creature, 1d3 2nd-level creatures of the same kind, or 1d4+1 1st-level creatures of the same kind.</text:span></text:p>
      <text:p text:style-name="P5"><text:soft-page-break/><text:span text:style-name="T5">When you use a summoning spell to summon an air, chaotic, earth, evil, fire, good, lawful, or water creature, it is a spell of that type. </text:span></text:p>
      <text:p text:style-name="P5"><text:span text:style-name="T4">Summon Nature’s Ally IV</text:span></text:p>
      <text:p text:style-name="P5"><text:span text:style-name="T5">Conjuration (Summoning) [see text]</text:span></text:p>
      <text:p text:style-name="P5"><text:span text:style-name="T6">Level:</text:span><text:span text:style-name="T5"> Animal 4, Drd 4, Rgr 4</text:span></text:p>
      <text:p text:style-name="P5"><text:span text:style-name="T6">Effect:</text:span><text:span text:style-name="T5"> One or more creatures, no two of which can be more than 30 ft. apart</text:span></text:p>
      <text:p text:style-name="P5"><text:span text:style-name="T5">This spell functions like </text:span><text:span text:style-name="T7">summon nature’s ally I, </text:span><text:span text:style-name="T5">except that you can summon one 4th-level creature, 1d3 3rd-level creatures of the same kind, or 1d4+1 lower-level creatures of the same kind.</text:span></text:p>
      <text:p text:style-name="P5"><text:span text:style-name="T5">When you use a summoning spell to summon an air, chaotic, earth, evil, fire, good, lawful, or water creature, it is a spell of that type.</text:span></text:p>
      <text:p text:style-name="P7"/>
      <text:p text:style-name="P5"><text:span text:style-name="T4">Summon Nature’s Ally V</text:span></text:p>
      <text:p text:style-name="P5"><text:span text:style-name="T5">Conjuration (Summoning) [see text]</text:span></text:p>
      <text:p text:style-name="P5"><text:span text:style-name="T6">Level:</text:span><text:span text:style-name="T5"> Drd 5</text:span></text:p>
      <text:p text:style-name="P5"><text:span text:style-name="T6">Effect:</text:span><text:span text:style-name="T5"> One or more creatures, no two of which can be more than 30 ft. apart</text:span></text:p>
      <text:p text:style-name="P5"><text:span text:style-name="T5">This spell functions like </text:span><text:span text:style-name="T7">summon nature’s ally I, </text:span><text:span text:style-name="T5">except that you can summon one 5th-level creature, 1d3 4th-level creatures of the same kind, or 1d4+1 lower-level creatures of the same kind.</text:span></text:p>
      <text:p text:style-name="P5"><text:span text:style-name="T5">When you use a summoning spell to summon an air, chaotic, earth, evil, fire, good, lawful, or water creature, it is a spell of that type.</text:span></text:p>
      <text:p text:style-name="P7"/>
      <text:p text:style-name="P5"><text:span text:style-name="T4">Summon Nature’s Ally VI</text:span></text:p>
      <text:p text:style-name="P5"><text:span text:style-name="T5">Conjuration (Summoning) [see text]</text:span></text:p>
      <text:p text:style-name="P5"><text:span text:style-name="T6">Level:</text:span><text:span text:style-name="T5"> Drd 6</text:span></text:p>
      <text:p text:style-name="P5"><text:span text:style-name="T6">Effect:</text:span><text:span text:style-name="T5"> One or more creatures, no two of which can be more than 30 ft. apart</text:span></text:p>
      <text:p text:style-name="P5"><text:span text:style-name="T5">This spell functions like </text:span><text:span text:style-name="T7">summon nature’s ally I, </text:span><text:span text:style-name="T5">except that you can summon one 6th-level creature, 1d3 5th-level creatures of the same kind, or 1d4+1 lower-level creatures of the same kind.</text:span></text:p>
      <text:p text:style-name="P5"><text:span text:style-name="T5">When you use a summoning spell to summon an air, chaotic, earth, evil, fire, good, lawful, or water creature, it is a spell of that type.</text:span></text:p>
      <text:p text:style-name="P7"/>
      <text:p text:style-name="P5"><text:span text:style-name="T4">Summon Nature’s Ally VII</text:span></text:p>
      <text:p text:style-name="P5"><text:span text:style-name="T5">Conjuration (Summoning) [see text]</text:span></text:p>
      <text:p text:style-name="P5"><text:span text:style-name="T6">Level:</text:span><text:span text:style-name="T5"> Drd 7</text:span></text:p>
      <text:p text:style-name="P5"><text:span text:style-name="T6">Effect:</text:span><text:span text:style-name="T5"> One or more creatures, no two of which can be more than 30 ft. apart</text:span></text:p>
      <text:p text:style-name="P5"><text:span text:style-name="T5">This spell functions like </text:span><text:span text:style-name="T7">summon nature’s ally I, </text:span><text:span text:style-name="T5">except that you can summon one 7th-level creature, 1d3 6th-level creatures of the same kind, or 1d4+1 lower-level creatures of the same kind.</text:span></text:p>
      <text:p text:style-name="P5"><text:soft-page-break/><text:span text:style-name="T5">When you use a summoning spell to summon an air, chaotic, earth, evil, fire, good, lawful, or water creature, it is a spell of that type.</text:span></text:p>
      <text:p text:style-name="P7"/>
      <text:p text:style-name="P5"><text:span text:style-name="T4">Summon Nature’s Ally VIII</text:span></text:p>
      <text:p text:style-name="P5"><text:span text:style-name="T5">Conjuration (Summoning) [see text]</text:span></text:p>
      <text:p text:style-name="P5"><text:span text:style-name="T6">Level:</text:span><text:span text:style-name="T5"> Animal 8, Drd 8</text:span></text:p>
      <text:p text:style-name="P5"><text:span text:style-name="T6">Effect:</text:span><text:span text:style-name="T5"> One or more creatures, no two of which can be more than 30 ft. apart</text:span></text:p>
      <text:p text:style-name="P5"><text:span text:style-name="T5">This spell functions like </text:span><text:span text:style-name="T7">summon nature’s ally I, </text:span><text:span text:style-name="T5">except that you can summon one 8th-level creature, 1d3 7th-level creatures of the same kind, or 1d4+1 lower-level creatures of the same kind.</text:span></text:p>
      <text:p text:style-name="P5"><text:span text:style-name="T5">When you use a summoning spell to summon an air, chaotic, earth, evil, fire, good, lawful, or water creature, it is a spell of that type.</text:span></text:p>
      <text:p text:style-name="P7"/>
      <text:p text:style-name="P5"><text:span text:style-name="T4">Summon Nature’s Ally IX</text:span></text:p>
      <text:p text:style-name="P5"><text:span text:style-name="T5">Conjuration (Summoning) [see text]</text:span></text:p>
      <text:p text:style-name="P5"><text:span text:style-name="T6">Level:</text:span><text:span text:style-name="T5"> Drd 9</text:span></text:p>
      <text:p text:style-name="P5"><text:span text:style-name="T6">Effect:</text:span><text:span text:style-name="T5"> One or more creatures, no two of which can be more than 30 ft. apart</text:span></text:p>
      <text:p text:style-name="P5"><text:span text:style-name="T5">This spell functions like </text:span><text:span text:style-name="T7">summon nature’s ally I, </text:span><text:span text:style-name="T5">except that you can summon one 9th-level creature, 1d3 8th-level creatures of the same kind, or 1d4+1 lower-level creatures of the same kind.</text:span></text:p>
      <text:p text:style-name="P5"><text:span text:style-name="T5">When you use a summoning spell to summon an air, chaotic, earth, evil, fire, good, lawful, or water creature, it is a spell of that type.</text:span></text:p>
      <text:p text:style-name="P7"/>
      <table:table table:name="Table4" table:style-name="Table4">
        <table:table-column table:style-name="Table4.A"/>
        <table:table-row table:style-name="Table4.1">
          <table:table-cell table:style-name="Table4.A1" office:value-type="string">
            <text:p text:style-name="P11"><text:span text:style-name="T6">Summon Nature’s Ally</text:span></text:p>
          </table:table-cell>
        </table:table-row>
        <table:table-row table:style-name="Table4.1">
          <table:table-cell table:style-name="Table4.A2" office:value-type="string">
            <text:p text:style-name="P11"><text:span text:style-name="T6">1st Level</text:span></text:p>
          </table:table-cell>
        </table:table-row>
        <table:table-row table:style-name="Table4.1">
          <table:table-cell table:style-name="Table4.A2" office:value-type="string">
            <text:p text:style-name="P5"><text:span text:style-name="T5">Dire rat</text:span></text:p>
          </table:table-cell>
        </table:table-row>
        <table:table-row table:style-name="Table4.1">
          <table:table-cell table:style-name="Table4.A2" office:value-type="string">
            <text:p text:style-name="P5"><text:span text:style-name="T5">Eagle (animal)</text:span></text:p>
          </table:table-cell>
        </table:table-row>
        <table:table-row table:style-name="Table4.1">
          <table:table-cell table:style-name="Table4.A2" office:value-type="string">
            <text:p text:style-name="P5"><text:span text:style-name="T5">Monkey (animal)</text:span></text:p>
          </table:table-cell>
        </table:table-row>
        <table:table-row table:style-name="Table4.1">
          <table:table-cell table:style-name="Table4.A2" office:value-type="string">
            <text:p text:style-name="P5"><text:span text:style-name="T5">Octopus</text:span><text:span text:style-name="T8">1</text:span><text:span text:style-name="T6"> </text:span><text:span text:style-name="T5">(animal)</text:span></text:p>
          </table:table-cell>
        </table:table-row>
        <table:table-row table:style-name="Table4.1">
          <table:table-cell table:style-name="Table4.A2" office:value-type="string">
            <text:p text:style-name="P5"><text:span text:style-name="T5">Owl (animal)</text:span></text:p>
          </table:table-cell>
        </table:table-row>
        <table:table-row table:style-name="Table4.1">
          <table:table-cell table:style-name="Table4.A2" office:value-type="string">
            <text:p text:style-name="P5"><text:span text:style-name="T5">Porpoise</text:span><text:span text:style-name="T8">1</text:span><text:span text:style-name="T6"> </text:span><text:span text:style-name="T5">(animal)</text:span></text:p>
          </table:table-cell>
        </table:table-row>
        <table:table-row table:style-name="Table4.1">
          <table:table-cell table:style-name="Table4.A2" office:value-type="string">
            <text:p text:style-name="P5"><text:span text:style-name="T5">Snake, Small viper (animal)</text:span></text:p>
          </table:table-cell>
        </table:table-row>
        <table:table-row table:style-name="Table4.1">
          <table:table-cell table:style-name="Table4.A2" office:value-type="string">
            <text:p text:style-name="P5"><text:span text:style-name="T5">Wolf (animal)</text:span></text:p>
          </table:table-cell>
        </table:table-row>
        <table:table-row table:style-name="Table4.1">
          <table:table-cell table:style-name="Table4.A2" office:value-type="string">
            <text:p text:style-name="P5"><text:span text:style-name="T6">2nd Level</text:span></text:p>
          </table:table-cell>
        </table:table-row>
        <table:table-row table:style-name="Table4.1">
          <table:table-cell table:style-name="Table4.A2" office:value-type="string">
            <text:p text:style-name="P5"><text:span text:style-name="T5">Bear, black (animal)</text:span></text:p>
          </table:table-cell>
        </table:table-row>
        <table:table-row table:style-name="Table4.1">
          <table:table-cell table:style-name="Table4.A2" office:value-type="string">
            <text:p text:style-name="P5"><text:span text:style-name="T5">Crocodile (animal)</text:span></text:p>
          </table:table-cell>
        </table:table-row>
        <table:table-row table:style-name="Table4.1">
          <table:table-cell table:style-name="Table4.A2" office:value-type="string">
            <text:p text:style-name="P5"><text:span text:style-name="T5">Dire badger</text:span></text:p>
          </table:table-cell>
        </table:table-row>
        <table:table-row table:style-name="Table4.1">
          <table:table-cell table:style-name="Table4.A2" office:value-type="string">
            <text:p text:style-name="P5"><text:span text:style-name="T5">Dire bat</text:span></text:p>
          </table:table-cell>
        </table:table-row>
        <table:table-row table:style-name="Table4.1">
          <table:table-cell table:style-name="Table4.A2" office:value-type="string">
            <text:p text:style-name="P5"><text:span text:style-name="T5">Elemental, Small (any)</text:span></text:p>
          </table:table-cell>
        </table:table-row>
        <table:table-row table:style-name="Table4.1">
          <table:table-cell table:style-name="Table4.A2" office:value-type="string">
            <text:p text:style-name="P5"><text:span text:style-name="T5">Hippogriff</text:span></text:p>
          </table:table-cell>
        </table:table-row>
        <table:table-row table:style-name="Table4.1">
          <table:table-cell table:style-name="Table4.A2" office:value-type="string">
            <text:p text:style-name="P5"><text:span text:style-name="T5">Shark, Medium</text:span><text:span text:style-name="T8">1</text:span><text:span text:style-name="T6"> </text:span><text:span text:style-name="T5">(animal)</text:span></text:p>
          </table:table-cell>
        </table:table-row>
        <table:table-row table:style-name="Table4.1">
          <table:table-cell table:style-name="Table4.A2" office:value-type="string">
            <text:p text:style-name="P5"><text:span text:style-name="T5">Snake, Medium viper (animal)</text:span></text:p>
          </table:table-cell>
        </table:table-row>
        <table:table-row table:style-name="Table4.1">
          <table:table-cell table:style-name="Table4.A2" office:value-type="string">
            <text:p text:style-name="P5"><text:span text:style-name="T5">Squid</text:span><text:span text:style-name="T8">1</text:span><text:span text:style-name="T6"> </text:span><text:span text:style-name="T5">(animal)</text:span></text:p>
          </table:table-cell>
        </table:table-row>
        <table:table-row table:style-name="Table4.1">
          <table:table-cell table:style-name="Table4.A2" office:value-type="string">
            <text:p text:style-name="P5"><text:span text:style-name="T5">Wolverine (animal)</text:span></text:p>
          </table:table-cell>
        </table:table-row>
        <table:table-row table:style-name="Table4.1">
          <table:table-cell table:style-name="Table4.A2" office:value-type="string">
            <text:p text:style-name="P5"><text:span text:style-name="T6">3rd Level</text:span></text:p>
          </table:table-cell>
        </table:table-row>
        <table:table-row table:style-name="Table4.1">
          <table:table-cell table:style-name="Table4.A2" office:value-type="string">
            <text:p text:style-name="P5"><text:span text:style-name="T5">Ape (animal)</text:span></text:p>
          </table:table-cell>
        </table:table-row>
        <table:table-row table:style-name="Table4.1">
          <table:table-cell table:style-name="Table4.A2" office:value-type="string">
            <text:p text:style-name="P5"><text:span text:style-name="T5">Dire weasel</text:span></text:p>
          </table:table-cell>
        </table:table-row>
        <table:table-row table:style-name="Table4.1">
          <table:table-cell table:style-name="Table4.A2" office:value-type="string">
            <text:p text:style-name="P5"><text:span text:style-name="T5">Dire wolf</text:span></text:p>
          </table:table-cell>
        </table:table-row>
        <table:table-row table:style-name="Table4.1">
          <table:table-cell table:style-name="Table4.A2" office:value-type="string">
            <text:p text:style-name="P5"><text:span text:style-name="T5">Eagle, giant [NG]</text:span></text:p>
          </table:table-cell>
        </table:table-row>
        <text:soft-page-break/>
        <table:table-row table:style-name="Table4.1">
          <table:table-cell table:style-name="Table4.A2" office:value-type="string">
            <text:p text:style-name="P5"><text:span text:style-name="T5">Lion</text:span></text:p>
          </table:table-cell>
        </table:table-row>
        <table:table-row table:style-name="Table4.1">
          <table:table-cell table:style-name="Table4.A2" office:value-type="string">
            <text:p text:style-name="P5"><text:span text:style-name="T5">Owl, giant [NG]</text:span></text:p>
          </table:table-cell>
        </table:table-row>
        <table:table-row table:style-name="Table4.1">
          <table:table-cell table:style-name="Table4.A2" office:value-type="string">
            <text:p text:style-name="P5"><text:span text:style-name="T5">Satyr [CN; without pipes]</text:span></text:p>
          </table:table-cell>
        </table:table-row>
        <table:table-row table:style-name="Table4.1">
          <table:table-cell table:style-name="Table4.A2" office:value-type="string">
            <text:p text:style-name="P5"><text:span text:style-name="T5">Shark, Large</text:span><text:span text:style-name="T8">1</text:span><text:span text:style-name="T6"> </text:span><text:span text:style-name="T5">(animal)</text:span></text:p>
          </table:table-cell>
        </table:table-row>
        <table:table-row table:style-name="Table4.1">
          <table:table-cell table:style-name="Table4.A2" office:value-type="string">
            <text:p text:style-name="P5"><text:span text:style-name="T5">Snake, constrictor (animal)</text:span></text:p>
          </table:table-cell>
        </table:table-row>
        <table:table-row table:style-name="Table4.1">
          <table:table-cell table:style-name="Table4.A2" office:value-type="string">
            <text:p text:style-name="P5"><text:span text:style-name="T5">Snake, Large viper (animal)</text:span></text:p>
          </table:table-cell>
        </table:table-row>
        <table:table-row table:style-name="Table4.1">
          <table:table-cell table:style-name="Table4.A2" office:value-type="string">
            <text:p text:style-name="P5"><text:span text:style-name="T5">Thoqqua</text:span></text:p>
          </table:table-cell>
        </table:table-row>
        <table:table-row table:style-name="Table4.1">
          <table:table-cell table:style-name="Table4.A2" office:value-type="string">
            <text:p text:style-name="P5"><text:span text:style-name="T6">4th Level</text:span></text:p>
          </table:table-cell>
        </table:table-row>
        <table:table-row table:style-name="Table4.1">
          <table:table-cell table:style-name="Table4.A2" office:value-type="string">
            <text:p text:style-name="P5"><text:span text:style-name="T5">Arrowhawk, juvenile</text:span></text:p>
          </table:table-cell>
        </table:table-row>
        <table:table-row table:style-name="Table4.1">
          <table:table-cell table:style-name="Table4.A2" office:value-type="string">
            <text:p text:style-name="P5"><text:span text:style-name="T5">Bear, brown (animal)</text:span></text:p>
          </table:table-cell>
        </table:table-row>
        <table:table-row table:style-name="Table4.1">
          <table:table-cell table:style-name="Table4.A2" office:value-type="string">
            <text:p text:style-name="P5"><text:span text:style-name="T5">Crocodile, giant (animal)</text:span></text:p>
          </table:table-cell>
        </table:table-row>
        <table:table-row table:style-name="Table4.1">
          <table:table-cell table:style-name="Table4.A2" office:value-type="string">
            <text:p text:style-name="P5"><text:span text:style-name="T5">Deinonychus (dinosaur)</text:span></text:p>
          </table:table-cell>
        </table:table-row>
        <table:table-row table:style-name="Table4.1">
          <table:table-cell table:style-name="Table4.A2" office:value-type="string">
            <text:p text:style-name="P5"><text:span text:style-name="T5">Dire ape</text:span></text:p>
          </table:table-cell>
        </table:table-row>
        <table:table-row table:style-name="Table4.1">
          <table:table-cell table:style-name="Table4.A2" office:value-type="string">
            <text:p text:style-name="P5"><text:span text:style-name="T5">Dire boar</text:span></text:p>
          </table:table-cell>
        </table:table-row>
        <table:table-row table:style-name="Table4.1">
          <table:table-cell table:style-name="Table4.A2" office:value-type="string">
            <text:p text:style-name="P5"><text:span text:style-name="T5">Dire wolverine</text:span></text:p>
          </table:table-cell>
        </table:table-row>
        <table:table-row table:style-name="Table4.1">
          <table:table-cell table:style-name="Table4.A2" office:value-type="string">
            <text:p text:style-name="P5"><text:span text:style-name="T5">Elemental, Medium (any)</text:span></text:p>
          </table:table-cell>
        </table:table-row>
        <table:table-row table:style-name="Table4.1">
          <table:table-cell table:style-name="Table4.A2" office:value-type="string">
            <text:p text:style-name="P5"><text:span text:style-name="T5">Salamander, flamebrother [NE]</text:span></text:p>
          </table:table-cell>
        </table:table-row>
        <table:table-row table:style-name="Table4.1">
          <table:table-cell table:style-name="Table4.A2" office:value-type="string">
            <text:p text:style-name="P5"><text:span text:style-name="T5">Sea cat</text:span><text:span text:style-name="T8">1</text:span></text:p>
          </table:table-cell>
        </table:table-row>
        <table:table-row table:style-name="Table4.1">
          <table:table-cell table:style-name="Table4.A2" office:value-type="string">
            <text:p text:style-name="P5"><text:span text:style-name="T5">Shark, Huge</text:span><text:span text:style-name="T8">1</text:span><text:span text:style-name="T6"> </text:span><text:span text:style-name="T5">(animal)</text:span></text:p>
          </table:table-cell>
        </table:table-row>
        <table:table-row table:style-name="Table4.1">
          <table:table-cell table:style-name="Table4.A2" office:value-type="string">
            <text:p text:style-name="P5"><text:span text:style-name="T5">Snake, Huge viper (animal)</text:span></text:p>
          </table:table-cell>
        </table:table-row>
        <table:table-row table:style-name="Table4.1">
          <table:table-cell table:style-name="Table4.A2" office:value-type="string">
            <text:p text:style-name="P5"><text:span text:style-name="T5">Tiger (animal)</text:span></text:p>
          </table:table-cell>
        </table:table-row>
        <table:table-row table:style-name="Table4.1">
          <table:table-cell table:style-name="Table4.A2" office:value-type="string">
            <text:p text:style-name="P5"><text:span text:style-name="T5">Tojanida, juvenile</text:span><text:span text:style-name="T8">1</text:span></text:p>
          </table:table-cell>
        </table:table-row>
        <table:table-row table:style-name="Table4.1">
          <table:table-cell table:style-name="Table4.A2" office:value-type="string">
            <text:p text:style-name="P5"><text:span text:style-name="T5">Unicorn [CG]</text:span></text:p>
          </table:table-cell>
        </table:table-row>
        <table:table-row table:style-name="Table4.1">
          <table:table-cell table:style-name="Table4.A2" office:value-type="string">
            <text:p text:style-name="P5"><text:span text:style-name="T5">Xorn, minor</text:span></text:p>
          </table:table-cell>
        </table:table-row>
        <table:table-row table:style-name="Table4.1">
          <table:table-cell table:style-name="Table4.A2" office:value-type="string">
            <text:p text:style-name="P5"><text:span text:style-name="T6">5th Level</text:span></text:p>
          </table:table-cell>
        </table:table-row>
        <table:table-row table:style-name="Table4.1">
          <table:table-cell table:style-name="Table4.A2" office:value-type="string">
            <text:p text:style-name="P5"><text:span text:style-name="T5">Arrowhawk, adult</text:span></text:p>
          </table:table-cell>
        </table:table-row>
        <text:soft-page-break/>
        <table:table-row table:style-name="Table4.1">
          <table:table-cell table:style-name="Table4.A2" office:value-type="string">
            <text:p text:style-name="P5"><text:span text:style-name="T5">Bear, polar (animal)</text:span></text:p>
          </table:table-cell>
        </table:table-row>
        <table:table-row table:style-name="Table4.1">
          <table:table-cell table:style-name="Table4.A2" office:value-type="string">
            <text:p text:style-name="P5"><text:span text:style-name="T5">Dire lion</text:span></text:p>
          </table:table-cell>
        </table:table-row>
        <table:table-row table:style-name="Table4.1">
          <table:table-cell table:style-name="Table4.A2" office:value-type="string">
            <text:p text:style-name="P5"><text:span text:style-name="T5">Elasmosaurus</text:span><text:span text:style-name="T8">1</text:span><text:span text:style-name="T6"> </text:span><text:span text:style-name="T5">(dinosaur)</text:span></text:p>
          </table:table-cell>
        </table:table-row>
        <table:table-row table:style-name="Table4.1">
          <table:table-cell table:style-name="Table4.A2" office:value-type="string">
            <text:p text:style-name="P5"><text:span text:style-name="T5">Elemental, Large (any)</text:span></text:p>
          </table:table-cell>
        </table:table-row>
        <table:table-row table:style-name="Table4.1">
          <table:table-cell table:style-name="Table4.A2" office:value-type="string">
            <text:p text:style-name="P5"><text:span text:style-name="T5">Griffon</text:span></text:p>
          </table:table-cell>
        </table:table-row>
        <table:table-row table:style-name="Table4.1">
          <table:table-cell table:style-name="Table4.A2" office:value-type="string">
            <text:p text:style-name="P5"><text:span text:style-name="T5">Janni (genie)</text:span></text:p>
          </table:table-cell>
        </table:table-row>
        <table:table-row table:style-name="Table4.1">
          <table:table-cell table:style-name="Table4.A2" office:value-type="string">
            <text:p text:style-name="P5"><text:span text:style-name="T5">Rhinoceros (animal)</text:span></text:p>
          </table:table-cell>
        </table:table-row>
        <table:table-row table:style-name="Table4.1">
          <table:table-cell table:style-name="Table4.A2" office:value-type="string">
            <text:p text:style-name="P5"><text:span text:style-name="T5">Satyr [CN; with pipes]</text:span></text:p>
          </table:table-cell>
        </table:table-row>
        <table:table-row table:style-name="Table4.1">
          <table:table-cell table:style-name="Table4.A2" office:value-type="string">
            <text:p text:style-name="P5"><text:span text:style-name="T5">Snake, giant constrictor (animal)</text:span></text:p>
          </table:table-cell>
        </table:table-row>
        <table:table-row table:style-name="Table4.1">
          <table:table-cell table:style-name="Table4.A2" office:value-type="string">
            <text:p text:style-name="P5"><text:span text:style-name="T5">Nixie (sprite)</text:span></text:p>
          </table:table-cell>
        </table:table-row>
        <table:table-row table:style-name="Table4.1">
          <table:table-cell table:style-name="Table4.A2" office:value-type="string">
            <text:p text:style-name="P5"><text:span text:style-name="T5">Tojanida, adult</text:span><text:span text:style-name="T8">1</text:span></text:p>
          </table:table-cell>
        </table:table-row>
        <table:table-row table:style-name="Table4.1">
          <table:table-cell table:style-name="Table4.A2" office:value-type="string">
            <text:p text:style-name="P5"><text:span text:style-name="T5">Whale, orca</text:span><text:span text:style-name="T8">1</text:span><text:span text:style-name="T6"> </text:span><text:span text:style-name="T5">(animal)</text:span></text:p>
          </table:table-cell>
        </table:table-row>
        <table:table-row table:style-name="Table4.1">
          <table:table-cell table:style-name="Table4.A2" office:value-type="string">
            <text:p text:style-name="P5"><text:span text:style-name="T6">6th Level</text:span></text:p>
          </table:table-cell>
        </table:table-row>
        <table:table-row table:style-name="Table4.1">
          <table:table-cell table:style-name="Table4.A2" office:value-type="string">
            <text:p text:style-name="P5"><text:span text:style-name="T5">Dire bear</text:span></text:p>
          </table:table-cell>
        </table:table-row>
        <table:table-row table:style-name="Table4.1">
          <table:table-cell table:style-name="Table4.A2" office:value-type="string">
            <text:p text:style-name="P5"><text:span text:style-name="T5">Elemental, Huge (any)</text:span></text:p>
          </table:table-cell>
        </table:table-row>
        <table:table-row table:style-name="Table4.1">
          <table:table-cell table:style-name="Table4.A2" office:value-type="string">
            <text:p text:style-name="P5"><text:span text:style-name="T5">Elephant (animal)</text:span></text:p>
          </table:table-cell>
        </table:table-row>
        <table:table-row table:style-name="Table4.1">
          <table:table-cell table:style-name="Table4.A2" office:value-type="string">
            <text:p text:style-name="P5"><text:span text:style-name="T5">Girallon</text:span></text:p>
          </table:table-cell>
        </table:table-row>
        <table:table-row table:style-name="Table4.1">
          <table:table-cell table:style-name="Table4.A2" office:value-type="string">
            <text:p text:style-name="P5"><text:span text:style-name="T5">Megaraptor (dinosaur)</text:span></text:p>
          </table:table-cell>
        </table:table-row>
        <table:table-row table:style-name="Table4.1">
          <table:table-cell table:style-name="Table4.A2" office:value-type="string">
            <text:p text:style-name="P5"><text:span text:style-name="T5">Octopus, giant</text:span><text:span text:style-name="T8">1</text:span><text:span text:style-name="T6"> </text:span><text:span text:style-name="T5">(animal)</text:span></text:p>
          </table:table-cell>
        </table:table-row>
        <table:table-row table:style-name="Table4.1">
          <table:table-cell table:style-name="Table4.A2" office:value-type="string">
            <text:p text:style-name="P5"><text:span text:style-name="T5">Pixie* (sprite) [NG; no special arrows]</text:span></text:p>
          </table:table-cell>
        </table:table-row>
        <table:table-row table:style-name="Table4.1">
          <table:table-cell table:style-name="Table4.A2" office:value-type="string">
            <text:p text:style-name="P5"><text:span text:style-name="T5">Salamander, average [NE]</text:span></text:p>
          </table:table-cell>
        </table:table-row>
        <table:table-row table:style-name="Table4.1">
          <table:table-cell table:style-name="Table4.A2" office:value-type="string">
            <text:p text:style-name="P5"><text:span text:style-name="T5">Whale, baleen</text:span><text:span text:style-name="T8">1</text:span></text:p>
          </table:table-cell>
        </table:table-row>
        <table:table-row table:style-name="Table4.1">
          <table:table-cell table:style-name="Table4.A2" office:value-type="string">
            <text:p text:style-name="P5"><text:span text:style-name="T5">Xorn, average</text:span></text:p>
          </table:table-cell>
        </table:table-row>
        <table:table-row table:style-name="Table4.1">
          <table:table-cell table:style-name="Table4.A2" office:value-type="string">
            <text:p text:style-name="P5"><text:span text:style-name="T5">*Can’t cast </text:span><text:span text:style-name="T7">irresistible dance</text:span></text:p>
          </table:table-cell>
        </table:table-row>
        <table:table-row table:style-name="Table4.1">
          <table:table-cell table:style-name="Table4.A2" office:value-type="string">
            <text:p text:style-name="P5"><text:span text:style-name="T6">7th Level</text:span></text:p>
          </table:table-cell>
        </table:table-row>
        <table:table-row table:style-name="Table4.1">
          <table:table-cell table:style-name="Table4.A2" office:value-type="string">
            <text:p text:style-name="P5"><text:span text:style-name="T5">Arrowhawk, elder</text:span></text:p>
          </table:table-cell>
        </table:table-row>
        <text:soft-page-break/>
        <table:table-row table:style-name="Table4.1">
          <table:table-cell table:style-name="Table4.A2" office:value-type="string">
            <text:p text:style-name="P5"><text:span text:style-name="T5">Dire tiger</text:span></text:p>
          </table:table-cell>
        </table:table-row>
        <table:table-row table:style-name="Table4.1">
          <table:table-cell table:style-name="Table4.A2" office:value-type="string">
            <text:p text:style-name="P5"><text:span text:style-name="T5">Elemental, greater (any)</text:span></text:p>
          </table:table-cell>
        </table:table-row>
        <table:table-row table:style-name="Table4.1">
          <table:table-cell table:style-name="Table4.A2" office:value-type="string">
            <text:p text:style-name="P5"><text:span text:style-name="T5">Djinni (genie) [NG]</text:span></text:p>
          </table:table-cell>
        </table:table-row>
        <table:table-row table:style-name="Table4.1">
          <table:table-cell table:style-name="Table4.A2" office:value-type="string">
            <text:p text:style-name="P5"><text:span text:style-name="T5">Invisible stalker</text:span></text:p>
          </table:table-cell>
        </table:table-row>
        <table:table-row table:style-name="Table4.1">
          <table:table-cell table:style-name="Table4.A2" office:value-type="string">
            <text:p text:style-name="P5"><text:span text:style-name="T5">Pixie* (sprite) [NG; with sleep arrows]</text:span></text:p>
          </table:table-cell>
        </table:table-row>
        <table:table-row table:style-name="Table4.1">
          <table:table-cell table:style-name="Table4.A2" office:value-type="string">
            <text:p text:style-name="P5"><text:span text:style-name="T5">Squid, giant</text:span><text:span text:style-name="T8">1</text:span><text:span text:style-name="T6"> </text:span><text:span text:style-name="T5">(animal)</text:span></text:p>
          </table:table-cell>
        </table:table-row>
        <table:table-row table:style-name="Table4.1">
          <table:table-cell table:style-name="Table4.A2" office:value-type="string">
            <text:p text:style-name="P5"><text:span text:style-name="T5">Triceratops (dinosaur)</text:span></text:p>
          </table:table-cell>
        </table:table-row>
        <table:table-row table:style-name="Table4.1">
          <table:table-cell table:style-name="Table4.A2" office:value-type="string">
            <text:p text:style-name="P5"><text:span text:style-name="T5">Tyrannosaurus (dinosaur)</text:span></text:p>
          </table:table-cell>
        </table:table-row>
        <table:table-row table:style-name="Table4.1">
          <table:table-cell table:style-name="Table4.A2" office:value-type="string">
            <text:p text:style-name="P5"><text:span text:style-name="T5">Whale, cachalot</text:span><text:span text:style-name="T8">1</text:span><text:span text:style-name="T6"> </text:span><text:span text:style-name="T5">(animal)</text:span></text:p>
          </table:table-cell>
        </table:table-row>
        <table:table-row table:style-name="Table4.1">
          <table:table-cell table:style-name="Table4.A2" office:value-type="string">
            <text:p text:style-name="P5"><text:span text:style-name="T5">Xorn, elder</text:span></text:p>
          </table:table-cell>
        </table:table-row>
        <table:table-row table:style-name="Table4.1">
          <table:table-cell table:style-name="Table4.A2" office:value-type="string">
            <text:p text:style-name="P5"><text:span text:style-name="T5">*Can’t cast </text:span><text:span text:style-name="T7">irresistible dance</text:span></text:p>
          </table:table-cell>
        </table:table-row>
        <table:table-row table:style-name="Table4.1">
          <table:table-cell table:style-name="Table4.A2" office:value-type="string">
            <text:p text:style-name="P5"><text:span text:style-name="T6">8th Level</text:span></text:p>
          </table:table-cell>
        </table:table-row>
        <table:table-row table:style-name="Table4.1">
          <table:table-cell table:style-name="Table4.A2" office:value-type="string">
            <text:p text:style-name="P5"><text:span text:style-name="T5">Dire shark</text:span><text:span text:style-name="T8">1</text:span></text:p>
          </table:table-cell>
        </table:table-row>
        <table:table-row table:style-name="Table4.1">
          <table:table-cell table:style-name="Table4.A2" office:value-type="string">
            <text:p text:style-name="P5"><text:span text:style-name="T5">Roc</text:span></text:p>
          </table:table-cell>
        </table:table-row>
        <table:table-row table:style-name="Table4.1">
          <table:table-cell table:style-name="Table4.A2" office:value-type="string">
            <text:p text:style-name="P5"><text:span text:style-name="T5">Salamander, noble [NE]</text:span></text:p>
          </table:table-cell>
        </table:table-row>
        <table:table-row table:style-name="Table4.1">
          <table:table-cell table:style-name="Table4.A2" office:value-type="string">
            <text:p text:style-name="P5"><text:span text:style-name="T5">Tojanida, elder</text:span></text:p>
          </table:table-cell>
        </table:table-row>
        <table:table-row table:style-name="Table4.1">
          <table:table-cell table:style-name="Table4.A2" office:value-type="string">
            <text:p text:style-name="P5"><text:span text:style-name="T6">9th Level</text:span></text:p>
          </table:table-cell>
        </table:table-row>
        <table:table-row table:style-name="Table4.1">
          <table:table-cell table:style-name="Table4.A2" office:value-type="string">
            <text:p text:style-name="P5"><text:span text:style-name="T5">Elemental, elder</text:span></text:p>
          </table:table-cell>
        </table:table-row>
        <table:table-row table:style-name="Table4.1">
          <table:table-cell table:style-name="Table4.A2" office:value-type="string">
            <text:p text:style-name="P5"><text:span text:style-name="T5">Grig [NG; with fiddle] (sprite)</text:span></text:p>
          </table:table-cell>
        </table:table-row>
        <table:table-row table:style-name="Table4.1">
          <table:table-cell table:style-name="Table4.A2" office:value-type="string">
            <text:p text:style-name="P5"><text:span text:style-name="T5">Pixie* (sprite) [NG; with sleep and memory loss arrows]</text:span></text:p>
          </table:table-cell>
        </table:table-row>
        <table:table-row table:style-name="Table4.1">
          <table:table-cell table:style-name="Table4.A2" office:value-type="string">
            <text:p text:style-name="P5"><text:span text:style-name="T5">Unicorn, celestial charger</text:span></text:p>
          </table:table-cell>
        </table:table-row>
        <table:table-row table:style-name="Table4.1">
          <table:table-cell table:style-name="Table4.A2" office:value-type="string">
            <text:p text:style-name="P5"><text:span text:style-name="T5">*Can cast </text:span><text:span text:style-name="T7">irresistible dance</text:span></text:p>
          </table:table-cell>
        </table:table-row>
        <table:table-row table:style-name="Table4.1">
          <table:table-cell table:style-name="Table4.A101" office:value-type="string">
            <text:p text:style-name="P11"><text:span text:style-name="T5">1 May be summoned only into an aquatic or watery environment.</text:span></text:p>
          </table:table-cell>
        </table:table-row>
      </table:table>
      <text:p text:style-name="P7"/>
      <text:p text:style-name="P5"><text:span text:style-name="T4">Summon Swarm</text:span></text:p>
      <text:p text:style-name="P5"><text:span text:style-name="T5">Conjuration (Summoning)</text:span></text:p>
      <text:p text:style-name="P5"><text:span text:style-name="T6">Level:</text:span><text:span text:style-name="T5"> Brd 2, Drd 2, Sor/Wiz 2</text:span></text:p>
      <text:p text:style-name="P5"><text:span text:style-name="T6">Components:</text:span><text:span text:style-name="T5"> V, S, M/DF</text:span></text:p>
      <text:p text:style-name="P5"><text:span text:style-name="T6">Casting Time:</text:span><text:span text:style-name="T5"> 1 round</text:span></text:p>
      <text:p text:style-name="P5"><text:span text:style-name="T6">Range:</text:span><text:span text:style-name="T5"> Close (25 ft. + 5 ft./2 levels)</text:span></text:p>
      <text:p text:style-name="P5"><text:span text:style-name="T6">Effect:</text:span><text:span text:style-name="T5"> One swarm of bats, rats, or spiders</text:span></text:p>
      <text:p text:style-name="P5"><text:span text:style-name="T6">Duration:</text:span><text:span text:style-name="T5"> Concentration + 2 rounds</text:span></text:p>
      <text:p text:style-name="P5"><text:span text:style-name="T6">Saving Throw:</text:span><text:span text:style-name="T5"> None</text:span></text:p>
      <text:p text:style-name="P5"><text:span text:style-name="T6">Spell Resistance:</text:span><text:span text:style-name="T5"> No</text:span></text:p>
      <text:p text:style-name="P5"><text:span text:style-name="T5">You summon a swarm of bats, rats, or spiders (your choice), which attacks all other creatures within its area. (You may summon the swarm so that it shares the area of other creatures.) If no living creatures are within its area, the swarm attacks or pursues the nearest creature as best it can. The caster has no control over its target or direction of travel.</text:span></text:p>
      <text:p text:style-name="P5"><text:span text:style-name="T7">Arcane Material Component: </text:span><text:span text:style-name="T5">A square of red cloth.</text:span></text:p>
      <text:p text:style-name="P7"/>
      <text:p text:style-name="P5"><text:span text:style-name="T4">Sunbeam</text:span></text:p>
      <text:p text:style-name="P5"><text:span text:style-name="T5">Evocation [Light]</text:span></text:p>
      <text:p text:style-name="P5"><text:span text:style-name="T6">Level:</text:span><text:span text:style-name="T5"> Drd 7, Sun 7</text:span></text:p>
      <text:p text:style-name="P5"><text:span text:style-name="T6">Components:</text:span><text:span text:style-name="T5"> V, S, DF</text:span></text:p>
      <text:p text:style-name="P5"><text:span text:style-name="T6">Casting Time:</text:span><text:span text:style-name="T5"> 1 standard action</text:span></text:p>
      <text:p text:style-name="P5"><text:span text:style-name="T6">Range:</text:span><text:span text:style-name="T5"> 60 ft.</text:span></text:p>
      <text:p text:style-name="P5"><text:span text:style-name="T6">Area:</text:span><text:span text:style-name="T5"> Line from your hand</text:span></text:p>
      <text:p text:style-name="P5"><text:span text:style-name="T6">Duration:</text:span><text:span text:style-name="T5"> 1 round/level or until all beams are exhausted</text:span></text:p>
      <text:p text:style-name="P5"><text:span text:style-name="T6">Saving Throw:</text:span><text:span text:style-name="T5"> Reflex negates and Reflex half; see text</text:span></text:p>
      <text:p text:style-name="P5"><text:span text:style-name="T6">Spell Resistance:</text:span><text:span text:style-name="T5"> Yes</text:span></text:p>
      <text:p text:style-name="P5"><text:span text:style-name="T5">For the duration of this spell, you can use a standard action to evoke a dazzling beam of intense light each round. You can call forth one beam per three caster levels (maximum six beams at 18th level). The spell ends when its duration runs out or your allotment of beams is exhausted.</text:span></text:p>
      <text:p text:style-name="P5"><text:span text:style-name="T5">Each creature in the beam is blinded and takes 4d6 points of damage. Any creatures to which sunlight is harmful or unnatural take double damage. A successful Reflex save negates the blindness and reduces the damage by half.</text:span></text:p>
      <text:p text:style-name="P5"><text:soft-page-break/><text:span text:style-name="T5">An undead creature caught within the beam takes 1d6 points of damage per caster level (maximum 20d6), or half damage if a Reflex save is successful. In addition, the beam results in the destruction of any undead creature specifically harmed by bright light if it fails its save.</text:span></text:p>
      <text:p text:style-name="P5"><text:span text:style-name="T5">The ultraviolet light generated by the spell deals damage to fungi, mold, oozes, and slimes just as if they were undead creatures.</text:span></text:p>
      <text:p text:style-name="P7"/>
      <text:p text:style-name="P5"><text:span text:style-name="T4">Sunburst</text:span></text:p>
      <text:p text:style-name="P5"><text:span text:style-name="T5">Evocation [Light]</text:span></text:p>
      <text:p text:style-name="P5"><text:span text:style-name="T6">Level:</text:span><text:span text:style-name="T5"> Drd 8, Sor/Wiz 8, Sun 8</text:span></text:p>
      <text:p text:style-name="P5"><text:span text:style-name="T6">Components:</text:span><text:span text:style-name="T5"> V, S, M/DF</text:span></text:p>
      <text:p text:style-name="P5"><text:span text:style-name="T6">Casting Time:</text:span><text:span text:style-name="T5"> 1 standard action</text:span></text:p>
      <text:p text:style-name="P5"><text:span text:style-name="T6">Range:</text:span><text:span text:style-name="T5"> Long (400 ft. + 40 ft./level)</text:span></text:p>
      <text:p text:style-name="P5"><text:span text:style-name="T6">Area:</text:span><text:span text:style-name="T5"> 80-ft.-radius burst</text:span></text:p>
      <text:p text:style-name="P5"><text:span text:style-name="T6">Duration:</text:span><text:span text:style-name="T5"> Instantaneous</text:span></text:p>
      <text:p text:style-name="P5"><text:span text:style-name="T6">Saving Throw:</text:span><text:span text:style-name="T5"> Reflex partial; see text</text:span></text:p>
      <text:p text:style-name="P5"><text:span text:style-name="T6">Spell Resistance:</text:span><text:span text:style-name="T5"> Yes</text:span></text:p>
      <text:p text:style-name="P5"><text:span text:style-name="T7">Sunburst </text:span><text:span text:style-name="T5">causes a globe of searing radiance to explode silently from a point you select. All creatures in the globe are blinded and take 6d6 points of damage. A creature to which sunlight is harmful or unnatural takes double damage. A successful Reflex save negates the blindness and reduces the damage by half.</text:span></text:p>
      <text:p text:style-name="P5"><text:span text:style-name="T5">An undead creature caught within the globe takes 1d6 points of damage per caster level (maximum 25d6), or half damage if a Reflex save is successful. In addition, the burst results in the destruction of any undead creature specifically harmed by bright light if it fail its save.</text:span></text:p>
      <text:p text:style-name="P5"><text:span text:style-name="T5">The ultraviolet light generated by the spell deals damage to fungi, mold, oozes, and slimes just as if they were undead creatures.</text:span></text:p>
      <text:p text:style-name="P5"><text:span text:style-name="T7">Sunburst </text:span><text:span text:style-name="T5">dispels any darkness spells of lower than 9th level within its area.</text:span></text:p>
      <text:p text:style-name="P5"><text:span text:style-name="T7">Arcane Material Component: </text:span><text:span text:style-name="T5">A piece of sunstone and a naked flame.</text:span></text:p>
      <text:p text:style-name="P7"/>
      <text:p text:style-name="P5"><text:span text:style-name="T4">Symbol of Death</text:span></text:p>
      <text:p text:style-name="P5"><text:span text:style-name="T5">Necromancy [Death]</text:span></text:p>
      <text:p text:style-name="P5"><text:span text:style-name="T6">Level:</text:span><text:span text:style-name="T5"> Clr 8, Sor/Wiz 8</text:span></text:p>
      <text:p text:style-name="P5"><text:span text:style-name="T6">Components:</text:span><text:span text:style-name="T5"> V, S, M</text:span></text:p>
      <text:p text:style-name="P5"><text:span text:style-name="T6">Casting Time:</text:span><text:span text:style-name="T5"> 10 minutes</text:span></text:p>
      <text:p text:style-name="P5"><text:span text:style-name="T6">Range:</text:span><text:span text:style-name="T5"> 0 ft.; see text</text:span></text:p>
      <text:p text:style-name="P5"><text:span text:style-name="T6">Effect:</text:span><text:span text:style-name="T5"> One symbol</text:span></text:p>
      <text:p text:style-name="P5"><text:span text:style-name="T6">Duration:</text:span><text:span text:style-name="T5"> See text</text:span></text:p>
      <text:p text:style-name="P5"><text:soft-page-break/><text:span text:style-name="T6">Saving Throw:</text:span><text:span text:style-name="T5"> Fortitude negates</text:span></text:p>
      <text:p text:style-name="P5"><text:span text:style-name="T6">Spell Resistance:</text:span><text:span text:style-name="T5"> Yes</text:span></text:p>
      <text:p text:style-name="P5"><text:span text:style-name="T5">This spell allows you to scribe a potent rune of power upon a surface. When triggered, a </text:span><text:span text:style-name="T7">symbol of death </text:span><text:span text:style-name="T5">slays one or more creatures within 60 feet of the symbol (treat as a burst) whose combined total current hit points do not exceed 150. The </text:span><text:span text:style-name="T7">symbol of death </text:span><text:span text:style-name="T5">affects the closest creatures first, skipping creatures with too many hit points to affect. Once triggered, the </text:span><text:span text:style-name="T7">symbol </text:span><text:span text:style-name="T5">becomes active and glows, lasting for 10 minutes per caster level or until it has affected 150 hit points’ worth of creatures, whichever comes first. Any creature that enters the area while the </text:span><text:span text:style-name="T7">symbol of death </text:span><text:span text:style-name="T5">is active is subject to its effect, whether or not that creature was in the area when it was triggered. A creature need save against the </text:span><text:span text:style-name="T7">symbol </text:span><text:span text:style-name="T5">only once as long as it remains within the area, though if it leaves the area and returns while the </text:span><text:span text:style-name="T7">symbol </text:span><text:span text:style-name="T5">is still active, it must save again.</text:span></text:p>
      <text:p text:style-name="P5"><text:span text:style-name="T5">Until it is triggered, the </text:span><text:span text:style-name="T7">symbol of death </text:span><text:span text:style-name="T5">is inactive (though visible and legible at a distance of 60 feet). To be effective, a </text:span><text:span text:style-name="T7">symbol of death </text:span><text:span text:style-name="T5">must always be placed in plain sight and in a prominent location. Covering or hiding the rune renders the </text:span><text:span text:style-name="T7">symbol of death </text:span><text:span text:style-name="T5">ineffective, unless a creature removes the covering, in which case the </text:span><text:span text:style-name="T7">symbol of death </text:span><text:span text:style-name="T5">works normally.</text:span></text:p>
      <text:p text:style-name="P5"><text:span text:style-name="T5">As a default, a </text:span><text:span text:style-name="T7">symbol of death </text:span><text:span text:style-name="T5">is triggered whenever a creature does one or more of the following, as you select: looks at the rune; reads the rune; touches the rune; passes over the rune; or passes through a portal bearing the rune. Regardless of the trigger method or methods chosen, a creature more than 60 feet from a symbol of death can’t trigger it (even if it meets one or more of the triggering conditions, such as reading the rune). Once the spell is cast, a </text:span><text:span text:style-name="T7">symbol of death</text:span><text:span text:style-name="T5">’s triggering conditions cannot be changed.</text:span></text:p>
      <text:p text:style-name="P5"><text:span text:style-name="T5">In this case, “reading” the rune means any attempt to study it, identify it, or fathom its meaning. Throwing a cover over a </text:span><text:span text:style-name="T7">symbol of death </text:span><text:span text:style-name="T5">to render it inoperative triggers it if the symbol reacts to touch. You can’t use a </text:span><text:span text:style-name="T7">symbol of death </text:span><text:span text:style-name="T5">offensively; for instance, a touch-triggered symbol of death remains untriggered if an item bearing the </text:span><text:span text:style-name="T7">symbol of death </text:span><text:span text:style-name="T5">is used to touch a creature. Likewise, a </text:span><text:span text:style-name="T7">symbol of death </text:span><text:span text:style-name="T5">cannot be placed on a weapon and set to activate when the weapon strikes a foe.</text:span></text:p>
      <text:p text:style-name="P5"><text:span text:style-name="T5">You can also set special triggering limitations of your own. These can be as simple or elaborate as you desire. Special conditions for triggering a </text:span><text:span text:style-name="T7">symbol of death </text:span><text:span text:style-name="T5">can be based on a creature’s name, identity, or alignment, but otherwise must be based on observable actions or qualities. Intangibles such as level, class, Hit Dice, and hit points don’t qualify. </text:span></text:p>
      <text:p text:style-name="P5"><text:span text:style-name="T5">When scribing a </text:span><text:span text:style-name="T7">symbol of death</text:span><text:span text:style-name="T5">, you can specify a password or phrase that prevents a creature using it from triggering the effect</text:span><text:span text:style-name="T7">. </text:span><text:span text:style-name="T5">Anyone using the password remains immune to that particular rune’s effects so long as the creature remains within 60 feet of the rune. If the creature leaves the radius and returns later, it must use the password again.</text:span></text:p>
      <text:p text:style-name="P5"><text:span text:style-name="T5">You also can attune any number of creatures to the </text:span><text:span text:style-name="T7">symbol of death, </text:span><text:span text:style-name="T5">but doing this can extend the casting time. Attuning one or two creatures takes negligible time, and attuning a small group (as many as ten creatures) extends the casting time to 1 hour. Attuning a large group (as many as twenty-five creatures) takes 24 hours. Attuning larger groups takes proportionately longer. Any creature attuned to a </text:span><text:span text:style-name="T7">symbol of death </text:span><text:span text:style-name="T5">cannot trigger it and is immune to its effects, even if within its radius when triggered. You are automatically considered attuned to your own </text:span><text:span text:style-name="T7">symbols of death</text:span><text:span text:style-name="T5">, and thus always ignore the effects and cannot inadvertently trigger them.</text:span></text:p>
      <text:p text:style-name="P5"><text:span text:style-name="T7">Read magic </text:span><text:span text:style-name="T5">allows you to identify a </text:span><text:span text:style-name="T7">symbol of death </text:span><text:span text:style-name="T5">with a DC 19 Spellcraft check. Of course, if the </text:span><text:span text:style-name="T7">symbol of death </text:span><text:span text:style-name="T5">is set to be triggered by reading it, this will trigger the symbol.</text:span></text:p>
      <text:p text:style-name="P5"><text:span text:style-name="T5">A </text:span><text:span text:style-name="T7">symbol of death </text:span><text:span text:style-name="T5">can be removed by a successful </text:span><text:span text:style-name="T7">dispel magic </text:span><text:span text:style-name="T5">targeted solely on the rune. An </text:span><text:span text:style-name="T7">erase </text:span><text:span text:style-name="T5">spell has no effect on a </text:span><text:span text:style-name="T7">symbol of death. </text:span><text:span text:style-name="T5">Destruction of the surface where a </text:span><text:span text:style-name="T7">symbol of death </text:span><text:span text:style-name="T5">is inscribed destroys the </text:span><text:span text:style-name="T7">symbol </text:span><text:span text:style-name="T5">but also triggers it.</text:span></text:p>
      <text:p text:style-name="P5"><text:span text:style-name="T7">Symbol of death </text:span><text:span text:style-name="T5">can be made permanent with a </text:span><text:span text:style-name="T7">permanency </text:span><text:span text:style-name="T5">spell. A permanent </text:span><text:span text:style-name="T7">symbol of death </text:span><text:span text:style-name="T5">that is disabled or that has affected its maximum number of hit points becomes inactive for 10 minutes, then can be triggered again as normal.</text:span></text:p>
      <text:p text:style-name="P5"><text:span text:style-name="T7">Note: </text:span><text:span text:style-name="T5">Magic traps such as </text:span><text:span text:style-name="T7">symbol of death </text:span><text:span text:style-name="T5">are hard to detect and disable. A rogue (only) can use the Search skill to find a </text:span><text:span text:style-name="T7">symbol of death </text:span><text:span text:style-name="T5">and Disable Device to thwart it. The DC in each case is 25 + spell level, or 33 for </text:span><text:span text:style-name="T7">symbol of death</text:span><text:span text:style-name="T5">.</text:span></text:p>
      <text:p text:style-name="P5"><text:span text:style-name="T7">Material Component: </text:span><text:span text:style-name="T5">Mercury and phosphorus, plus powdered diamond and opal with a total value of at least 5,000 gp each.</text:span></text:p>
      <text:p text:style-name="P7"/>
      <text:p text:style-name="P5"><text:span text:style-name="T4">Symbol of Fear</text:span></text:p>
      <text:p text:style-name="P5"><text:span text:style-name="T5">Necromancy [Fear, Mind-Affecting]</text:span></text:p>
      <text:p text:style-name="P5"><text:span text:style-name="T6">Level:</text:span><text:span text:style-name="T5"> Clr 6, Sor/Wiz 6</text:span></text:p>
      <text:p text:style-name="P5"><text:span text:style-name="T6">Saving Throw: </text:span><text:span text:style-name="T5">Will negates</text:span></text:p>
      <text:p text:style-name="P5"><text:span text:style-name="T5">This spell functions like </text:span><text:span text:style-name="T7">symbol of death</text:span><text:span text:style-name="T5">, except that all creatures within 60 feet of the </text:span><text:span text:style-name="T7">symbol of fear </text:span><text:span text:style-name="T5">instead become panicked for 1 round per caster level.</text:span></text:p>
      <text:p text:style-name="P5"><text:span text:style-name="T7">Note: </text:span><text:span text:style-name="T5">Magic traps such as </text:span><text:span text:style-name="T7">symbol of fear </text:span><text:span text:style-name="T5">are hard to detect and disable. A rogue (only) can use the Search skill to find a </text:span><text:span text:style-name="T7">symbol of fear </text:span><text:span text:style-name="T5">and Disable Device to thwart it. The DC in each case is 25 + spell level, or 31 for </text:span><text:span text:style-name="T7">symbol of fear</text:span><text:span text:style-name="T5">.</text:span></text:p>
      <text:p text:style-name="P5"><text:span text:style-name="T7">Material Component: </text:span><text:span text:style-name="T5">Mercury and phosphorus, plus powdered diamond and opal with a total value of at least 1,000 gp.</text:span></text:p>
      <text:p text:style-name="P7"/>
      <text:p text:style-name="P5"><text:span text:style-name="T4">Symbol of Insanity</text:span></text:p>
      <text:p text:style-name="P5"><text:span text:style-name="T5">Enchantment (Compulsion) [Mind-Affecting]</text:span></text:p>
      <text:p text:style-name="P5"><text:span text:style-name="T6">Level:</text:span><text:span text:style-name="T5"> Clr 8, Sor/Wiz 8</text:span></text:p>
      <text:p text:style-name="P5"><text:span text:style-name="T6">Saving Throw: </text:span><text:span text:style-name="T5">Will negates</text:span></text:p>
      <text:p text:style-name="P5"><text:soft-page-break/><text:span text:style-name="T5">This spell functions like </text:span><text:span text:style-name="T7">symbol of death</text:span><text:span text:style-name="T5">, except that all creatures within the radius of the </text:span><text:span text:style-name="T7">symbol of insanity </text:span><text:span text:style-name="T5">instead become permanently insane (as the </text:span><text:span text:style-name="T7">insanity </text:span><text:span text:style-name="T5">spell).</text:span></text:p>
      <text:p text:style-name="P5"><text:span text:style-name="T5">Unlike </text:span><text:span text:style-name="T7">symbol of death</text:span><text:span text:style-name="T5">, symbol of insanity has no hit point limit; once triggered, a </text:span><text:span text:style-name="T7">symbol of insanity </text:span><text:span text:style-name="T5">simply remains active for 10 minutes per caster level.</text:span></text:p>
      <text:p text:style-name="P5"><text:span text:style-name="T7">Note: </text:span><text:span text:style-name="T5">Magic traps such as </text:span><text:span text:style-name="T7">symbol of insanity </text:span><text:span text:style-name="T5">are hard to detect and disable. A rogue (only) can use the Search skill to find a </text:span><text:span text:style-name="T7">symbol of insanity </text:span><text:span text:style-name="T5">and Disable Device to thwart it. The DC in each case is 25 + spell level, or 33 for </text:span><text:span text:style-name="T7">symbol of insanity</text:span><text:span text:style-name="T5">.</text:span></text:p>
      <text:p text:style-name="P5"><text:span text:style-name="T7">Material Component: </text:span><text:span text:style-name="T5">Mercury and phosphorus, plus powdered diamond and opal with a total value of at least 5,000 gp.</text:span></text:p>
      <text:p text:style-name="P7"/>
      <text:p text:style-name="P5"><text:span text:style-name="T4">Symbol of Pain</text:span></text:p>
      <text:p text:style-name="P5"><text:span text:style-name="T5">Necromancy [Evil]</text:span></text:p>
      <text:p text:style-name="P5"><text:span text:style-name="T6">Level:</text:span><text:span text:style-name="T5"> Clr 5, Sor/Wiz 5</text:span></text:p>
      <text:p text:style-name="P5"><text:span text:style-name="T5">This spell functions like </text:span><text:span text:style-name="T7">symbol of death</text:span><text:span text:style-name="T5">, except that each creature within the radius of a </text:span><text:span text:style-name="T7">symbol of pain </text:span><text:span text:style-name="T5">instead suffers wracking pains that impose a –4 penalty on attack rolls, skill checks, and ability checks. These effects last for 1 hour after the creature moves farther than 60 feet from the symbol.</text:span></text:p>
      <text:p text:style-name="P5"><text:span text:style-name="T5">Unlike </text:span><text:span text:style-name="T7">symbol of death</text:span><text:span text:style-name="T5">, </text:span><text:span text:style-name="T7">symbol of pain </text:span><text:span text:style-name="T5">has no hit point limit; once triggered, a </text:span><text:span text:style-name="T7">symbol of pain </text:span><text:span text:style-name="T5">simply remains active for 10 minutes per caster level.</text:span></text:p>
      <text:p text:style-name="P5"><text:span text:style-name="T7">Note: </text:span><text:span text:style-name="T5">Magic traps such as </text:span><text:span text:style-name="T7">symbol of pain </text:span><text:span text:style-name="T5">are hard to detect and disable. A rogue (only) can use the Search skill to find a </text:span><text:span text:style-name="T7">symbol of pain </text:span><text:span text:style-name="T5">and Disable Device to thwart it. The DC in each case is 25 + spell level, or 30 for </text:span><text:span text:style-name="T7">symbol of pain</text:span><text:span text:style-name="T5">.</text:span></text:p>
      <text:p text:style-name="P5"><text:span text:style-name="T7">Material Component: </text:span><text:span text:style-name="T5">Mercury and phosphorus, plus powdered diamond and opal with a total value of at least 1,000 gp.</text:span></text:p>
      <text:p text:style-name="P7"/>
      <text:p text:style-name="P5"><text:span text:style-name="T4">Symbol of Persuasion</text:span></text:p>
      <text:p text:style-name="P5"><text:span text:style-name="T5">Enchantment (Charm) [Mind-Affecting]</text:span></text:p>
      <text:p text:style-name="P5"><text:span text:style-name="T6">Level:</text:span><text:span text:style-name="T5"> Clr 6, Sor/Wiz 6</text:span></text:p>
      <text:p text:style-name="P5"><text:span text:style-name="T6">Saving Throw: </text:span><text:span text:style-name="T5">Will negates</text:span></text:p>
      <text:p text:style-name="P5"><text:span text:style-name="T5">This spell functions like </text:span><text:span text:style-name="T7">symbol of death</text:span><text:span text:style-name="T5">, except that all creatures within the radius of a </text:span><text:span text:style-name="T7">symbol of persuasion </text:span><text:span text:style-name="T5">instead become </text:span><text:span text:style-name="T7">charmed </text:span><text:span text:style-name="T5">by the caster (as the </text:span><text:span text:style-name="T7">charm monster </text:span><text:span text:style-name="T5">spell) for 1 hour per caster level.</text:span></text:p>
      <text:p text:style-name="P5"><text:span text:style-name="T5">Unlike </text:span><text:span text:style-name="T7">symbol of death</text:span><text:span text:style-name="T5">, </text:span><text:span text:style-name="T7">symbol of persuasion </text:span><text:span text:style-name="T5">has no hit point limit; once triggered, a </text:span><text:span text:style-name="T7">symbol of persuasion </text:span><text:span text:style-name="T5">simply remains active for 10 minutes per caster level.</text:span></text:p>
      <text:p text:style-name="P5"><text:span text:style-name="T7">Note: </text:span><text:span text:style-name="T5">Magic traps such as </text:span><text:span text:style-name="T7">symbol of persuasion </text:span><text:span text:style-name="T5">are hard to detect and disable. A rogue (only) can use the Search skill to find a </text:span><text:span text:style-name="T7">symbol of persuasion </text:span><text:span text:style-name="T5">and Disable Device to thwart it. The DC in each case is 25 + spell level, or 31 for </text:span><text:span text:style-name="T7">symbol of persuasion</text:span><text:span text:style-name="T5">.</text:span></text:p>
      <text:p text:style-name="P5"><text:span text:style-name="T7">Material Component: </text:span><text:span text:style-name="T5">Mercury and phosphorus, plus powdered diamond and opal with a total value of at least 5,000 gp.</text:span></text:p>
      <text:p text:style-name="P7"/>
      <text:p text:style-name="P5"><text:span text:style-name="T4">Symbol of Sleep</text:span></text:p>
      <text:p text:style-name="P5"><text:span text:style-name="T5">Enchantment (Compulsion) [Mind-Affecting]</text:span></text:p>
      <text:p text:style-name="P5"><text:span text:style-name="T6">Level:</text:span><text:span text:style-name="T5"> Clr 5, Sor/Wiz 5</text:span></text:p>
      <text:p text:style-name="P5"><text:span text:style-name="T6">Saving Throw: </text:span><text:span text:style-name="T5">Will negates</text:span></text:p>
      <text:p text:style-name="P5"><text:span text:style-name="T5">This spell functions like </text:span><text:span text:style-name="T7">symbol of death</text:span><text:span text:style-name="T5">, except that all creatures of 10 HD or less within 60 feet of the </text:span><text:span text:style-name="T7">symbol of sleep </text:span><text:span text:style-name="T5">instead fall into a catatonic slumber for 3d6x10 minutes. Unlike with the </text:span><text:span text:style-name="T7">sleep </text:span><text:span text:style-name="T5">spell, sleeping creatures cannot be awakened by nonmagical means before this time expires.</text:span></text:p>
      <text:p text:style-name="P5"><text:soft-page-break/><text:span text:style-name="T5">Unlike </text:span><text:span text:style-name="T7">symbol of death</text:span><text:span text:style-name="T5">, </text:span><text:span text:style-name="T7">symbol of sleep </text:span><text:span text:style-name="T5">has no hit point limit; once triggered, a </text:span><text:span text:style-name="T7">symbol of sleep </text:span><text:span text:style-name="T5">simply remains active for 10 minutes per caster level.</text:span></text:p>
      <text:p text:style-name="P5"><text:span text:style-name="T7">Note: </text:span><text:span text:style-name="T5">Magic traps such as </text:span><text:span text:style-name="T7">symbol of sleep </text:span><text:span text:style-name="T5">are hard to detect and disable. A rogue (only) can use the Search skill to find a </text:span><text:span text:style-name="T7">symbol of sleep </text:span><text:span text:style-name="T5">and Disable Device to thwart it. The DC in each case is 25 + spell level, or 30 for </text:span><text:span text:style-name="T7">symbol of sleep</text:span><text:span text:style-name="T5">.</text:span></text:p>
      <text:p text:style-name="P5"><text:span text:style-name="T7">Material Component: </text:span><text:span text:style-name="T5">Mercury and phosphorus, plus powdered diamond and opal with a total value of at least 1,000 gp.</text:span></text:p>
      <text:p text:style-name="P7"/>
      <text:p text:style-name="P5"><text:span text:style-name="T4">Symbol of Stunning</text:span></text:p>
      <text:p text:style-name="P5"><text:span text:style-name="T5">Enchantment (Compulsion) [Mind-Affecting]</text:span></text:p>
      <text:p text:style-name="P5"><text:span text:style-name="T6">Level:</text:span><text:span text:style-name="T5"> Clr 7, Sor/Wiz 7</text:span></text:p>
      <text:p text:style-name="P5"><text:span text:style-name="T6">Saving Throw: </text:span><text:span text:style-name="T5">Will negates</text:span></text:p>
      <text:p text:style-name="P5"><text:span text:style-name="T5">This spell functions like </text:span><text:span text:style-name="T7">symbol of death</text:span><text:span text:style-name="T5">, except that all creatures within 60 feet of a </text:span><text:span text:style-name="T7">symbol of stunning </text:span><text:span text:style-name="T5">instead become stunned for 1d6 rounds.</text:span></text:p>
      <text:p text:style-name="P5"><text:span text:style-name="T7">Note: </text:span><text:span text:style-name="T5">Magic traps such as </text:span><text:span text:style-name="T7">symbol of stunning </text:span><text:span text:style-name="T5">are hard to detect and disable. A rogue (only) can use the Search skill to find a </text:span><text:span text:style-name="T7">symbol of stunning </text:span><text:span text:style-name="T5">and Disable Device to thwart it. The DC in each case is 25 + spell level, or 32 for </text:span><text:span text:style-name="T7">symbol of stunning</text:span><text:span text:style-name="T5">.</text:span></text:p>
      <text:p text:style-name="P5"><text:span text:style-name="T7">Material Component: </text:span><text:span text:style-name="T5">Mercury and phosphorus, plus powdered diamond and opal with a total value of at least 5,000 gp.</text:span></text:p>
      <text:p text:style-name="P7"/>
      <text:p text:style-name="P5"><text:span text:style-name="T4">Symbol of Weakness</text:span></text:p>
      <text:p text:style-name="P5"><text:span text:style-name="T5">Necromancy</text:span></text:p>
      <text:p text:style-name="P5"><text:span text:style-name="T6">Level:</text:span><text:span text:style-name="T5"> Clr 7, Sor/Wiz 7</text:span></text:p>
      <text:p text:style-name="P5"><text:span text:style-name="T5">This spell functions like </text:span><text:span text:style-name="T7">symbol of death</text:span><text:span text:style-name="T5">, except that every creature within 60 feet of a </text:span><text:span text:style-name="T7">symbol of weakness </text:span><text:span text:style-name="T5">instead suffers crippling weakness that deals 3d6 points of Strength damage.</text:span></text:p>
      <text:p text:style-name="P5"><text:span text:style-name="T5">Unlike </text:span><text:span text:style-name="T7">symbol of death</text:span><text:span text:style-name="T5">, </text:span><text:span text:style-name="T7">symbol of weakness </text:span><text:span text:style-name="T5">has no hit point limit; once triggered, a </text:span><text:span text:style-name="T7">symbol of weakness </text:span><text:span text:style-name="T5">simply remains active for 10 minutes per caster level.</text:span></text:p>
      <text:p text:style-name="P5"><text:span text:style-name="T7">Note: </text:span><text:span text:style-name="T5">Magic traps such as </text:span><text:span text:style-name="T7">symbol of weakness </text:span><text:span text:style-name="T5">are hard to detect and disable. A rogue (only) can use the Search skill to find a </text:span><text:span text:style-name="T7">symbol of weakness </text:span><text:span text:style-name="T5">and Disable Device to thwart it. The DC in each case is 25 + spell level, or 32 for </text:span><text:span text:style-name="T7">symbol of weakness</text:span><text:span text:style-name="T5">.</text:span></text:p>
      <text:p text:style-name="P5"><text:span text:style-name="T7">Material Component: </text:span><text:span text:style-name="T5">Mercury and phosphorus, plus powdered diamond and opal with a total value of at least 5,000 gp.</text:span></text:p>
      <text:p text:style-name="P7"/>
      <text:p text:style-name="P5"><text:span text:style-name="T4">Sympathetic Vibration</text:span></text:p>
      <text:p text:style-name="P5"><text:span text:style-name="T5">Evocation [Sonic]</text:span></text:p>
      <text:p text:style-name="P5"><text:span text:style-name="T6">Level:</text:span><text:span text:style-name="T5"> Brd 6</text:span></text:p>
      <text:p text:style-name="P5"><text:span text:style-name="T6">Components:</text:span><text:span text:style-name="T5"> V, S, F</text:span></text:p>
      <text:p text:style-name="P5"><text:span text:style-name="T6">Casting Time:</text:span><text:span text:style-name="T5"> 10 minutes</text:span></text:p>
      <text:p text:style-name="P5"><text:span text:style-name="T6">Range:</text:span><text:span text:style-name="T5"> Touch</text:span></text:p>
      <text:p text:style-name="P5"><text:span text:style-name="T6">Target:</text:span><text:span text:style-name="T5"> One freestanding structure</text:span></text:p>
      <text:p text:style-name="P5"><text:soft-page-break/><text:span text:style-name="T6">Duration:</text:span><text:span text:style-name="T5"> Up to 1 round/level</text:span></text:p>
      <text:p text:style-name="P5"><text:span text:style-name="T6">Saving Throw:</text:span><text:span text:style-name="T5"> None; see text</text:span></text:p>
      <text:p text:style-name="P5"><text:span text:style-name="T6">Spell Resistance:</text:span><text:span text:style-name="T5"> Yes</text:span></text:p>
      <text:p text:style-name="P5"><text:span text:style-name="T5">By attuning yourself to a freestanding structure such you can create a damaging vibration within it. Once it begins, the vibration deals 2d10 points of damage per round to the target structure. (Hardness has no effect on the spell’s damage.) You can choose at the time of casting to limit the duration of the spell; otherwise it lasts for 1 round/ level. If the spell is cast upon a target that is not freestanding the surrounding stone dissipates the effect and no damage occurs.</text:span></text:p>
      <text:p text:style-name="P5"><text:span text:style-name="T7">Sympathetic vibration </text:span><text:span text:style-name="T5">cannot affect creatures (including constructs). Since a structure is an unattended object, it gets no saving throw to resist the effect.</text:span></text:p>
      <text:p text:style-name="P5"><text:span text:style-name="T7">Focus: </text:span><text:span text:style-name="T5">A tuning fork.</text:span></text:p>
      <text:p text:style-name="P7"/>
      <text:p text:style-name="P5"><text:span text:style-name="T4">Sympathy</text:span></text:p>
      <text:p text:style-name="P5"><text:span text:style-name="T5">Enchantment (Compulsion) [Mind-Affecting]</text:span></text:p>
      <text:p text:style-name="P5"><text:span text:style-name="T6">Level:</text:span><text:span text:style-name="T5"> Drd 9, Sor/Wiz 8</text:span></text:p>
      <text:p text:style-name="P5"><text:span text:style-name="T6">Components:</text:span><text:span text:style-name="T5"> V, S, M</text:span></text:p>
      <text:p text:style-name="P5"><text:span text:style-name="T6">Casting Time:</text:span><text:span text:style-name="T5"> 1 hour</text:span></text:p>
      <text:p text:style-name="P5"><text:span text:style-name="T6">Range:</text:span><text:span text:style-name="T5"> Close (25 ft. + 5 ft./2 levels)</text:span></text:p>
      <text:p text:style-name="P5"><text:span text:style-name="T6">Target:</text:span><text:span text:style-name="T5"> One location (up to a 10-ft. cube/level) or one object</text:span></text:p>
      <text:p text:style-name="P5"><text:span text:style-name="T6">Duration:</text:span><text:span text:style-name="T5"> 2 hours/level (D)</text:span></text:p>
      <text:p text:style-name="P5"><text:span text:style-name="T6">Saving Throw: </text:span><text:span text:style-name="T5">Will negates; see text</text:span></text:p>
      <text:p text:style-name="P5"><text:span text:style-name="T6">Spell Resistance:</text:span><text:span text:style-name="T5"> Yes</text:span></text:p>
      <text:p text:style-name="P5"><text:span text:style-name="T5">You cause an object or location to emanate magical vibrations that attract either a specific kind of intelligent creature or creatures of a particular alignment, as defined by you. The particular kind of creature to be affected must be named specifically. A creature subtype is not specific enough. Likewise, the specific alignment must be named.</text:span></text:p>
      <text:p text:style-name="P5"><text:span text:style-name="T5">Creatures of the specified kind or alignment feel elated and pleased to be in the area or desire to touch or to possess the object. The compulsion to stay in the area or touch the object is overpowering. If the save is successful, the creature is released from the enchantment, but a subsequent save must be made 1d6x10 minutes later. If this save fails, the affected creature attempts to return to the area or object.</text:span></text:p>
      <text:p text:style-name="P5"><text:span text:style-name="T7">Sympathy </text:span><text:span text:style-name="T5">counters and dispels </text:span><text:span text:style-name="T7">antipathy</text:span><text:span text:style-name="T5">.</text:span></text:p>
      <text:p text:style-name="P5"><text:span text:style-name="T7">Material Component: </text:span><text:span text:style-name="T5">1,500 gp worth of crushed pearls and a drop of hon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0" fo:widows="0" style:vertical-align="auto"/>
      <style:text-properties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end"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center" style:justify-single-word="false" fo:orphans="0" fo:widows="0" fo:keep-with-next="always" style:vertical-align="auto"/>
      <style:text-properties fo:font-size="10pt" fo:language="en" fo:country="US" fo:font-weight="bold" style:font-size-asian="10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nctuary</dc:title>
    <meta:initial-creator>AKSmith</meta:initial-creator>
    <meta:creation-date>2003-07-01T14:51:00</meta:creation-date>
    <dc:date>2004-03-05T14:16:00</dc:date>
    <meta:editing-cycles>7</meta:editing-cycles>
    <meta:editing-duration>PT3S</meta:editing-duration>
    <meta:document-statistic meta:table-count="4" meta:image-count="0" meta:object-count="0" meta:page-count="56" meta:paragraph-count="1526" meta:word-count="17666" meta:character-count="102718" meta:non-whitespace-character-count="86569"/>
    <meta:generator>LibreOffice/6.1.5.2$Linux_X86_64 LibreOffice_project/10$Build-2</meta:generator>
    <meta:user-defined meta:name="Company">Wizards of the Coast</meta:user-defined>
    <meta:user-defined meta:name="Operator">asmith</meta:user-defined>
  </office:meta>
</office:document-meta>
</file>